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901cm" table:align="left"/>
    </style:style>
    <style:style style:name="Table1.A" style:family="table-column">
      <style:table-column-properties style:column-width="6.449cm"/>
    </style:style>
    <style:style style:name="Table1.B" style:family="table-column">
      <style:table-column-properties style:column-width="0.399cm"/>
    </style:style>
    <style:style style:name="Table1.C" style:family="table-column">
      <style:table-column-properties style:column-width="0.905cm"/>
    </style:style>
    <style:style style:name="Table1.E" style:family="table-column">
      <style:table-column-properties style:column-width="3.196cm"/>
    </style:style>
    <style:style style:name="Table1.F" style:family="table-column">
      <style:table-column-properties style:column-width="4.048cm"/>
    </style:style>
    <style:style style:name="Table1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.E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" style:family="table">
      <style:table-properties style:width="15.901cm" table:align="left"/>
    </style:style>
    <style:style style:name="Table2.A" style:family="table-column">
      <style:table-column-properties style:column-width="6.449cm"/>
    </style:style>
    <style:style style:name="Table2.B" style:family="table-column">
      <style:table-column-properties style:column-width="0.399cm"/>
    </style:style>
    <style:style style:name="Table2.C" style:family="table-column">
      <style:table-column-properties style:column-width="0.905cm"/>
    </style:style>
    <style:style style:name="Table2.E" style:family="table-column">
      <style:table-column-properties style:column-width="3.196cm"/>
    </style:style>
    <style:style style:name="Table2.F" style:family="table-column">
      <style:table-column-properties style:column-width="4.048cm"/>
    </style:style>
    <style:style style:name="Table2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3" style:family="table">
      <style:table-properties style:width="15.901cm" table:align="left"/>
    </style:style>
    <style:style style:name="Table3.A" style:family="table-column">
      <style:table-column-properties style:column-width="6.449cm"/>
    </style:style>
    <style:style style:name="Table3.B" style:family="table-column">
      <style:table-column-properties style:column-width="0.399cm"/>
    </style:style>
    <style:style style:name="Table3.C" style:family="table-column">
      <style:table-column-properties style:column-width="0.905cm"/>
    </style:style>
    <style:style style:name="Table3.E" style:family="table-column">
      <style:table-column-properties style:column-width="3.196cm"/>
    </style:style>
    <style:style style:name="Table3.F" style:family="table-column">
      <style:table-column-properties style:column-width="4.048cm"/>
    </style:style>
    <style:style style:name="Table3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3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4" style:family="table">
      <style:table-properties style:width="15.901cm" table:align="left"/>
    </style:style>
    <style:style style:name="Table4.A" style:family="table-column">
      <style:table-column-properties style:column-width="6.449cm"/>
    </style:style>
    <style:style style:name="Table4.B" style:family="table-column">
      <style:table-column-properties style:column-width="0.399cm"/>
    </style:style>
    <style:style style:name="Table4.C" style:family="table-column">
      <style:table-column-properties style:column-width="0.905cm"/>
    </style:style>
    <style:style style:name="Table4.E" style:family="table-column">
      <style:table-column-properties style:column-width="3.196cm"/>
    </style:style>
    <style:style style:name="Table4.F" style:family="table-column">
      <style:table-column-properties style:column-width="4.048cm"/>
    </style:style>
    <style:style style:name="Table4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4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5" style:family="table">
      <style:table-properties style:width="15.901cm" table:align="left"/>
    </style:style>
    <style:style style:name="Table5.A" style:family="table-column">
      <style:table-column-properties style:column-width="6.449cm"/>
    </style:style>
    <style:style style:name="Table5.B" style:family="table-column">
      <style:table-column-properties style:column-width="0.399cm"/>
    </style:style>
    <style:style style:name="Table5.C" style:family="table-column">
      <style:table-column-properties style:column-width="0.905cm"/>
    </style:style>
    <style:style style:name="Table5.E" style:family="table-column">
      <style:table-column-properties style:column-width="3.196cm"/>
    </style:style>
    <style:style style:name="Table5.F" style:family="table-column">
      <style:table-column-properties style:column-width="4.048cm"/>
    </style:style>
    <style:style style:name="Table5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5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6" style:family="table">
      <style:table-properties style:width="15.901cm" table:align="left"/>
    </style:style>
    <style:style style:name="Table6.A" style:family="table-column">
      <style:table-column-properties style:column-width="6.449cm"/>
    </style:style>
    <style:style style:name="Table6.B" style:family="table-column">
      <style:table-column-properties style:column-width="0.399cm"/>
    </style:style>
    <style:style style:name="Table6.C" style:family="table-column">
      <style:table-column-properties style:column-width="0.905cm"/>
    </style:style>
    <style:style style:name="Table6.E" style:family="table-column">
      <style:table-column-properties style:column-width="3.196cm"/>
    </style:style>
    <style:style style:name="Table6.F" style:family="table-column">
      <style:table-column-properties style:column-width="4.048cm"/>
    </style:style>
    <style:style style:name="Table6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6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7" style:family="table">
      <style:table-properties style:width="15.901cm" table:align="left"/>
    </style:style>
    <style:style style:name="Table7.A" style:family="table-column">
      <style:table-column-properties style:column-width="6.449cm"/>
    </style:style>
    <style:style style:name="Table7.B" style:family="table-column">
      <style:table-column-properties style:column-width="0.399cm"/>
    </style:style>
    <style:style style:name="Table7.C" style:family="table-column">
      <style:table-column-properties style:column-width="0.905cm"/>
    </style:style>
    <style:style style:name="Table7.E" style:family="table-column">
      <style:table-column-properties style:column-width="3.196cm"/>
    </style:style>
    <style:style style:name="Table7.F" style:family="table-column">
      <style:table-column-properties style:column-width="4.048cm"/>
    </style:style>
    <style:style style:name="Table7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7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8" style:family="table">
      <style:table-properties style:width="15.901cm" table:align="left"/>
    </style:style>
    <style:style style:name="Table8.A" style:family="table-column">
      <style:table-column-properties style:column-width="6.449cm"/>
    </style:style>
    <style:style style:name="Table8.B" style:family="table-column">
      <style:table-column-properties style:column-width="0.399cm"/>
    </style:style>
    <style:style style:name="Table8.C" style:family="table-column">
      <style:table-column-properties style:column-width="0.905cm"/>
    </style:style>
    <style:style style:name="Table8.E" style:family="table-column">
      <style:table-column-properties style:column-width="3.196cm"/>
    </style:style>
    <style:style style:name="Table8.F" style:family="table-column">
      <style:table-column-properties style:column-width="4.048cm"/>
    </style:style>
    <style:style style:name="Table8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8.E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0" style:family="table">
      <style:table-properties style:width="15.901cm" table:align="left"/>
    </style:style>
    <style:style style:name="Table10.A" style:family="table-column">
      <style:table-column-properties style:column-width="6.449cm"/>
    </style:style>
    <style:style style:name="Table10.B" style:family="table-column">
      <style:table-column-properties style:column-width="0.399cm"/>
    </style:style>
    <style:style style:name="Table10.C" style:family="table-column">
      <style:table-column-properties style:column-width="0.905cm"/>
    </style:style>
    <style:style style:name="Table10.E" style:family="table-column">
      <style:table-column-properties style:column-width="3.196cm"/>
    </style:style>
    <style:style style:name="Table10.F" style:family="table-column">
      <style:table-column-properties style:column-width="4.048cm"/>
    </style:style>
    <style:style style:name="Table10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0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1" style:family="table">
      <style:table-properties style:width="15.901cm" table:align="left"/>
    </style:style>
    <style:style style:name="Table11.A" style:family="table-column">
      <style:table-column-properties style:column-width="6.449cm"/>
    </style:style>
    <style:style style:name="Table11.B" style:family="table-column">
      <style:table-column-properties style:column-width="0.399cm"/>
    </style:style>
    <style:style style:name="Table11.C" style:family="table-column">
      <style:table-column-properties style:column-width="0.905cm"/>
    </style:style>
    <style:style style:name="Table11.E" style:family="table-column">
      <style:table-column-properties style:column-width="3.196cm"/>
    </style:style>
    <style:style style:name="Table11.F" style:family="table-column">
      <style:table-column-properties style:column-width="4.048cm"/>
    </style:style>
    <style:style style:name="Table11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1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9" style:family="table">
      <style:table-properties style:width="15.901cm" table:align="left"/>
    </style:style>
    <style:style style:name="Table9.A" style:family="table-column">
      <style:table-column-properties style:column-width="6.449cm"/>
    </style:style>
    <style:style style:name="Table9.B" style:family="table-column">
      <style:table-column-properties style:column-width="0.399cm"/>
    </style:style>
    <style:style style:name="Table9.C" style:family="table-column">
      <style:table-column-properties style:column-width="0.905cm"/>
    </style:style>
    <style:style style:name="Table9.E" style:family="table-column">
      <style:table-column-properties style:column-width="3.196cm"/>
    </style:style>
    <style:style style:name="Table9.F" style:family="table-column">
      <style:table-column-properties style:column-width="4.048cm"/>
    </style:style>
    <style:style style:name="Table9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9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2" style:family="table">
      <style:table-properties style:width="15.901cm" table:align="left"/>
    </style:style>
    <style:style style:name="Table12.A" style:family="table-column">
      <style:table-column-properties style:column-width="6.449cm"/>
    </style:style>
    <style:style style:name="Table12.B" style:family="table-column">
      <style:table-column-properties style:column-width="0.399cm"/>
    </style:style>
    <style:style style:name="Table12.C" style:family="table-column">
      <style:table-column-properties style:column-width="0.905cm"/>
    </style:style>
    <style:style style:name="Table12.E" style:family="table-column">
      <style:table-column-properties style:column-width="3.196cm"/>
    </style:style>
    <style:style style:name="Table12.F" style:family="table-column">
      <style:table-column-properties style:column-width="4.048cm"/>
    </style:style>
    <style:style style:name="Table12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2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3" style:family="table">
      <style:table-properties style:width="15.901cm" table:align="left"/>
    </style:style>
    <style:style style:name="Table13.A" style:family="table-column">
      <style:table-column-properties style:column-width="6.449cm"/>
    </style:style>
    <style:style style:name="Table13.B" style:family="table-column">
      <style:table-column-properties style:column-width="0.399cm"/>
    </style:style>
    <style:style style:name="Table13.C" style:family="table-column">
      <style:table-column-properties style:column-width="0.905cm"/>
    </style:style>
    <style:style style:name="Table13.E" style:family="table-column">
      <style:table-column-properties style:column-width="3.196cm"/>
    </style:style>
    <style:style style:name="Table13.F" style:family="table-column">
      <style:table-column-properties style:column-width="4.048cm"/>
    </style:style>
    <style:style style:name="Table13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3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4" style:family="table">
      <style:table-properties style:width="15.901cm" table:align="left"/>
    </style:style>
    <style:style style:name="Table14.A" style:family="table-column">
      <style:table-column-properties style:column-width="6.449cm"/>
    </style:style>
    <style:style style:name="Table14.B" style:family="table-column">
      <style:table-column-properties style:column-width="0.399cm"/>
    </style:style>
    <style:style style:name="Table14.C" style:family="table-column">
      <style:table-column-properties style:column-width="0.905cm"/>
    </style:style>
    <style:style style:name="Table14.E" style:family="table-column">
      <style:table-column-properties style:column-width="3.196cm"/>
    </style:style>
    <style:style style:name="Table14.F" style:family="table-column">
      <style:table-column-properties style:column-width="4.048cm"/>
    </style:style>
    <style:style style:name="Table14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4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5" style:family="table">
      <style:table-properties style:width="15.901cm" table:align="left"/>
    </style:style>
    <style:style style:name="Table15.A" style:family="table-column">
      <style:table-column-properties style:column-width="6.449cm"/>
    </style:style>
    <style:style style:name="Table15.B" style:family="table-column">
      <style:table-column-properties style:column-width="0.399cm"/>
    </style:style>
    <style:style style:name="Table15.C" style:family="table-column">
      <style:table-column-properties style:column-width="0.905cm"/>
    </style:style>
    <style:style style:name="Table15.E" style:family="table-column">
      <style:table-column-properties style:column-width="3.196cm"/>
    </style:style>
    <style:style style:name="Table15.F" style:family="table-column">
      <style:table-column-properties style:column-width="4.048cm"/>
    </style:style>
    <style:style style:name="Table15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5.E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6" style:family="table">
      <style:table-properties style:width="15.901cm" table:align="left"/>
    </style:style>
    <style:style style:name="Table16.A" style:family="table-column">
      <style:table-column-properties style:column-width="6.449cm"/>
    </style:style>
    <style:style style:name="Table16.B" style:family="table-column">
      <style:table-column-properties style:column-width="0.399cm"/>
    </style:style>
    <style:style style:name="Table16.C" style:family="table-column">
      <style:table-column-properties style:column-width="0.905cm"/>
    </style:style>
    <style:style style:name="Table16.E" style:family="table-column">
      <style:table-column-properties style:column-width="3.196cm"/>
    </style:style>
    <style:style style:name="Table16.F" style:family="table-column">
      <style:table-column-properties style:column-width="4.048cm"/>
    </style:style>
    <style:style style:name="Table16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6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7" style:family="table">
      <style:table-properties style:width="15.901cm" table:align="left"/>
    </style:style>
    <style:style style:name="Table17.A" style:family="table-column">
      <style:table-column-properties style:column-width="6.449cm"/>
    </style:style>
    <style:style style:name="Table17.B" style:family="table-column">
      <style:table-column-properties style:column-width="0.399cm"/>
    </style:style>
    <style:style style:name="Table17.C" style:family="table-column">
      <style:table-column-properties style:column-width="0.905cm"/>
    </style:style>
    <style:style style:name="Table17.E" style:family="table-column">
      <style:table-column-properties style:column-width="3.196cm"/>
    </style:style>
    <style:style style:name="Table17.F" style:family="table-column">
      <style:table-column-properties style:column-width="4.048cm"/>
    </style:style>
    <style:style style:name="Table17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7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8" style:family="table">
      <style:table-properties style:width="15.901cm" table:align="left"/>
    </style:style>
    <style:style style:name="Table18.A" style:family="table-column">
      <style:table-column-properties style:column-width="6.449cm"/>
    </style:style>
    <style:style style:name="Table18.B" style:family="table-column">
      <style:table-column-properties style:column-width="0.399cm"/>
    </style:style>
    <style:style style:name="Table18.C" style:family="table-column">
      <style:table-column-properties style:column-width="0.905cm"/>
    </style:style>
    <style:style style:name="Table18.E" style:family="table-column">
      <style:table-column-properties style:column-width="3.196cm"/>
    </style:style>
    <style:style style:name="Table18.F" style:family="table-column">
      <style:table-column-properties style:column-width="4.048cm"/>
    </style:style>
    <style:style style:name="Table18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8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9" style:family="table">
      <style:table-properties style:width="15.901cm" table:align="left"/>
    </style:style>
    <style:style style:name="Table19.A" style:family="table-column">
      <style:table-column-properties style:column-width="6.449cm"/>
    </style:style>
    <style:style style:name="Table19.B" style:family="table-column">
      <style:table-column-properties style:column-width="0.399cm"/>
    </style:style>
    <style:style style:name="Table19.C" style:family="table-column">
      <style:table-column-properties style:column-width="0.905cm"/>
    </style:style>
    <style:style style:name="Table19.E" style:family="table-column">
      <style:table-column-properties style:column-width="3.196cm"/>
    </style:style>
    <style:style style:name="Table19.F" style:family="table-column">
      <style:table-column-properties style:column-width="4.048cm"/>
    </style:style>
    <style:style style:name="Table19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9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0" style:family="table">
      <style:table-properties style:width="15.901cm" table:align="left"/>
    </style:style>
    <style:style style:name="Table20.A" style:family="table-column">
      <style:table-column-properties style:column-width="6.449cm"/>
    </style:style>
    <style:style style:name="Table20.B" style:family="table-column">
      <style:table-column-properties style:column-width="0.399cm"/>
    </style:style>
    <style:style style:name="Table20.C" style:family="table-column">
      <style:table-column-properties style:column-width="0.905cm"/>
    </style:style>
    <style:style style:name="Table20.E" style:family="table-column">
      <style:table-column-properties style:column-width="3.196cm"/>
    </style:style>
    <style:style style:name="Table20.F" style:family="table-column">
      <style:table-column-properties style:column-width="4.048cm"/>
    </style:style>
    <style:style style:name="Table20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0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1" style:family="table">
      <style:table-properties style:width="15.901cm" table:align="left"/>
    </style:style>
    <style:style style:name="Table21.A" style:family="table-column">
      <style:table-column-properties style:column-width="6.449cm"/>
    </style:style>
    <style:style style:name="Table21.B" style:family="table-column">
      <style:table-column-properties style:column-width="0.399cm"/>
    </style:style>
    <style:style style:name="Table21.C" style:family="table-column">
      <style:table-column-properties style:column-width="0.905cm"/>
    </style:style>
    <style:style style:name="Table21.E" style:family="table-column">
      <style:table-column-properties style:column-width="3.196cm"/>
    </style:style>
    <style:style style:name="Table21.F" style:family="table-column">
      <style:table-column-properties style:column-width="4.048cm"/>
    </style:style>
    <style:style style:name="Table21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1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2" style:family="table">
      <style:table-properties style:width="15.901cm" table:align="left"/>
    </style:style>
    <style:style style:name="Table22.A" style:family="table-column">
      <style:table-column-properties style:column-width="6.449cm"/>
    </style:style>
    <style:style style:name="Table22.B" style:family="table-column">
      <style:table-column-properties style:column-width="0.399cm"/>
    </style:style>
    <style:style style:name="Table22.C" style:family="table-column">
      <style:table-column-properties style:column-width="0.905cm"/>
    </style:style>
    <style:style style:name="Table22.E" style:family="table-column">
      <style:table-column-properties style:column-width="3.196cm"/>
    </style:style>
    <style:style style:name="Table22.F" style:family="table-column">
      <style:table-column-properties style:column-width="4.048cm"/>
    </style:style>
    <style:style style:name="Table22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2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3" style:family="table">
      <style:table-properties style:width="15.901cm" table:align="left"/>
    </style:style>
    <style:style style:name="Table23.A" style:family="table-column">
      <style:table-column-properties style:column-width="6.449cm"/>
    </style:style>
    <style:style style:name="Table23.B" style:family="table-column">
      <style:table-column-properties style:column-width="0.399cm"/>
    </style:style>
    <style:style style:name="Table23.C" style:family="table-column">
      <style:table-column-properties style:column-width="0.905cm"/>
    </style:style>
    <style:style style:name="Table23.E" style:family="table-column">
      <style:table-column-properties style:column-width="3.196cm"/>
    </style:style>
    <style:style style:name="Table23.F" style:family="table-column">
      <style:table-column-properties style:column-width="4.048cm"/>
    </style:style>
    <style:style style:name="Table23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3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4" style:family="table">
      <style:table-properties style:width="15.901cm" table:align="left"/>
    </style:style>
    <style:style style:name="Table24.A" style:family="table-column">
      <style:table-column-properties style:column-width="6.449cm"/>
    </style:style>
    <style:style style:name="Table24.B" style:family="table-column">
      <style:table-column-properties style:column-width="0.399cm"/>
    </style:style>
    <style:style style:name="Table24.C" style:family="table-column">
      <style:table-column-properties style:column-width="0.905cm"/>
    </style:style>
    <style:style style:name="Table24.E" style:family="table-column">
      <style:table-column-properties style:column-width="3.196cm"/>
    </style:style>
    <style:style style:name="Table24.F" style:family="table-column">
      <style:table-column-properties style:column-width="4.048cm"/>
    </style:style>
    <style:style style:name="Table24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4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5" style:family="table">
      <style:table-properties style:width="15.901cm" table:align="left"/>
    </style:style>
    <style:style style:name="Table25.A" style:family="table-column">
      <style:table-column-properties style:column-width="6.449cm"/>
    </style:style>
    <style:style style:name="Table25.B" style:family="table-column">
      <style:table-column-properties style:column-width="0.399cm"/>
    </style:style>
    <style:style style:name="Table25.C" style:family="table-column">
      <style:table-column-properties style:column-width="0.905cm"/>
    </style:style>
    <style:style style:name="Table25.E" style:family="table-column">
      <style:table-column-properties style:column-width="3.196cm"/>
    </style:style>
    <style:style style:name="Table25.F" style:family="table-column">
      <style:table-column-properties style:column-width="4.048cm"/>
    </style:style>
    <style:style style:name="Table25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5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7" style:family="table">
      <style:table-properties style:width="15.901cm" table:align="left"/>
    </style:style>
    <style:style style:name="Table27.A" style:family="table-column">
      <style:table-column-properties style:column-width="6.449cm"/>
    </style:style>
    <style:style style:name="Table27.B" style:family="table-column">
      <style:table-column-properties style:column-width="0.399cm"/>
    </style:style>
    <style:style style:name="Table27.C" style:family="table-column">
      <style:table-column-properties style:column-width="0.905cm"/>
    </style:style>
    <style:style style:name="Table27.E" style:family="table-column">
      <style:table-column-properties style:column-width="3.196cm"/>
    </style:style>
    <style:style style:name="Table27.F" style:family="table-column">
      <style:table-column-properties style:column-width="4.048cm"/>
    </style:style>
    <style:style style:name="Table27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7.A7" style:family="table-cell">
      <style:table-cell-properties style:vertical-align="" fo:padding-left="0.191cm" fo:padding-right="0.191cm" fo:padding-top="0.049cm" fo:padding-bottom="0.049cm" fo:border="0.5pt solid #000000"/>
    </style:style>
    <style:style style:name="P1" style:family="paragraph" style:parent-style-name="Standard">
      <style:text-properties style:font-name="Cantarell" fo:font-size="12pt" officeooo:rsid="00155094" officeooo:paragraph-rsid="00155094" fo:background-color="transparent" style:font-size-asian="12pt" style:font-size-complex="12pt"/>
    </style:style>
    <style:style style:name="P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style:text-blinking="false" fo:background-color="transparent" style:font-size-asian="12pt" style:font-size-complex="12pt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fo:background-color="transparent" style:font-size-asian="12pt" style:font-size-complex="12pt"/>
    </style:style>
    <style:style style:name="P4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style:text-blinking="false" fo:background-color="transparent" style:font-size-asian="12pt" style:font-size-complex="12pt"/>
    </style:style>
    <style:style style:name="P5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fbe27" officeooo:paragraph-rsid="002fbe27" style:text-blinking="false" fo:background-color="transparent" style:font-size-asian="12pt" style:font-size-complex="12pt"/>
    </style:style>
    <style:style style:name="P6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13a3" officeooo:paragraph-rsid="003013a3" style:text-blinking="false" fo:background-color="transparent" style:font-size-asian="12pt" style:font-size-complex="12pt"/>
    </style:style>
    <style:style style:name="P7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style:text-blinking="false" fo:background-color="transparent" style:font-size-asian="12pt" style:font-size-complex="12p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0614e3" fo:background-color="transparent" style:font-size-asian="12pt" style:font-size-complex="12pt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Cantarell" fo:font-size="12pt" fo:font-weight="normal" fo:background-color="transparent" style:font-size-asian="12pt" style:font-size-complex="12pt"/>
    </style:style>
    <style:style style:name="P11" style:family="paragraph" style:parent-style-name="Standard">
      <style:paragraph-properties fo:break-before="page"/>
      <style:text-properties style:font-name="Cantarell" fo:font-size="12pt" officeooo:paragraph-rsid="000614e3" fo:background-color="transparent" style:font-size-asian="12pt" style:font-size-complex="12pt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614e3" fo:background-color="transparent" style:font-size-asian="12pt" style:font-size-complex="12pt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e39e0" officeooo:paragraph-rsid="002e39e0" style:text-blinking="false" fo:background-color="transparent" style:font-size-asian="12pt" style:font-size-complex="12pt"/>
    </style:style>
    <style:style style:name="P15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orphans="0" fo:widows="0" fo:background-color="transparent" fo:padding="0cm" fo:border="none" text:number-lines="false" text:line-number="0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16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orphans="0" fo:widows="0" fo:background-color="transparent" fo:padding="0cm" fo:border="none" text:number-lines="false" text:line-number="0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d582" officeooo:paragraph-rsid="0036d582" style:text-blinking="false" fo:background-color="transparent" style:font-size-asian="12pt" style:font-size-complex="12pt"/>
    </style:style>
    <style:style style:name="P17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orphans="0" fo:widows="0" fo:background-color="transparent" fo:padding="0cm" fo:border="none" text:number-lines="false" text:line-number="0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13a3" officeooo:paragraph-rsid="003013a3" style:text-blinking="false" fo:background-color="transparent" style:font-size-asian="12pt" style:font-size-complex="12pt"/>
    </style:style>
    <style:style style:name="P18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orphans="0" fo:widows="0" fo:background-color="transparent" fo:padding="0cm" fo:border="none" text:number-lines="false" text:line-number="0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fbe27" officeooo:paragraph-rsid="002fbe27" style:text-blinking="false" fo:background-color="transparent" style:font-size-asian="12pt" style:font-size-complex="12pt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614e3" fo:background-color="transparent" style:font-size-asian="12pt" style:font-size-complex="12pt"/>
    </style:style>
    <style:style style:name="P21" style:family="paragraph" style:parent-style-name="Standard">
      <style:paragraph-properties fo:break-before="page"/>
      <style:text-properties style:font-name="Cantarell" fo:font-size="12pt" officeooo:paragraph-rsid="0008b532" fo:background-color="transparent" style:font-size-asian="12pt" style:font-size-complex="12pt"/>
    </style:style>
    <style:style style:name="P2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8b532" style:text-blinking="false" fo:background-color="transparent" style:font-size-asian="12pt" style:font-size-complex="12pt"/>
    </style:style>
    <style:style style:name="P23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8b532" fo:background-color="transparent" style:font-size-asian="12pt" style:font-size-complex="12pt"/>
    </style:style>
    <style:style style:name="P2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e39e0" officeooo:paragraph-rsid="002e49a9" style:text-blinking="false" fo:background-color="transparent" style:font-size-asian="12pt" style:font-size-complex="12pt"/>
    </style:style>
    <style:style style:name="P25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8b532" style:text-blinking="false" fo:background-color="transparent" style:font-size-asian="12pt" style:font-size-complex="12pt"/>
    </style:style>
    <style:style style:name="P26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d582" officeooo:paragraph-rsid="0036d582" style:text-blinking="false" fo:background-color="transparent" style:font-size-asian="12pt" style:font-size-complex="12pt"/>
    </style:style>
    <style:style style:name="P27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13a3" officeooo:paragraph-rsid="003013a3" style:text-blinking="false" fo:background-color="transparent" style:font-size-asian="12pt" style:font-size-complex="12pt"/>
    </style:style>
    <style:style style:name="P28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08b532" style:text-blinking="false" fo:background-color="transparent" style:font-size-asian="12pt" style:font-size-complex="12pt"/>
    </style:style>
    <style:style style:name="P29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ace58" officeooo:paragraph-rsid="000ace58" style:text-blinking="false" fo:background-color="transparent" style:font-size-asian="12pt" style:font-size-complex="12pt"/>
    </style:style>
    <style:style style:name="P30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08d6e8" style:text-blinking="false" fo:background-color="transparent" style:font-size-asian="12pt" style:font-size-complex="12pt"/>
    </style:style>
    <style:style style:name="P31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03850" style:text-blinking="false" fo:background-color="transparent" style:font-size-asian="12pt" style:font-size-complex="12pt"/>
    </style:style>
    <style:style style:name="P32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8d6e8" style:text-blinking="false" fo:background-color="transparent" style:font-size-asian="12pt" style:font-size-complex="12pt"/>
    </style:style>
    <style:style style:name="P3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8b532" style:text-blinking="false" fo:background-color="transparent" style:font-size-asian="12pt" style:font-size-complex="12pt"/>
    </style:style>
    <style:style style:name="P3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ace58" officeooo:paragraph-rsid="000ace58" style:text-blinking="false" fo:background-color="transparent" style:font-size-asian="12pt" style:font-size-complex="12pt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8b532" fo:background-color="transparent" style:font-size-asian="12pt" style:font-size-complex="12pt"/>
    </style:style>
    <style:style style:name="P36" style:family="paragraph" style:parent-style-name="Standard">
      <style:paragraph-properties fo:break-before="page"/>
      <style:text-properties style:font-name="Cantarell" fo:font-size="12pt" officeooo:paragraph-rsid="000cbe71" fo:background-color="transparent" style:font-size-asian="12pt" style:font-size-complex="12pt"/>
    </style:style>
    <style:style style:name="P3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cbe71" style:text-blinking="false" fo:background-color="transparent" style:font-size-asian="12pt" style:font-size-complex="12pt"/>
    </style:style>
    <style:style style:name="P38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cbe71" fo:background-color="transparent" style:font-size-asian="12pt" style:font-size-complex="12pt"/>
    </style:style>
    <style:style style:name="P3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0d0fe7" style:text-blinking="false" fo:background-color="transparent" style:font-size-asian="12pt" style:font-size-complex="12pt"/>
    </style:style>
    <style:style style:name="P4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e39e0" officeooo:paragraph-rsid="003ea26c" style:text-blinking="false" fo:background-color="transparent" style:font-size-asian="12pt" style:font-size-complex="12pt"/>
    </style:style>
    <style:style style:name="P41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cbe71" style:text-blinking="false" fo:background-color="transparent" style:font-size-asian="12pt" style:font-size-complex="12pt"/>
    </style:style>
    <style:style style:name="P42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0cbe71" style:text-blinking="false" fo:background-color="transparent" style:font-size-asian="12pt" style:font-size-complex="12pt"/>
    </style:style>
    <style:style style:name="P43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0cbe71" style:text-blinking="false" fo:background-color="transparent" style:font-size-asian="12pt" style:font-size-complex="12pt"/>
    </style:style>
    <style:style style:name="P44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03850" style:text-blinking="false" fo:background-color="transparent" style:font-size-asian="12pt" style:font-size-complex="12pt"/>
    </style:style>
    <style:style style:name="P45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13a3" officeooo:paragraph-rsid="003013a3" style:text-blinking="false" fo:background-color="transparent" style:font-size-asian="12pt" style:font-size-complex="12pt"/>
    </style:style>
    <style:style style:name="P4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cbe71" style:text-blinking="false" fo:background-color="transparent" style:font-size-asian="12pt" style:font-size-complex="12pt"/>
    </style:style>
    <style:style style:name="P4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0cbe71" style:text-blinking="false" fo:background-color="transparent" style:font-size-asian="12pt" style:font-size-complex="12pt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cbe71" fo:background-color="transparent" style:font-size-asian="12pt" style:font-size-complex="12pt"/>
    </style:style>
    <style:style style:name="P49" style:family="paragraph" style:parent-style-name="Standard">
      <style:paragraph-properties fo:break-before="page"/>
      <style:text-properties style:font-name="Cantarell" fo:font-size="12pt" officeooo:paragraph-rsid="000eb539" fo:background-color="transparent" style:font-size-asian="12pt" style:font-size-complex="12pt"/>
    </style:style>
    <style:style style:name="P5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eb539" style:text-blinking="false" fo:background-color="transparent" style:font-size-asian="12pt" style:font-size-complex="12pt"/>
    </style:style>
    <style:style style:name="P51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eb539" fo:background-color="transparent" style:font-size-asian="12pt" style:font-size-complex="12pt"/>
    </style:style>
    <style:style style:name="P52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eb539" style:text-blinking="false" fo:background-color="transparent" style:font-size-asian="12pt" style:font-size-complex="12pt"/>
    </style:style>
    <style:style style:name="P53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0eb539" style:text-blinking="false" fo:background-color="transparent" style:font-size-asian="12pt" style:font-size-complex="12pt"/>
    </style:style>
    <style:style style:name="P54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0eb539" style:text-blinking="false" fo:background-color="transparent" style:font-size-asian="12pt" style:font-size-complex="12pt"/>
    </style:style>
    <style:style style:name="P55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13a3" officeooo:paragraph-rsid="003013a3" style:text-blinking="false" fo:background-color="transparent" style:font-size-asian="12pt" style:font-size-complex="12pt"/>
    </style:style>
    <style:style style:name="P5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eb539" style:text-blinking="false" fo:background-color="transparent" style:font-size-asian="12pt" style:font-size-complex="12pt"/>
    </style:style>
    <style:style style:name="P5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cbe71" officeooo:paragraph-rsid="000eb539" fo:background-color="transparent" style:font-size-asian="12pt" style:font-size-complex="12pt"/>
    </style:style>
    <style:style style:name="P58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eb539" fo:background-color="transparent" style:font-size-asian="12pt" style:font-size-complex="12pt"/>
    </style:style>
    <style:style style:name="P59" style:family="paragraph" style:parent-style-name="Standard">
      <style:paragraph-properties fo:break-before="page"/>
      <style:text-properties style:font-name="Cantarell" fo:font-size="12pt" officeooo:paragraph-rsid="00100217" fo:background-color="transparent" style:font-size-asian="12pt" style:font-size-complex="12pt"/>
    </style:style>
    <style:style style:name="P6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00217" style:text-blinking="false" fo:background-color="transparent" style:font-size-asian="12pt" style:font-size-complex="12pt"/>
    </style:style>
    <style:style style:name="P61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00217" fo:background-color="transparent" style:font-size-asian="12pt" style:font-size-complex="12pt"/>
    </style:style>
    <style:style style:name="P62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00217" style:text-blinking="false" fo:background-color="transparent" style:font-size-asian="12pt" style:font-size-complex="12pt"/>
    </style:style>
    <style:style style:name="P63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00217" style:text-blinking="false" fo:background-color="transparent" style:font-size-asian="12pt" style:font-size-complex="12pt"/>
    </style:style>
    <style:style style:name="P64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00217" style:text-blinking="false" fo:background-color="transparent" style:font-size-asian="12pt" style:font-size-complex="12pt"/>
    </style:style>
    <style:style style:name="P65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03850" style:text-blinking="false" fo:background-color="transparent" style:font-size-asian="12pt" style:font-size-complex="12pt"/>
    </style:style>
    <style:style style:name="P6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00217" style:text-blinking="false" fo:background-color="transparent" style:font-size-asian="12pt" style:font-size-complex="12pt"/>
    </style:style>
    <style:style style:name="P6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cbe71" officeooo:paragraph-rsid="00100217" fo:background-color="transparent" style:font-size-asian="12pt" style:font-size-complex="12pt"/>
    </style:style>
    <style:style style:name="P68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00217" fo:background-color="transparent" style:font-size-asian="12pt" style:font-size-complex="12pt"/>
    </style:style>
    <style:style style:name="P69" style:family="paragraph" style:parent-style-name="Standard">
      <style:paragraph-properties fo:break-before="page"/>
      <style:text-properties style:font-name="Cantarell" fo:font-size="12pt" officeooo:paragraph-rsid="00114ea8" fo:background-color="transparent" style:font-size-asian="12pt" style:font-size-complex="12pt"/>
    </style:style>
    <style:style style:name="P7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14ea8" style:text-blinking="false" fo:background-color="transparent" style:font-size-asian="12pt" style:font-size-complex="12pt"/>
    </style:style>
    <style:style style:name="P71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14ea8" fo:background-color="transparent" style:font-size-asian="12pt" style:font-size-complex="12pt"/>
    </style:style>
    <style:style style:name="P7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e49a9" officeooo:paragraph-rsid="002e49a9" style:text-blinking="false" fo:background-color="transparent" style:font-size-asian="12pt" style:font-size-complex="12pt"/>
    </style:style>
    <style:style style:name="P73" style:family="paragraph" style:parent-style-name="Table_20_Contents" style:list-style-name="L7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14ea8" style:text-blinking="false" fo:background-color="transparent" style:font-size-asian="12pt" style:font-size-complex="12pt"/>
    </style:style>
    <style:style style:name="P74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14ea8" style:text-blinking="false" fo:background-color="transparent" style:font-size-asian="12pt" style:font-size-complex="12pt"/>
    </style:style>
    <style:style style:name="P75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7be38" officeooo:paragraph-rsid="0037be38" style:text-blinking="false" fo:background-color="transparent" style:font-size-asian="12pt" style:font-size-complex="12pt"/>
    </style:style>
    <style:style style:name="P76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7be38" style:text-blinking="false" fo:background-color="transparent" style:font-size-asian="12pt" style:font-size-complex="12pt"/>
    </style:style>
    <style:style style:name="P77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14ea8" style:text-blinking="false" fo:background-color="transparent" style:font-size-asian="12pt" style:font-size-complex="12pt"/>
    </style:style>
    <style:style style:name="P78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11a03f" style:text-blinking="false" fo:background-color="transparent" style:font-size-asian="12pt" style:font-size-complex="12pt"/>
    </style:style>
    <style:style style:name="P79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14ea8" style:text-blinking="false" fo:background-color="transparent" style:font-size-asian="12pt" style:font-size-complex="12pt"/>
    </style:style>
    <style:style style:name="P80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03850" style:text-blinking="false" fo:background-color="transparent" style:font-size-asian="12pt" style:font-size-complex="12pt"/>
    </style:style>
    <style:style style:name="P8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14ea8" style:text-blinking="false" fo:background-color="transparent" style:font-size-asian="12pt" style:font-size-complex="12pt"/>
    </style:style>
    <style:style style:name="P8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cbe71" officeooo:paragraph-rsid="00114ea8" fo:background-color="transparent" style:font-size-asian="12pt" style:font-size-complex="12pt"/>
    </style:style>
    <style:style style:name="P83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14ea8" fo:background-color="transparent" style:font-size-asian="12pt" style:font-size-complex="12pt"/>
    </style:style>
    <style:style style:name="P84" style:family="paragraph" style:parent-style-name="Standard">
      <style:paragraph-properties fo:break-before="page"/>
      <style:text-properties style:font-name="Cantarell" fo:font-size="24pt" style:text-underline-style="solid" style:text-underline-width="auto" style:text-underline-color="font-color" fo:font-weight="bold" officeooo:rsid="00172527" officeooo:paragraph-rsid="00172527" fo:background-color="transparent" style:font-size-asian="24pt" style:font-weight-asian="bold" style:font-size-complex="24pt" style:font-weight-complex="bold"/>
    </style:style>
    <style:style style:name="P85" style:family="paragraph" style:parent-style-name="Standard">
      <style:text-properties style:font-name="Cantarell" fo:font-size="12pt" officeooo:rsid="00155094" officeooo:paragraph-rsid="00172527" fo:background-color="transparent" style:font-size-asian="12pt" style:font-size-complex="12pt"/>
    </style:style>
    <style:style style:name="P8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72527" style:text-blinking="false" fo:background-color="transparent" style:font-size-asian="12pt" style:font-size-complex="12pt"/>
    </style:style>
    <style:style style:name="P87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72527" fo:background-color="transparent" style:font-size-asian="12pt" style:font-size-complex="12pt"/>
    </style:style>
    <style:style style:name="P88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72527" style:text-blinking="false" fo:background-color="transparent" style:font-size-asian="12pt" style:font-size-complex="12pt"/>
    </style:style>
    <style:style style:name="P89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03850" style:text-blinking="false" fo:background-color="transparent" style:font-size-asian="12pt" style:font-size-complex="12pt"/>
    </style:style>
    <style:style style:name="P90" style:family="paragraph" style:parent-style-name="Table_20_Contents" style:list-style-name="L8">
      <loext:graphic-properties draw:fill="none" draw:fill-color="#ffffff"/>
      <style:paragraph-properties fo:margin-top="0cm" fo:margin-bottom="0.35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72527" style:text-blinking="false" fo:background-color="transparent" style:font-size-asian="12pt" style:font-size-complex="12pt"/>
    </style:style>
    <style:style style:name="P9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72527" style:text-blinking="false" fo:background-color="transparent" style:font-size-asian="12pt" style:font-size-complex="12pt"/>
    </style:style>
    <style:style style:name="P9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172527" fo:background-color="transparent"/>
    </style:style>
    <style:style style:name="P93" style:family="paragraph" style:parent-style-name="Text_20_body">
      <style:paragraph-properties fo:margin-left="0cm" fo:margin-right="0cm" fo:text-indent="0cm" style:auto-text-indent="false"/>
      <style:text-properties style:font-name="Cantarell" fo:font-size="12pt" fo:font-weight="normal" officeooo:paragraph-rsid="00172527" fo:background-color="transparent" style:font-size-asian="12pt" style:font-size-complex="12pt"/>
    </style:style>
    <style:style style:name="P94" style:family="paragraph" style:parent-style-name="Text_20_body">
      <style:paragraph-properties fo:margin-left="0cm" fo:margin-right="0cm" fo:text-indent="0cm" style:auto-text-indent="false" fo:break-before="page"/>
      <style:text-properties style:font-name="Cantarell" fo:font-size="12pt" officeooo:paragraph-rsid="00172527" fo:background-color="transparent" style:font-size-asian="12pt" style:font-size-complex="12pt"/>
    </style:style>
    <style:style style:name="P9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c4292" style:text-blinking="false" fo:background-color="transparent" style:font-size-asian="12pt" style:font-size-complex="12pt"/>
    </style:style>
    <style:style style:name="P96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c4292" fo:background-color="transparent" style:font-size-asian="12pt" style:font-size-complex="12pt"/>
    </style:style>
    <style:style style:name="P97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c4292" style:text-blinking="false" fo:background-color="transparent" style:font-size-asian="12pt" style:font-size-complex="12pt"/>
    </style:style>
    <style:style style:name="P98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97577" officeooo:paragraph-rsid="00397577" style:text-blinking="false" fo:background-color="transparent" style:font-size-asian="12pt" style:font-size-complex="12pt"/>
    </style:style>
    <style:style style:name="P99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97577" style:text-blinking="false" fo:background-color="transparent" style:font-size-asian="12pt" style:font-size-complex="12pt"/>
    </style:style>
    <style:style style:name="P100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1c4292" style:text-blinking="false" fo:background-color="transparent" style:font-size-asian="12pt" style:font-size-complex="12pt"/>
    </style:style>
    <style:style style:name="P101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0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c4292" style:text-blinking="false" fo:background-color="transparent" style:font-size-asian="12pt" style:font-size-complex="12pt"/>
    </style:style>
    <style:style style:name="P10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1c4292" fo:background-color="transparent" style:font-size-asian="12pt" style:font-size-complex="12pt"/>
    </style:style>
    <style:style style:name="P104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c4292" fo:background-color="transparent" style:font-size-asian="12pt" style:font-size-complex="12pt"/>
    </style:style>
    <style:style style:name="P105" style:family="paragraph" style:parent-style-name="Standard">
      <style:paragraph-properties fo:break-before="page"/>
      <style:text-properties style:font-name="Cantarell" fo:font-size="12pt" officeooo:paragraph-rsid="001c4292" fo:background-color="transparent" style:font-size-asian="12pt" style:font-size-complex="12pt"/>
    </style:style>
    <style:style style:name="P106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c4292" style:text-blinking="false" fo:background-color="transparent" style:font-size-asian="12pt" style:font-size-complex="12pt"/>
    </style:style>
    <style:style style:name="P107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991f4" officeooo:paragraph-rsid="003991f4" style:text-blinking="false" fo:background-color="transparent" style:font-size-asian="12pt" style:font-size-complex="12pt"/>
    </style:style>
    <style:style style:name="P108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991f4" style:text-blinking="false" fo:background-color="transparent" style:font-size-asian="12pt" style:font-size-complex="12pt"/>
    </style:style>
    <style:style style:name="P109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officeooo:paragraph-rsid="001c4292"/>
    </style:style>
    <style:style style:name="P110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1c4292" style:text-blinking="false" fo:background-color="transparent" style:font-size-asian="12pt" style:font-size-complex="12pt"/>
    </style:style>
    <style:style style:name="P111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ace58" officeooo:paragraph-rsid="001c4292" style:text-blinking="false" fo:background-color="transparent" style:font-size-asian="12pt" style:font-size-complex="12pt"/>
    </style:style>
    <style:style style:name="P112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c4292" style:text-blinking="false" fo:background-color="transparent" style:font-size-asian="12pt" style:font-size-complex="12pt"/>
    </style:style>
    <style:style style:name="P113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1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ace58" officeooo:paragraph-rsid="001c4292" fo:background-color="transparent" style:font-size-asian="12pt" style:font-size-complex="12pt"/>
    </style:style>
    <style:style style:name="P115" style:family="paragraph" style:parent-style-name="Standard">
      <style:paragraph-properties fo:break-before="page"/>
      <style:text-properties style:font-name="Cantarell" fo:font-size="12pt" officeooo:paragraph-rsid="001ba3a9" fo:background-color="transparent" style:font-size-asian="12pt" style:font-size-complex="12pt"/>
    </style:style>
    <style:style style:name="P11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ba3a9" style:text-blinking="false" fo:background-color="transparent" style:font-size-asian="12pt" style:font-size-complex="12pt"/>
    </style:style>
    <style:style style:name="P117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ba3a9" fo:background-color="transparent" style:font-size-asian="12pt" style:font-size-complex="12pt"/>
    </style:style>
    <style:style style:name="P118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ba3a9" style:text-blinking="false" fo:background-color="transparent" style:font-size-asian="12pt" style:font-size-complex="12pt"/>
    </style:style>
    <style:style style:name="P119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ba3a9" style:text-blinking="false" fo:background-color="transparent" style:font-size-asian="12pt" style:font-size-complex="12pt"/>
    </style:style>
    <style:style style:name="P120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ba3a9" style:text-blinking="false" fo:background-color="transparent" style:font-size-asian="12pt" style:font-size-complex="12pt"/>
    </style:style>
    <style:style style:name="P121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2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ba3a9" style:text-blinking="false" fo:background-color="transparent" style:font-size-asian="12pt" style:font-size-complex="12pt"/>
    </style:style>
    <style:style style:name="P12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1ba3a9" style:text-blinking="false" fo:background-color="transparent" style:font-size-asian="12pt" style:font-size-complex="12pt"/>
    </style:style>
    <style:style style:name="P124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ba3a9" fo:background-color="transparent" style:font-size-asian="12pt" style:font-size-complex="12pt"/>
    </style:style>
    <style:style style:name="P125" style:family="paragraph" style:parent-style-name="Standard">
      <style:paragraph-properties fo:break-before="page"/>
      <style:text-properties style:font-name="Cantarell" fo:font-size="12pt" officeooo:paragraph-rsid="001e4947" fo:background-color="transparent" style:font-size-asian="12pt" style:font-size-complex="12pt"/>
    </style:style>
    <style:style style:name="P12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27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e4947" fo:background-color="transparent" style:font-size-asian="12pt" style:font-size-complex="12pt"/>
    </style:style>
    <style:style style:name="P128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29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e4947" style:text-blinking="false" fo:background-color="transparent" style:font-size-asian="12pt" style:font-size-complex="12pt"/>
    </style:style>
    <style:style style:name="P130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e4947" style:text-blinking="false" fo:background-color="transparent" style:font-size-asian="12pt" style:font-size-complex="12pt"/>
    </style:style>
    <style:style style:name="P131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22c98" style:text-blinking="false" fo:background-color="transparent" style:font-size-asian="12pt" style:font-size-complex="12pt"/>
    </style:style>
    <style:style style:name="P132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3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3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cbe71" officeooo:paragraph-rsid="001e4947" fo:background-color="transparent" style:font-size-asian="12pt" style:font-size-complex="12pt"/>
    </style:style>
    <style:style style:name="P135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e4947" fo:background-color="transparent" style:font-size-asian="12pt" style:font-size-complex="12pt"/>
    </style:style>
    <style:style style:name="P136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37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e4947" style:text-blinking="false" fo:background-color="transparent" style:font-size-asian="12pt" style:font-size-complex="12pt"/>
    </style:style>
    <style:style style:name="P138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e4947" style:text-blinking="false" fo:background-color="transparent" style:font-size-asian="12pt" style:font-size-complex="12pt"/>
    </style:style>
    <style:style style:name="P139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40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41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1e4947" style:text-blinking="false" fo:background-color="transparent" style:font-size-asian="12pt" style:font-size-complex="12pt"/>
    </style:style>
    <style:style style:name="P142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43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e4947" style:text-blinking="false" fo:background-color="transparent" style:font-size-asian="12pt" style:font-size-complex="12pt"/>
    </style:style>
    <style:style style:name="P144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e4947" style:text-blinking="false" fo:background-color="transparent" style:font-size-asian="12pt" style:font-size-complex="12pt"/>
    </style:style>
    <style:style style:name="P145" style:family="paragraph" style:parent-style-name="Standard">
      <style:paragraph-properties fo:break-before="page"/>
      <style:text-properties style:font-name="Cantarell" fo:font-size="24pt" style:text-underline-style="solid" style:text-underline-width="auto" style:text-underline-color="font-color" fo:font-weight="bold" officeooo:rsid="00202ee6" officeooo:paragraph-rsid="00202ee6" fo:background-color="transparent" style:font-size-asian="24pt" style:font-weight-asian="bold" style:font-size-complex="24pt" style:font-weight-complex="bold"/>
    </style:style>
    <style:style style:name="P146" style:family="paragraph" style:parent-style-name="Standard">
      <style:text-properties style:font-name="Cantarell" fo:font-size="12pt" officeooo:rsid="00155094" officeooo:paragraph-rsid="00202ee6" fo:background-color="transparent" style:font-size-asian="12pt" style:font-size-complex="12pt"/>
    </style:style>
    <style:style style:name="P14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02ee6" style:text-blinking="false" fo:background-color="transparent" style:font-size-asian="12pt" style:font-size-complex="12pt"/>
    </style:style>
    <style:style style:name="P148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02ee6" fo:background-color="transparent" style:font-size-asian="12pt" style:font-size-complex="12pt"/>
    </style:style>
    <style:style style:name="P149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02ee6" style:text-blinking="false" fo:background-color="transparent" style:font-size-asian="12pt" style:font-size-complex="12pt"/>
    </style:style>
    <style:style style:name="P150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officeooo:paragraph-rsid="00204f74"/>
    </style:style>
    <style:style style:name="P151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52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204f74" style:text-blinking="false" fo:background-color="transparent" style:font-size-asian="12pt" style:font-size-complex="12pt"/>
    </style:style>
    <style:style style:name="P153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cc679" officeooo:paragraph-rsid="00202ee6" style:text-blinking="false" fo:background-color="transparent" style:font-size-asian="12pt" style:font-size-complex="12pt"/>
    </style:style>
    <style:style style:name="P154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04f74" officeooo:paragraph-rsid="00204f74" style:text-blinking="false" fo:background-color="transparent" style:font-size-asian="12pt" style:font-size-complex="12pt"/>
    </style:style>
    <style:style style:name="P155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3d5a4" style:text-blinking="false" fo:background-color="transparent" style:font-size-asian="12pt" style:font-size-complex="12pt"/>
    </style:style>
    <style:style style:name="P15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02ee6" style:text-blinking="false" fo:background-color="transparent" style:font-size-asian="12pt" style:font-size-complex="12pt"/>
    </style:style>
    <style:style style:name="P15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40d9ae" fo:background-color="transparent"/>
    </style:style>
    <style:style style:name="P158" style:family="paragraph" style:parent-style-name="Text_20_body">
      <style:paragraph-properties fo:margin-left="0cm" fo:margin-right="0cm" fo:text-indent="0cm" style:auto-text-indent="false"/>
      <style:text-properties style:font-name="Cantarell" fo:font-size="12pt" fo:font-weight="normal" officeooo:paragraph-rsid="00202ee6" fo:background-color="transparent" style:font-size-asian="12pt" style:font-size-complex="12pt"/>
    </style:style>
    <style:style style:name="P159" style:family="paragraph" style:parent-style-name="Text_20_body">
      <style:paragraph-properties fo:margin-left="0cm" fo:margin-right="0cm" fo:text-indent="0cm" style:auto-text-indent="false" fo:break-before="page"/>
      <style:text-properties style:font-name="Cantarell" fo:font-size="12pt" officeooo:paragraph-rsid="00250b79" fo:background-color="transparent" style:font-size-asian="12pt" style:font-size-complex="12pt"/>
    </style:style>
    <style:style style:name="P16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50b79" style:text-blinking="false" fo:background-color="transparent" style:font-size-asian="12pt" style:font-size-complex="12pt"/>
    </style:style>
    <style:style style:name="P161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50b79" fo:background-color="transparent" style:font-size-asian="12pt" style:font-size-complex="12pt"/>
    </style:style>
    <style:style style:name="P162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50b79" style:text-blinking="false" fo:background-color="transparent" style:font-size-asian="12pt" style:font-size-complex="12pt"/>
    </style:style>
    <style:style style:name="P163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5c31e" officeooo:paragraph-rsid="0035c31e" style:text-blinking="false" fo:background-color="transparent" style:font-size-asian="12pt" style:font-size-complex="12pt"/>
    </style:style>
    <style:style style:name="P164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250b79" style:text-blinking="false" fo:background-color="transparent" style:font-size-asian="12pt" style:font-size-complex="12pt"/>
    </style:style>
    <style:style style:name="P165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e89c3" officeooo:paragraph-rsid="0040d9ae" style:text-blinking="false" fo:background-color="transparent" style:font-size-asian="12pt" style:font-size-complex="12pt"/>
    </style:style>
    <style:style style:name="P166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e89c3" officeooo:paragraph-rsid="003e89c3" style:text-blinking="false" fo:background-color="transparent" style:font-size-asian="12pt" style:font-size-complex="12pt"/>
    </style:style>
    <style:style style:name="P16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50b79" style:text-blinking="false" fo:background-color="transparent" style:font-size-asian="12pt" style:font-size-complex="12pt"/>
    </style:style>
    <style:style style:name="P16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250b79" fo:background-color="transparent" style:font-size-asian="12pt" style:font-size-complex="12pt"/>
    </style:style>
    <style:style style:name="P169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50b79" fo:background-color="transparent" style:font-size-asian="12pt" style:font-size-complex="12pt"/>
    </style:style>
    <style:style style:name="P170" style:family="paragraph" style:parent-style-name="Standard">
      <style:paragraph-properties fo:break-before="page"/>
      <style:text-properties style:font-name="Cantarell" fo:font-size="12pt" officeooo:paragraph-rsid="00250b79" fo:background-color="transparent" style:font-size-asian="12pt" style:font-size-complex="12pt"/>
    </style:style>
    <style:style style:name="P171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50b79" style:text-blinking="false" fo:background-color="transparent" style:font-size-asian="12pt" style:font-size-complex="12pt"/>
    </style:style>
    <style:style style:name="P172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173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250b79" style:text-blinking="false" fo:background-color="transparent" style:font-size-asian="12pt" style:font-size-complex="12pt"/>
    </style:style>
    <style:style style:name="P174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ace58" officeooo:paragraph-rsid="00250b79" style:text-blinking="false" fo:background-color="transparent" style:font-size-asian="12pt" style:font-size-complex="12pt"/>
    </style:style>
    <style:style style:name="P175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50b79" style:text-blinking="false" fo:background-color="transparent" style:font-size-asian="12pt" style:font-size-complex="12pt"/>
    </style:style>
    <style:style style:name="P176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17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ace58" officeooo:paragraph-rsid="00250b79" fo:background-color="transparent" style:font-size-asian="12pt" style:font-size-complex="12pt"/>
    </style:style>
    <style:style style:name="P178" style:family="paragraph" style:parent-style-name="Standard">
      <style:paragraph-properties fo:break-before="page"/>
      <style:text-properties style:font-name="Cantarell" fo:font-size="12pt" officeooo:paragraph-rsid="0026ee28" fo:background-color="transparent" style:font-size-asian="12pt" style:font-size-complex="12pt"/>
    </style:style>
    <style:style style:name="P17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80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6ee28" fo:background-color="transparent" style:font-size-asian="12pt" style:font-size-complex="12pt"/>
    </style:style>
    <style:style style:name="P18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e49a9" officeooo:paragraph-rsid="003ea26c" style:text-blinking="false" fo:background-color="transparent" style:font-size-asian="12pt" style:font-size-complex="12pt"/>
    </style:style>
    <style:style style:name="P182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83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184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6ee28" style:text-blinking="false" fo:background-color="transparent" style:font-size-asian="12pt" style:font-size-complex="12pt"/>
    </style:style>
    <style:style style:name="P185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186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18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8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189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6ee28" fo:background-color="transparent" style:font-size-asian="12pt" style:font-size-complex="12pt"/>
    </style:style>
    <style:style style:name="P190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91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26ee28" style:text-blinking="false" fo:background-color="transparent" style:font-size-asian="12pt" style:font-size-complex="12pt"/>
    </style:style>
    <style:style style:name="P192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193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194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6ee28" officeooo:paragraph-rsid="0026ee28" style:text-blinking="false" fo:background-color="transparent" style:font-size-asian="12pt" style:font-size-complex="12pt"/>
    </style:style>
    <style:style style:name="P195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6ee28" style:text-blinking="false" fo:background-color="transparent" style:font-size-asian="12pt" style:font-size-complex="12pt"/>
    </style:style>
    <style:style style:name="P19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26ee28" officeooo:paragraph-rsid="0026ee28" style:text-blinking="false" fo:background-color="transparent" style:font-size-asian="12pt" style:font-size-complex="12pt"/>
    </style:style>
    <style:style style:name="P197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98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26ee28" style:text-blinking="false" fo:background-color="transparent" style:font-size-asian="12pt" style:font-size-complex="12pt"/>
    </style:style>
    <style:style style:name="P199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00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201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6ee28" officeooo:paragraph-rsid="0026ee28" style:text-blinking="false" fo:background-color="transparent" style:font-size-asian="12pt" style:font-size-complex="12pt"/>
    </style:style>
    <style:style style:name="P202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6ee28" style:text-blinking="false" fo:background-color="transparent" style:font-size-asian="12pt" style:font-size-complex="12pt"/>
    </style:style>
    <style:style style:name="P20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84576" style:text-blinking="false" fo:background-color="transparent" style:font-size-asian="12pt" style:font-size-complex="12pt"/>
    </style:style>
    <style:style style:name="P204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205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84576" style:text-blinking="false" fo:background-color="transparent" style:font-size-asian="12pt" style:font-size-complex="12pt"/>
    </style:style>
    <style:style style:name="P206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207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84576" style:text-blinking="false" fo:background-color="transparent" style:font-size-asian="12pt" style:font-size-complex="12pt"/>
    </style:style>
    <style:style style:name="P208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6ee28" style:text-blinking="false" fo:background-color="transparent" style:font-size-asian="12pt" style:font-size-complex="12pt"/>
    </style:style>
    <style:style style:name="P209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10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11" style:family="paragraph" style:parent-style-name="Standard">
      <style:paragraph-properties fo:break-before="page"/>
      <style:text-properties style:font-name="Cantarell" fo:font-size="12pt" officeooo:paragraph-rsid="00284576" fo:background-color="transparent" style:font-size-asian="12pt" style:font-size-complex="12pt"/>
    </style:style>
    <style:style style:name="P212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84576" fo:background-color="transparent" style:font-size-asian="12pt" style:font-size-complex="12pt"/>
    </style:style>
    <style:style style:name="P213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84576" style:text-blinking="false" fo:background-color="transparent" style:font-size-asian="12pt" style:font-size-complex="12pt"/>
    </style:style>
    <style:style style:name="P214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84576" style:text-blinking="false" fo:background-color="transparent" style:font-size-asian="12pt" style:font-size-complex="12pt"/>
    </style:style>
    <style:style style:name="P215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84576" style:text-blinking="false" fo:background-color="transparent" style:font-size-asian="12pt" style:font-size-complex="12pt"/>
    </style:style>
    <style:style style:name="P216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17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1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84576" style:text-blinking="false" fo:background-color="transparent" style:font-size-asian="12pt" style:font-size-complex="12pt"/>
    </style:style>
    <style:style style:name="P21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284576" style:text-blinking="false" fo:background-color="transparent" style:font-size-asian="12pt" style:font-size-complex="12pt"/>
    </style:style>
    <style:style style:name="P220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84576" fo:background-color="transparent" style:font-size-asian="12pt" style:font-size-complex="12pt"/>
    </style:style>
    <style:style style:name="P221" style:family="paragraph" style:parent-style-name="Standard">
      <style:paragraph-properties fo:break-before="page"/>
      <style:text-properties style:font-name="Cantarell" fo:font-size="12pt" officeooo:paragraph-rsid="00293f99" fo:background-color="transparent" style:font-size-asian="12pt" style:font-size-complex="12pt"/>
    </style:style>
    <style:style style:name="P22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93f99" style:text-blinking="false" fo:background-color="transparent" style:font-size-asian="12pt" style:font-size-complex="12pt"/>
    </style:style>
    <style:style style:name="P223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93f99" fo:background-color="transparent" style:font-size-asian="12pt" style:font-size-complex="12pt"/>
    </style:style>
    <style:style style:name="P224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93f99" style:text-blinking="false" fo:background-color="transparent" style:font-size-asian="12pt" style:font-size-complex="12pt"/>
    </style:style>
    <style:style style:name="P225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93f99" style:text-blinking="false" fo:background-color="transparent" style:font-size-asian="12pt" style:font-size-complex="12pt"/>
    </style:style>
    <style:style style:name="P226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93f99" style:text-blinking="false" fo:background-color="transparent" style:font-size-asian="12pt" style:font-size-complex="12pt"/>
    </style:style>
    <style:style style:name="P227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officeooo:paragraph-rsid="00293f99"/>
    </style:style>
    <style:style style:name="P228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2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93f99" style:text-blinking="false" fo:background-color="transparent" style:font-size-asian="12pt" style:font-size-complex="12pt"/>
    </style:style>
    <style:style style:name="P23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293f99" style:text-blinking="false" fo:background-color="transparent" style:font-size-asian="12pt" style:font-size-complex="12pt"/>
    </style:style>
    <style:style style:name="P231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93f99" fo:background-color="transparent" style:font-size-asian="12pt" style:font-size-complex="12pt"/>
    </style:style>
    <style:style style:name="P232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93f99" style:text-blinking="false" fo:background-color="transparent" style:font-size-asian="12pt" style:font-size-complex="12pt"/>
    </style:style>
    <style:style style:name="P233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93f99" style:text-blinking="false" fo:background-color="transparent" style:font-size-asian="12pt" style:font-size-complex="12pt"/>
    </style:style>
    <style:style style:name="P234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93f99" style:text-blinking="false" fo:background-color="transparent" style:font-size-asian="12pt" style:font-size-complex="12pt"/>
    </style:style>
    <style:style style:name="P235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36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37" style:family="paragraph" style:parent-style-name="Standard">
      <style:paragraph-properties fo:break-before="page"/>
      <style:text-properties style:font-name="Cantarell" fo:font-size="12pt" officeooo:paragraph-rsid="002af585" fo:background-color="transparent" style:font-size-asian="12pt" style:font-size-complex="12pt"/>
    </style:style>
    <style:style style:name="P23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af585" style:text-blinking="false" fo:background-color="transparent" style:font-size-asian="12pt" style:font-size-complex="12pt"/>
    </style:style>
    <style:style style:name="P239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af585" fo:background-color="transparent" style:font-size-asian="12pt" style:font-size-complex="12pt"/>
    </style:style>
    <style:style style:name="P240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af585" style:text-blinking="false" fo:background-color="transparent" style:font-size-asian="12pt" style:font-size-complex="12pt"/>
    </style:style>
    <style:style style:name="P241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af585" style:text-blinking="false" fo:background-color="transparent" style:font-size-asian="12pt" style:font-size-complex="12pt"/>
    </style:style>
    <style:style style:name="P242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af585" style:text-blinking="false" fo:background-color="transparent" style:font-size-asian="12pt" style:font-size-complex="12pt"/>
    </style:style>
    <style:style style:name="P243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44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4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af585" style:text-blinking="false" fo:background-color="transparent" style:font-size-asian="12pt" style:font-size-complex="12pt"/>
    </style:style>
    <style:style style:name="P24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2af585" style:text-blinking="false" fo:background-color="transparent" style:font-size-asian="12pt" style:font-size-complex="12pt"/>
    </style:style>
    <style:style style:name="P247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af585" fo:background-color="transparent" style:font-size-asian="12pt" style:font-size-complex="12pt"/>
    </style:style>
    <style:style style:name="P248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af585" style:text-blinking="false" fo:background-color="transparent" style:font-size-asian="12pt" style:font-size-complex="12pt"/>
    </style:style>
    <style:style style:name="P249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af585" style:text-blinking="false" fo:background-color="transparent" style:font-size-asian="12pt" style:font-size-complex="12pt"/>
    </style:style>
    <style:style style:name="P250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af585" style:text-blinking="false" fo:background-color="transparent" style:font-size-asian="12pt" style:font-size-complex="12pt"/>
    </style:style>
    <style:style style:name="P251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52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T1" style:family="text">
      <style:text-properties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officeooo:rsid="00303850"/>
    </style:style>
    <style:style style:name="T3" style:family="text">
      <style:text-properties officeooo:rsid="003013a3"/>
    </style:style>
    <style:style style:name="T4" style:family="text">
      <style:text-properties fo:font-variant="normal" fo:text-transform="none" style:text-line-through-style="none" style:text-line-through-type="none" fo:font-style="normal" style:text-underline-style="none" style:text-blinking="false"/>
    </style:style>
    <style:style style:name="T5" style:family="text">
      <style:text-properties officeooo:rsid="0007fc53"/>
    </style:style>
    <style:style style:name="T6" style:family="text">
      <style:text-properties officeooo:rsid="000847a5"/>
    </style:style>
    <style:style style:name="T7" style:family="text">
      <style:text-properties officeooo:rsid="003ea26c"/>
    </style:style>
    <style:style style:name="T8" style:family="text">
      <style:text-properties officeooo:rsid="002e49a9"/>
    </style:style>
    <style:style style:name="T9" style:family="text">
      <style:text-properties officeooo:rsid="00100217"/>
    </style:style>
    <style:style style:name="T10" style:family="text">
      <style:text-properties officeooo:rsid="0008d6e8"/>
    </style:style>
    <style:style style:name="T11" style:family="text">
      <style:text-properties officeooo:rsid="0036d582"/>
    </style:style>
    <style:style style:name="T12" style:family="text">
      <style:text-properties officeooo:rsid="000ace58"/>
    </style:style>
    <style:style style:name="T13" style:family="text">
      <style:text-properties officeooo:rsid="000cbe71"/>
    </style:style>
    <style:style style:name="T14" style:family="text">
      <style:text-properties officeooo:rsid="000eb539"/>
    </style:style>
    <style:style style:name="T15" style:family="text">
      <style:text-properties officeooo:rsid="0011a03f"/>
    </style:style>
    <style:style style:name="T16" style:family="text">
      <style:text-properties fo:font-variant="normal" fo:text-transform="none" style:text-line-through-style="none" style:text-line-through-type="none" fo:font-style="normal" style:text-underline-style="none" officeooo:rsid="000eb539" style:text-blinking="false"/>
    </style:style>
    <style:style style:name="T17" style:family="text">
      <style:text-properties fo:font-variant="normal" fo:text-transform="none" style:text-line-through-style="none" style:text-line-through-type="none" fo:font-style="normal" style:text-underline-style="none" officeooo:rsid="00100217" style:text-blinking="false"/>
    </style:style>
    <style:style style:name="T18" style:family="text">
      <style:text-properties officeooo:rsid="001d3120"/>
    </style:style>
    <style:style style:name="T19" style:family="text">
      <style:text-properties officeooo:rsid="00190017"/>
    </style:style>
    <style:style style:name="T20" style:family="text">
      <style:text-properties fo:font-variant="normal" fo:text-transform="none" style:text-line-through-style="none" style:text-line-through-type="none" fo:font-style="normal" style:text-underline-style="none" style:text-blinking="false" style:font-size-asian="12pt" style:font-size-complex="12pt"/>
    </style:style>
    <style:style style:name="T21" style:family="text">
      <style:text-properties style:font-size-asian="12pt" style:font-size-complex="12pt"/>
    </style:style>
    <style:style style:name="T22" style:family="text">
      <style:text-properties fo:font-family="'Droid Sans Mono', monospace, monospace" fo:font-size="10.5pt"/>
    </style:style>
    <style:style style:name="T23" style:family="text">
      <style:text-properties officeooo:rsid="001c4292"/>
    </style:style>
    <style:style style:name="T24" style:family="text">
      <style:text-properties officeooo:rsid="00397577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991f4" style:text-blinking="false" fo:background-color="transparent" loext:char-shading-value="0" style:font-size-asian="12pt" style:font-size-complex="12pt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style:text-blinking="false" fo:background-color="transparent" loext:char-shading-value="0" style:font-size-asian="12pt" style:font-size-complex="12pt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c4292" style:text-blinking="false" fo:background-color="transparent" loext:char-shading-value="0" style:font-size-asian="12pt" style:font-size-complex="12pt"/>
    </style:style>
    <style:style style:name="T29" style:family="text">
      <style:text-properties fo:font-variant="normal" fo:text-transform="none" style:text-line-through-style="none" style:text-line-through-type="none" fo:font-family="'Droid Sans Mono', monospace, monospace" fo:font-size="10.5pt" fo:font-style="normal" style:text-underline-style="none" style:text-blinking="false"/>
    </style:style>
    <style:style style:name="T30" style:family="text">
      <style:text-properties officeooo:rsid="001ba3a9"/>
    </style:style>
    <style:style style:name="T31" style:family="text">
      <style:text-properties officeooo:rsid="001e4947"/>
    </style:style>
    <style:style style:name="T32" style:family="text">
      <style:text-properties officeooo:rsid="00204f74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style:text-blinking="false" fo:background-color="transparent" loext:char-shading-value="0" style:font-size-asian="12pt" style:font-size-complex="12pt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04f74" style:text-blinking="false" fo:background-color="transparent" loext:char-shading-value="0" style:font-size-asian="12pt" style:font-size-complex="12pt"/>
    </style:style>
    <style:style style:name="T35" style:family="text">
      <style:text-properties fo:font-variant="normal" fo:text-transform="none" style:text-line-through-style="none" style:text-line-through-type="none" fo:font-style="normal" style:text-underline-style="none" officeooo:rsid="00238a55" style:text-blinking="false" style:font-size-asian="12pt" style:font-size-complex="12pt"/>
    </style:style>
    <style:style style:name="T36" style:family="text">
      <style:text-properties fo:font-family="'Droid Sans Mono', monospace, monospace" fo:font-size="10.5pt" officeooo:rsid="00238a55"/>
    </style:style>
    <style:style style:name="T37" style:family="text">
      <style:text-properties fo:font-variant="normal" fo:text-transform="none" style:text-line-through-style="none" style:text-line-through-type="none" fo:font-family="'Droid Sans Mono', monospace, monospace" fo:font-size="10.5pt" fo:font-style="normal" style:text-underline-style="none" officeooo:rsid="0040d9ae" style:text-blinking="false" style:font-size-asian="12pt" style:font-size-complex="12pt"/>
    </style:style>
    <style:style style:name="T38" style:family="text">
      <style:text-properties fo:font-family="'Droid Sans Mono', monospace, monospace" fo:font-size="10.5pt" officeooo:rsid="0045032c"/>
    </style:style>
    <style:style style:name="T39" style:family="text">
      <style:text-properties officeooo:rsid="0039d5f2"/>
    </style:style>
    <style:style style:name="T40" style:family="text">
      <style:text-properties style:use-window-font-color="true" loext:opacity="0%" fo:font-family="'Droid Sans Mono', monospace, monospace" fo:font-size="10.5pt" officeooo:rsid="0040d9ae"/>
    </style:style>
    <style:style style:name="T41" style:family="text">
      <style:text-properties fo:font-variant="normal" fo:text-transform="none" style:text-line-through-style="none" style:text-line-through-type="none" fo:font-family="'Droid Sans Mono', monospace, monospace" fo:font-size="10.5pt" fo:font-style="normal" style:text-underline-style="none" officeooo:rsid="00238a55" style:text-blinking="false"/>
    </style:style>
    <style:style style:name="T42" style:family="text">
      <style:text-properties fo:font-variant="normal" fo:text-transform="none" style:text-line-through-style="none" style:text-line-through-type="none" fo:font-family="'Droid Sans Mono', monospace, monospace" fo:font-size="10.5pt" fo:font-style="normal" style:text-underline-style="none" officeooo:rsid="0040d9ae" style:text-blinking="false"/>
    </style:style>
    <style:style style:name="T43" style:family="text">
      <style:text-properties fo:font-variant="normal" fo:text-transform="none" style:text-line-through-style="none" style:text-line-through-type="none" fo:font-family="'Droid Sans Mono', monospace, monospace" fo:font-size="10.5pt" fo:font-style="normal" style:text-underline-style="none" officeooo:rsid="0045032c" style:text-blinking="false"/>
    </style:style>
    <style:style style:name="T44" style:family="text">
      <style:text-properties officeooo:rsid="0026ee28"/>
    </style:style>
    <style:style style:name="T45" style:family="text">
      <style:text-properties officeooo:rsid="00284576"/>
    </style:style>
    <style:style style:name="T46" style:family="text">
      <style:text-properties officeooo:rsid="00293f99"/>
    </style:style>
    <style:style style:name="T47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style:text-blinking="false" fo:background-color="transparent" loext:char-shading-value="0" style:font-size-asian="12pt" style:font-size-complex="12pt"/>
    </style:style>
    <style:style style:name="T48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6ee28" style:text-blinking="false" fo:background-color="transparent" loext:char-shading-value="0" style:font-size-asian="12pt" style:font-size-complex="12pt"/>
    </style:style>
    <style:style style:name="T49" style:family="text">
      <style:text-properties fo:color="#000000" loext:opacity="100%" officeooo:rsid="00293f99"/>
    </style:style>
    <style:style style:name="T50" style:family="text">
      <style:text-properties officeooo:rsid="003fe166"/>
    </style:style>
    <style:style style:name="T51" style:family="text">
      <style:text-properties officeooo:rsid="002af585"/>
    </style:style>
    <style:style style:name="T52" style:family="text">
      <style:text-properties fo:color="#000000" loext:opacity="100%" officeooo:rsid="002af585"/>
    </style:style>
    <style:style style:name="T53" style:family="text">
      <style:text-properties fo:color="#000000" loext:opacity="100%" officeooo:rsid="003fe166"/>
    </style:style>
    <text:list-style style:name="L1">
      <text:list-level-style-number text:level="1" loext:num-list-format=" %1% " style:num-prefix=" " style:num-suffix=" " style:num-format="1">
        <style:list-level-properties text:space-before="0.752cm" text:min-label-width="0.499cm"/>
      </text:list-level-style-number>
      <text:list-level-style-number text:level="2" loext:num-list-format=" %1%.%2% " style:num-prefix=" " style:num-suffix=" " style:num-format="1" text:display-levels="2">
        <style:list-level-properties text:space-before="2.002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3.253cm" text:min-label-width="0.499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4.503cm" text:min-label-width="0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5.754cm" text:min-label-width="0.499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7.005cm" text:min-label-width="0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8.255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9.506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10.756cm" text:min-label-width="0.499cm"/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space-before="12.007cm" text:min-label-width="0.499cm"/>
      </text:list-level-style-number>
    </text:list-style>
    <text:list-style style:name="L2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cf44289e-7fff-f5e7-ae53-7aa904d060b0"/><text:span text:style-name="T1">Prestatario</text:span><text:line-break/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row>
          <table:table-cell table:style-name="Table1.A1" office:value-type="string">
            <text:p text:style-name="P2">Sistema: sistema de prestamos</text:p>
          </table:table-cell>
          <table:table-cell table:style-name="Table1.A1" table:number-columns-spanned="4" office:value-type="string">
            <text:p text:style-name="P2">Módulo: 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1" table:number-columns-spanned="3" office:value-type="string">
            <text:p text:style-name="P2">Nombre caso de uso: alta prestatario</text:p>
          </table:table-cell>
          <table:covered-table-cell/>
          <table:covered-table-cell/>
          <table:table-cell table:style-name="Table1.A1" table:number-columns-spanned="3" office:value-type="string">
            <text:p text:style-name="P2">ID: </text:p>
          </table:table-cell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2">Actor: usuario</text:p>
          </table:table-cell>
          <table:covered-table-cell/>
          <table:table-cell table:style-name="Table1.A1" table:number-columns-spanned="4" office:value-type="string">
            <text:p text:style-name="P2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>Descripción:</text:p>
            <text:p text:style-name="P2">alta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>Pre-condiciones:</text:p>
            <text:p text:style-name="P2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>Post-condiciones: </text:p>
            <text:p text:style-name="P2">se da de alta un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2">Pasos realizados  (ruta principal):</text:p>
            <text:list text:style-name="L1">
              <text:list-item>
                <text:p text:style-name="P4">apartado prestatario</text:p>
              </text:list-item>
              <text:list-item>
                <text:p text:style-name="P4">presionar alta prestatario</text:p>
              </text:list-item>
              <text:list-item>
                <text:p text:style-name="P4">sistema muestra el formulario</text:p>
              </text:list-item>
              <text:list-item>
                <text:p text:style-name="P4">completar formulario</text:p>
              </text:list-item>
              <text:list-item>
                <text:p text:style-name="P4">confirmar formulario</text:p>
              </text:list-item>
              <text:list-item>
                <text:p text:style-name="P4">valida<text:span text:style-name="T2">r</text:span> datos</text:p>
                <text:list>
                  <text:list-item>
                    <text:p text:style-name="P5">datos inválidos</text:p>
                  </text:list-item>
                  <text:list-item>
                    <text:p text:style-name="P5">informa<text:span text:style-name="T3">r</text:span> error</text:p>
                  </text:list-item>
                  <text:list-item>
                    <text:p text:style-name="P6">volver al formulario</text:p>
                  </text:list-item>
                </text:list>
              </text:list-item>
              <text:list-item>
                <text:p text:style-name="P7">alta prestatario</text:p>
              </text:list-item>
            </text:list>
          </table:table-cell>
          <table:covered-table-cell/>
          <table:covered-table-cell/>
          <table:covered-table-cell/>
          <table:table-cell table:style-name="Table1.E7" table:number-columns-spanned="2" office:value-type="string">
            <text:p text:style-name="P8">Información para los pasos:</text:p>
            <text:p text:style-name="P9"><text:span text:style-name="T4">4.</text:span>nombre<text:span text:style-name="T4">, </text:span>apellido<text:span text:style-name="T4">, </text:span>dni<text:span text:style-name="T4">, </text:span>direccion<text:span text:style-name="T4">, </text:span>telefono<text:span text:style-name="T4">, </text:span>email<text:span text:style-name="T4">, estado_empleo, ocupacion, ingreso_anual</text:span></text:p>
          </table:table-cell>
          <table:covered-table-cell/>
        </table:table-row>
        <table:table-row>
          <table:table-cell table:style-name="Table1.A1" table:number-columns-spanned="6" office:value-type="string">
            <text:p text:style-name="P2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"><text:line-break/></text:p>
      <text:p text:style-name="P11"><text:bookmark text:name="docs-internal-guid-cf44289e-7fff-f5e7-ae53-7aa904d060b0 Copy 1"/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F"/>
        <table:table-row>
          <table:table-cell table:style-name="Table2.A1" office:value-type="string">
            <text:p text:style-name="P12">Sistema: sistema de prestamos</text:p>
          </table:table-cell>
          <table:table-cell table:style-name="Table2.A1" table:number-columns-spanned="4" office:value-type="string">
            <text:p text:style-name="P12">Módulo: </text:p>
          </table:table-cell>
          <table:covered-table-cell/>
          <table:covered-table-cell/>
          <table:covered-table-cell/>
          <table:table-cell table:style-name="Table2.A1" office:value-type="string">
            <text:p text:style-name="P13"/>
          </table:table-cell>
        </table:table-row>
        <table:table-row>
          <table:table-cell table:style-name="Table2.A1" table:number-columns-spanned="3" office:value-type="string">
            <text:p text:style-name="P12">Nombre caso de uso: <text:span text:style-name="T5">baja</text:span> prestatario</text:p>
          </table:table-cell>
          <table:covered-table-cell/>
          <table:covered-table-cell/>
          <table:table-cell table:style-name="Table2.A1" table:number-columns-spanned="3" office:value-type="string">
            <text:p text:style-name="P12">ID: 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12">Actor: usuario</text:p>
          </table:table-cell>
          <table:covered-table-cell/>
          <table:table-cell table:style-name="Table2.A1" table:number-columns-spanned="4" office:value-type="string">
            <text:p text:style-name="P12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.A1" table:number-columns-spanned="6" office:value-type="string">
            <text:p text:style-name="P12">Descripción:</text:p>
            <text:p text:style-name="P12"><text:span text:style-name="T6">baja</text:span>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6" office:value-type="string">
            <text:p text:style-name="P12">Pre-condiciones:</text:p>
            <text:p text:style-name="P12">estar logueado como usuario</text:p>
            <text:p text:style-name="P14">prestatario existente <text:span text:style-name="T7">en la base de datos</text:span></text:p>
            <text:p text:style-name="P14"><text:span text:style-name="T8">n</text:span>o existen préstamos activos asociad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6" office:value-type="string">
            <text:p text:style-name="P12">Post-condiciones: </text:p>
            <text:p text:style-name="P12">se da de <text:span text:style-name="T9">baja</text:span> un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4" office:value-type="string">
            <text:p text:style-name="P12">Pasos realizados  (ruta principal):</text:p>
            <text:list text:style-name="L2">
              <text:list-item>
                <text:p text:style-name="P15">apartado prestatario</text:p>
              </text:list-item>
              <text:list-item>
                <text:p text:style-name="P15">presionar listar prestatario</text:p>
              </text:list-item>
              <text:list-item>
                <text:p text:style-name="P16">recuperar prestatarios</text:p>
                <text:list>
                  <text:list-item>
                    <text:p text:style-name="P17">lista vacia</text:p>
                  </text:list-item>
                  <text:list-item>
                    <text:p text:style-name="P17">informar lista vacia</text:p>
                  </text:list-item>
                </text:list>
              </text:list-item>
              <text:list-item>
                <text:p text:style-name="P15">sistema muestra listado de prestatarios</text:p>
              </text:list-item>
              <text:list-item>
                <text:p text:style-name="P15">presionar botón baja de un prestatario</text:p>
              </text:list-item>
              <text:list-item>
                <text:p text:style-name="P15">validar que no haya prestamos asociados</text:p>
                <text:list>
                  <text:list-item>
                    <text:p text:style-name="P18">existen prestamos asocidados</text:p>
                  </text:list-item>
                  <text:list-item>
                    <text:p text:style-name="P18">informar error</text:p>
                  </text:list-item>
                </text:list>
              </text:list-item>
              <text:list-item>
                <text:p text:style-name="P15">baja prestatario</text:p>
              </text:list-item>
            </text:list>
          </table:table-cell>
          <table:covered-table-cell/>
          <table:covered-table-cell/>
          <table:covered-table-cell/>
          <table:table-cell table:style-name="Table2.A7" table:number-columns-spanned="2" office:value-type="string">
            <text:p text:style-name="P19">Información para los pasos:</text:p>
            <text:p text:style-name="P9"><text:span text:style-name="T4"/></text:p>
          </table:table-cell>
          <table:covered-table-cell/>
        </table:table-row>
        <table:table-row>
          <table:table-cell table:style-name="Table2.A1" table:number-columns-spanned="6" office:value-type="string">
            <text:p text:style-name="P12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0"/>
      <text:p text:style-name="P21"><text:bookmark text:name="docs-internal-guid-cf44289e-7fff-f5e7-ae53-7aa904d060b0 Copy 1 Copy 1"/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column table:style-name="Table3.F"/>
        <table:table-row>
          <table:table-cell table:style-name="Table3.A1" office:value-type="string">
            <text:p text:style-name="P22">Sistema: sistema de prestamos</text:p>
          </table:table-cell>
          <table:table-cell table:style-name="Table3.A1" table:number-columns-spanned="4" office:value-type="string">
            <text:p text:style-name="P22">Módulo: </text:p>
          </table:table-cell>
          <table:covered-table-cell/>
          <table:covered-table-cell/>
          <table:covered-table-cell/>
          <table:table-cell table:style-name="Table3.A1" office:value-type="string">
            <text:p text:style-name="P23"/>
          </table:table-cell>
        </table:table-row>
        <table:table-row>
          <table:table-cell table:style-name="Table3.A1" table:number-columns-spanned="3" office:value-type="string">
            <text:p text:style-name="P22">Nombre caso de uso: <text:span text:style-name="T10">modificacion </text:span>prestatario</text:p>
          </table:table-cell>
          <table:covered-table-cell/>
          <table:covered-table-cell/>
          <table:table-cell table:style-name="Table3.A1" table:number-columns-spanned="3" office:value-type="string">
            <text:p text:style-name="P22">ID: </text:p>
          </table:table-cell>
          <table:covered-table-cell/>
          <table:covered-table-cell/>
        </table:table-row>
        <table:table-row>
          <table:table-cell table:style-name="Table3.A1" table:number-columns-spanned="2" office:value-type="string">
            <text:p text:style-name="P22">Actor: usuario</text:p>
          </table:table-cell>
          <table:covered-table-cell/>
          <table:table-cell table:style-name="Table3.A1" table:number-columns-spanned="4" office:value-type="string">
            <text:p text:style-name="P22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3.A1" table:number-columns-spanned="6" office:value-type="string">
            <text:p text:style-name="P22">Descripción:</text:p>
            <text:p text:style-name="P22"><text:span text:style-name="T10">modificacion</text:span>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6" office:value-type="string">
            <text:p text:style-name="P22">Pre-condiciones:</text:p>
            <text:p text:style-name="P22">estar logueado como usuario</text:p>
            <text:p text:style-name="P24">prestatario existente<text:span text:style-name="T8"> 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6" office:value-type="string">
            <text:p text:style-name="P22">Post-condiciones: </text:p>
            <text:p text:style-name="P22">se <text:span text:style-name="T9">modifica</text:span> un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4" office:value-type="string">
            <text:p text:style-name="P22">Pasos realizados  (ruta principal):</text:p>
            <text:list text:style-name="L3">
              <text:list-item>
                <text:p text:style-name="P25">apartado prestatario</text:p>
              </text:list-item>
              <text:list-item>
                <text:p text:style-name="P25">presionar <text:span text:style-name="T5">listar</text:span> prestatario<text:span text:style-name="T11">s</text:span></text:p>
              </text:list-item>
              <text:list-item>
                <text:p text:style-name="P26">recuperar prestatarios</text:p>
                <text:list>
                  <text:list-item>
                    <text:p text:style-name="P27">lista vacia</text:p>
                  </text:list-item>
                  <text:list-item>
                    <text:p text:style-name="P27">inforamar lista vacia</text:p>
                  </text:list-item>
                </text:list>
              </text:list-item>
              <text:list-item>
                <text:p text:style-name="P25">sistema muestra <text:span text:style-name="T5">listado de prestatarios</text:span></text:p>
              </text:list-item>
              <text:list-item>
                <text:p text:style-name="P28">presionar botón <text:span text:style-name="T10">modificar</text:span> de un prestatario</text:p>
              </text:list-item>
              <text:list-item>
                <text:p text:style-name="P29">recuperar datos del prestatario</text:p>
              </text:list-item>
              <text:list-item>
                <text:p text:style-name="P30">mostrar formulario de modificación <text:span text:style-name="T12">con los datos</text:span></text:p>
              </text:list-item>
              <text:list-item>
                <text:p text:style-name="P30"><text:span text:style-name="T12">modificar</text:span> formulario</text:p>
              </text:list-item>
              <text:list-item>
                <text:p text:style-name="P30">confirmar formulario</text:p>
              </text:list-item>
              <text:list-item>
                <text:p text:style-name="P31">validar datos</text:p>
                <text:list>
                  <text:list-item>
                    <text:p text:style-name="P31">datos invalidos</text:p>
                  </text:list-item>
                  <text:list-item>
                    <text:p text:style-name="P31">infromar error</text:p>
                  </text:list-item>
                  <text:list-item>
                    <text:p text:style-name="P31">volver al formulario</text:p>
                  </text:list-item>
                </text:list>
              </text:list-item>
              <text:list-item>
                <text:p text:style-name="P32"><text:span text:style-name="T10">modificar </text:span><text:span text:style-name="T12">prestatario</text:span></text:p>
              </text:list-item>
            </text:list>
          </table:table-cell>
          <table:covered-table-cell/>
          <table:covered-table-cell/>
          <table:covered-table-cell/>
          <table:table-cell table:style-name="Table3.A7" table:number-columns-spanned="2" office:value-type="string">
            <text:p text:style-name="P33">Información para los pasos:</text:p>
            <text:p text:style-name="P34">8.nombre, apellido, dni, direccion, telefono, email, estado_empleo, ocupacion, ingreso_anual</text:p>
          </table:table-cell>
          <table:covered-table-cell/>
        </table:table-row>
        <table:table-row>
          <table:table-cell table:style-name="Table3.A1" table:number-columns-spanned="6" office:value-type="string">
            <text:p text:style-name="P22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5"><text:line-break/></text:p>
      <text:p text:style-name="P36"><text:bookmark text:name="docs-internal-guid-cf44289e-7fff-f5e7-ae53-7aa904d060b0 Copy 1 Copy 1 Copy 1"/></text:p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F"/>
        <table:table-row>
          <table:table-cell table:style-name="Table4.A1" office:value-type="string">
            <text:p text:style-name="P37">Sistema: sistema de prestamos</text:p>
          </table:table-cell>
          <table:table-cell table:style-name="Table4.A1" table:number-columns-spanned="4" office:value-type="string">
            <text:p text:style-name="P37">Módulo: </text:p>
          </table:table-cell>
          <table:covered-table-cell/>
          <table:covered-table-cell/>
          <table:covered-table-cell/>
          <table:table-cell table:style-name="Table4.A1" office:value-type="string">
            <text:p text:style-name="P38"/>
          </table:table-cell>
        </table:table-row>
        <table:table-row>
          <table:table-cell table:style-name="Table4.A1" table:number-columns-spanned="3" office:value-type="string">
            <text:p text:style-name="P37">Nombre caso de uso: <text:span text:style-name="T13">listar prestatario por id</text:span></text:p>
          </table:table-cell>
          <table:covered-table-cell/>
          <table:covered-table-cell/>
          <table:table-cell table:style-name="Table4.A1" table:number-columns-spanned="3" office:value-type="string">
            <text:p text:style-name="P37">ID: </text:p>
          </table:table-cell>
          <table:covered-table-cell/>
          <table:covered-table-cell/>
        </table:table-row>
        <table:table-row>
          <table:table-cell table:style-name="Table4.A1" table:number-columns-spanned="2" office:value-type="string">
            <text:p text:style-name="P37">Actor: usuario</text:p>
          </table:table-cell>
          <table:covered-table-cell/>
          <table:table-cell table:style-name="Table4.A1" table:number-columns-spanned="4" office:value-type="string">
            <text:p text:style-name="P37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4.A1" table:number-columns-spanned="6" office:value-type="string">
            <text:p text:style-name="P37">Descripción:</text:p>
            <text:p text:style-name="P39">listar prestatario por i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6" office:value-type="string">
            <text:p text:style-name="P37">Pre-condiciones:</text:p>
            <text:p text:style-name="P37">estar logueado como usuario</text:p>
            <text:p text:style-name="P40">prestatario existente <text:span text:style-name="T7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6" office:value-type="string">
            <text:p text:style-name="P37">Post-condiciones: </text:p>
            <text:p text:style-name="P37">se <text:span text:style-name="T9">muestra lista de </text:span>prestatario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7" table:number-columns-spanned="4" office:value-type="string">
            <text:p text:style-name="P37">Pasos realizados  (ruta principal):</text:p>
            <text:list text:style-name="L4">
              <text:list-item>
                <text:p text:style-name="P41">apartado prestatario</text:p>
              </text:list-item>
              <text:list-item>
                <text:p text:style-name="P41">presionar <text:span text:style-name="T5">listar</text:span> prestatario <text:span text:style-name="T13">por id</text:span></text:p>
              </text:list-item>
              <text:list-item>
                <text:p text:style-name="P42">mostrar formulario</text:p>
              </text:list-item>
              <text:list-item>
                <text:p text:style-name="P42">ingresar id</text:p>
              </text:list-item>
              <text:list-item>
                <text:p text:style-name="P43">confirmar formulario</text:p>
              </text:list-item>
              <text:list-item>
                <text:p text:style-name="P44">validar datos</text:p>
                <text:list>
                  <text:list-item>
                    <text:p text:style-name="P44">datos invalidos</text:p>
                  </text:list-item>
                  <text:list-item>
                    <text:p text:style-name="P44">informar error</text:p>
                  </text:list-item>
                  <text:list-item>
                    <text:p text:style-name="P44">volver al formulario</text:p>
                  </text:list-item>
                </text:list>
              </text:list-item>
              <text:list-item>
                <text:p text:style-name="P42">recuperar listado de prestatario que coincida</text:p>
                <text:list>
                  <text:list-item>
                    <text:p text:style-name="P45">li<text:span text:style-name="T2">s</text:span>ta vacia</text:p>
                  </text:list-item>
                  <text:list-item>
                    <text:p text:style-name="P45">informar lista vacia</text:p>
                  </text:list-item>
                </text:list>
              </text:list-item>
              <text:list-item>
                <text:p text:style-name="P42">mostrar listado</text:p>
              </text:list-item>
            </text:list>
          </table:table-cell>
          <table:covered-table-cell/>
          <table:covered-table-cell/>
          <table:covered-table-cell/>
          <table:table-cell table:style-name="Table4.A7" table:number-columns-spanned="2" office:value-type="string">
            <text:p text:style-name="P46">Información para los pasos:</text:p>
            <text:p text:style-name="P47">4. id</text:p>
          </table:table-cell>
          <table:covered-table-cell/>
        </table:table-row>
        <table:table-row>
          <table:table-cell table:style-name="Table4.A1" table:number-columns-spanned="6" office:value-type="string">
            <text:p text:style-name="P37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8"/>
      <text:p text:style-name="P49"><text:bookmark text:name="docs-internal-guid-cf44289e-7fff-f5e7-ae53-7aa904d060b0 Copy 1 Copy 1 Copy 1 Copy 1"/></text:p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column table:style-name="Table5.F"/>
        <table:table-row>
          <table:table-cell table:style-name="Table5.A1" office:value-type="string">
            <text:p text:style-name="P50">Sistema: sistema de prestamos</text:p>
          </table:table-cell>
          <table:table-cell table:style-name="Table5.A1" table:number-columns-spanned="4" office:value-type="string">
            <text:p text:style-name="P50">Módulo: </text:p>
          </table:table-cell>
          <table:covered-table-cell/>
          <table:covered-table-cell/>
          <table:covered-table-cell/>
          <table:table-cell table:style-name="Table5.A1" office:value-type="string">
            <text:p text:style-name="P51"/>
          </table:table-cell>
        </table:table-row>
        <table:table-row>
          <table:table-cell table:style-name="Table5.A1" table:number-columns-spanned="3" office:value-type="string">
            <text:p text:style-name="P50">Nombre caso de uso: <text:span text:style-name="T13">listar prestatario por </text:span><text:span text:style-name="T14">dni</text:span></text:p>
          </table:table-cell>
          <table:covered-table-cell/>
          <table:covered-table-cell/>
          <table:table-cell table:style-name="Table5.A1" table:number-columns-spanned="3" office:value-type="string">
            <text:p text:style-name="P50">ID: </text:p>
          </table:table-cell>
          <table:covered-table-cell/>
          <table:covered-table-cell/>
        </table:table-row>
        <table:table-row>
          <table:table-cell table:style-name="Table5.A1" table:number-columns-spanned="2" office:value-type="string">
            <text:p text:style-name="P50">Actor: usuario</text:p>
          </table:table-cell>
          <table:covered-table-cell/>
          <table:table-cell table:style-name="Table5.A1" table:number-columns-spanned="4" office:value-type="string">
            <text:p text:style-name="P50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5.A1" table:number-columns-spanned="6" office:value-type="string">
            <text:p text:style-name="P50">Descripción:</text:p>
            <text:p text:style-name="P50"><text:span text:style-name="T13">listar prestatario por </text:span><text:span text:style-name="T14">dni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1" table:number-columns-spanned="6" office:value-type="string">
            <text:p text:style-name="P50">Pre-condiciones:</text:p>
            <text:p text:style-name="P50">estar logueado como usuario</text:p>
            <text:p text:style-name="P40">prestatario existente <text:span text:style-name="T7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1" table:number-columns-spanned="6" office:value-type="string">
            <text:p text:style-name="P50">Post-condiciones: </text:p>
            <text:p text:style-name="P50">se <text:span text:style-name="T9">muestra lista de</text:span> prestatario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7" table:number-columns-spanned="4" office:value-type="string">
            <text:p text:style-name="P50">Pasos realizados  (ruta principal):</text:p>
            <text:list text:style-name="L5">
              <text:list-item>
                <text:p text:style-name="P52">apartado prestatario</text:p>
              </text:list-item>
              <text:list-item>
                <text:p text:style-name="P52">presionar <text:span text:style-name="T5">listar</text:span> prestatario <text:span text:style-name="T13">por </text:span><text:span text:style-name="T15">dni</text:span></text:p>
              </text:list-item>
              <text:list-item>
                <text:p text:style-name="P53">mostrar formulario</text:p>
              </text:list-item>
              <text:list-item>
                <text:p text:style-name="P53">ingresar <text:span text:style-name="T14">dni</text:span></text:p>
              </text:list-item>
              <text:list-item>
                <text:p text:style-name="P54">confirmar formulario</text:p>
              </text:list-item>
              <text:list-item>
                <text:p text:style-name="P55">validar datos</text:p>
                <text:list>
                  <text:list-item>
                    <text:p text:style-name="P55">datos invalidos</text:p>
                  </text:list-item>
                  <text:list-item>
                    <text:p text:style-name="P55">informar error</text:p>
                  </text:list-item>
                  <text:list-item>
                    <text:p text:style-name="P55">volver al formulario</text:p>
                  </text:list-item>
                </text:list>
              </text:list-item>
              <text:list-item>
                <text:p text:style-name="P53">recuperar listado de prestatario que coincida</text:p>
                <text:list>
                  <text:list-item>
                    <text:p text:style-name="P55">lista vacia</text:p>
                  </text:list-item>
                  <text:list-item>
                    <text:p text:style-name="P55">informar lista vacia</text:p>
                  </text:list-item>
                </text:list>
              </text:list-item>
              <text:list-item>
                <text:p text:style-name="P53">mostrar listado</text:p>
              </text:list-item>
            </text:list>
          </table:table-cell>
          <table:covered-table-cell/>
          <table:covered-table-cell/>
          <table:covered-table-cell/>
          <table:table-cell table:style-name="Table5.A7" table:number-columns-spanned="2" office:value-type="string">
            <text:p text:style-name="P56">Información para los pasos:</text:p>
            <text:p text:style-name="P57"><text:span text:style-name="T4">4. </text:span><text:span text:style-name="T16">dni</text:span></text:p>
          </table:table-cell>
          <table:covered-table-cell/>
        </table:table-row>
        <table:table-row>
          <table:table-cell table:style-name="Table5.A1" table:number-columns-spanned="6" office:value-type="string">
            <text:p text:style-name="P50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8"/>
      <text:p text:style-name="P59"><text:bookmark text:name="docs-internal-guid-cf44289e-7fff-f5e7-ae53-7aa904d060b0 Copy 1 Copy 1 Copy 1 Copy 2"/></text:p>
      <table:table table:name="Table6" table:style-name="Table6">
        <table:table-column table:style-name="Table6.A"/>
        <table:table-column table:style-name="Table6.B"/>
        <table:table-column table:style-name="Table6.C" table:number-columns-repeated="2"/>
        <table:table-column table:style-name="Table6.E"/>
        <table:table-column table:style-name="Table6.F"/>
        <table:table-row>
          <table:table-cell table:style-name="Table6.A1" office:value-type="string">
            <text:p text:style-name="P60">Sistema: sistema de prestamos</text:p>
          </table:table-cell>
          <table:table-cell table:style-name="Table6.A1" table:number-columns-spanned="4" office:value-type="string">
            <text:p text:style-name="P60">Módulo: </text:p>
          </table:table-cell>
          <table:covered-table-cell/>
          <table:covered-table-cell/>
          <table:covered-table-cell/>
          <table:table-cell table:style-name="Table6.A1" office:value-type="string">
            <text:p text:style-name="P61"/>
          </table:table-cell>
        </table:table-row>
        <table:table-row>
          <table:table-cell table:style-name="Table6.A1" table:number-columns-spanned="3" office:value-type="string">
            <text:p text:style-name="P60">Nombre caso de uso: <text:span text:style-name="T13">listar prestatario por </text:span><text:span text:style-name="T9">apellido y nombre</text:span></text:p>
          </table:table-cell>
          <table:covered-table-cell/>
          <table:covered-table-cell/>
          <table:table-cell table:style-name="Table6.A1" table:number-columns-spanned="3" office:value-type="string">
            <text:p text:style-name="P60">ID: </text:p>
          </table:table-cell>
          <table:covered-table-cell/>
          <table:covered-table-cell/>
        </table:table-row>
        <table:table-row>
          <table:table-cell table:style-name="Table6.A1" table:number-columns-spanned="2" office:value-type="string">
            <text:p text:style-name="P60">Actor: usuario</text:p>
          </table:table-cell>
          <table:covered-table-cell/>
          <table:table-cell table:style-name="Table6.A1" table:number-columns-spanned="4" office:value-type="string">
            <text:p text:style-name="P60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6.A1" table:number-columns-spanned="6" office:value-type="string">
            <text:p text:style-name="P60">Descripción:</text:p>
            <text:p text:style-name="P60"><text:span text:style-name="T13">listar prestatario por </text:span><text:span text:style-name="T9">apellido y nombr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6" office:value-type="string">
            <text:p text:style-name="P60">Pre-condiciones:</text:p>
            <text:p text:style-name="P60">estar logueado como usuario</text:p>
            <text:p text:style-name="P40">prestatario existente <text:span text:style-name="T7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6" office:value-type="string">
            <text:p text:style-name="P60">Post-condiciones: </text:p>
            <text:p text:style-name="P60">se <text:span text:style-name="T9">muestra lista de</text:span> prestatario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7" table:number-columns-spanned="4" office:value-type="string">
            <text:p text:style-name="P60">Pasos realizados  (ruta principal):</text:p>
            <text:list text:style-name="L6">
              <text:list-item>
                <text:p text:style-name="P62">apartado prestatario</text:p>
              </text:list-item>
              <text:list-item>
                <text:p text:style-name="P62">presionar <text:span text:style-name="T5">listar</text:span> prestatario <text:span text:style-name="T13">por </text:span><text:span text:style-name="T15">nombre y apellido</text:span></text:p>
              </text:list-item>
              <text:list-item>
                <text:p text:style-name="P63">mostrar formulario</text:p>
              </text:list-item>
              <text:list-item>
                <text:p text:style-name="P63">ingresar <text:span text:style-name="T9">nombre y apellido</text:span></text:p>
              </text:list-item>
              <text:list-item>
                <text:p text:style-name="P64">confirmar formulario</text:p>
              </text:list-item>
              <text:list-item>
                <text:p text:style-name="P65">validar datos</text:p>
                <text:list>
                  <text:list-item>
                    <text:p text:style-name="P65">datos invalidos</text:p>
                  </text:list-item>
                  <text:list-item>
                    <text:p text:style-name="P65">informar error</text:p>
                  </text:list-item>
                  <text:list-item>
                    <text:p text:style-name="P65">volver al formulario</text:p>
                  </text:list-item>
                </text:list>
              </text:list-item>
              <text:list-item>
                <text:p text:style-name="P63">recuperar listado de prestatario que coincida</text:p>
                <text:list>
                  <text:list-item>
                    <text:p text:style-name="P65">lista vacia</text:p>
                  </text:list-item>
                  <text:list-item>
                    <text:p text:style-name="P65">informar lista vacia</text:p>
                  </text:list-item>
                </text:list>
              </text:list-item>
              <text:list-item>
                <text:p text:style-name="P63">mostrar listado</text:p>
              </text:list-item>
            </text:list>
          </table:table-cell>
          <table:covered-table-cell/>
          <table:covered-table-cell/>
          <table:covered-table-cell/>
          <table:table-cell table:style-name="Table6.A7" table:number-columns-spanned="2" office:value-type="string">
            <text:p text:style-name="P66">Información para los pasos:</text:p>
            <text:p text:style-name="P67"><text:span text:style-name="T4">4. </text:span><text:span text:style-name="T17">nombre, apellido</text:span></text:p>
          </table:table-cell>
          <table:covered-table-cell/>
        </table:table-row>
        <table:table-row>
          <table:table-cell table:style-name="Table6.A1" table:number-columns-spanned="6" office:value-type="string">
            <text:p text:style-name="P60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8"/>
      <text:p text:style-name="P69"><text:bookmark text:name="docs-internal-guid-cf44289e-7fff-f5e7-ae53-7aa904d060b0 Copy 1 Copy 1 Copy 1 Copy 2 Copy 1"/></text:p>
      <table:table table:name="Table7" table:style-name="Table7">
        <table:table-column table:style-name="Table7.A"/>
        <table:table-column table:style-name="Table7.B"/>
        <table:table-column table:style-name="Table7.C" table:number-columns-repeated="2"/>
        <table:table-column table:style-name="Table7.E"/>
        <table:table-column table:style-name="Table7.F"/>
        <table:table-row>
          <table:table-cell table:style-name="Table7.A1" office:value-type="string">
            <text:p text:style-name="P70">Sistema: sistema de prestamos</text:p>
          </table:table-cell>
          <table:table-cell table:style-name="Table7.A1" table:number-columns-spanned="4" office:value-type="string">
            <text:p text:style-name="P70">Módulo: </text:p>
          </table:table-cell>
          <table:covered-table-cell/>
          <table:covered-table-cell/>
          <table:covered-table-cell/>
          <table:table-cell table:style-name="Table7.A1" office:value-type="string">
            <text:p text:style-name="P71"/>
          </table:table-cell>
        </table:table-row>
        <table:table-row>
          <table:table-cell table:style-name="Table7.A1" table:number-columns-spanned="3" office:value-type="string">
            <text:p text:style-name="P70">Nombre caso de uso: <text:span text:style-name="T13">listar prestatario por </text:span><text:span text:style-name="T15">préstamo</text:span></text:p>
          </table:table-cell>
          <table:covered-table-cell/>
          <table:covered-table-cell/>
          <table:table-cell table:style-name="Table7.A1" table:number-columns-spanned="3" office:value-type="string">
            <text:p text:style-name="P70">ID: </text:p>
          </table:table-cell>
          <table:covered-table-cell/>
          <table:covered-table-cell/>
        </table:table-row>
        <table:table-row>
          <table:table-cell table:style-name="Table7.A1" table:number-columns-spanned="2" office:value-type="string">
            <text:p text:style-name="P70">Actor: usuario</text:p>
          </table:table-cell>
          <table:covered-table-cell/>
          <table:table-cell table:style-name="Table7.A1" table:number-columns-spanned="4" office:value-type="string">
            <text:p text:style-name="P70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7.A1" table:number-columns-spanned="6" office:value-type="string">
            <text:p text:style-name="P70">Descripción:</text:p>
            <text:p text:style-name="P70"><text:span text:style-name="T13">listar prestatario por </text:span><text:span text:style-name="T15">pré</text:span><text:span text:style-name="T18">s</text:span><text:span text:style-name="T15">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1" table:number-columns-spanned="6" office:value-type="string">
            <text:p text:style-name="P70">Pre-condiciones:</text:p>
            <text:p text:style-name="P70">estar logueado como usuario</text:p>
            <text:p text:style-name="P72">préstamo existente en la base de datos</text:p>
            <text:p text:style-name="P40">prestatario existente <text:span text:style-name="T7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1" table:number-columns-spanned="6" office:value-type="string">
            <text:p text:style-name="P70">Post-condiciones: </text:p>
            <text:p text:style-name="P70">se <text:span text:style-name="T9">muestra lista de</text:span> prestatario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7" table:number-columns-spanned="4" office:value-type="string">
            <text:list text:style-name="L7">
              <text:list-header>
                <text:p text:style-name="P73">Pasos realizados  (ruta principal):</text:p>
              </text:list-header>
              <text:list-item>
                <text:p text:style-name="P74">apartado prestatario</text:p>
              </text:list-item>
              <text:list-item>
                <text:p text:style-name="P74">presionar <text:span text:style-name="T5">listar</text:span> prestatario <text:span text:style-name="T13">por </text:span><text:span text:style-name="T15">préstamo</text:span></text:p>
              </text:list-item>
              <text:list-item>
                <text:p text:style-name="P75">recuperar prestamos</text:p>
                <text:list>
                  <text:list-item>
                    <text:p text:style-name="P76">lista vacia</text:p>
                  </text:list-item>
                  <text:list-item>
                    <text:p text:style-name="P76">informar lista vacia</text:p>
                  </text:list-item>
                </text:list>
              </text:list-item>
              <text:list-item>
                <text:p text:style-name="P77">mostrar <text:span text:style-name="T15">listado de prestamos</text:span></text:p>
              </text:list-item>
              <text:list-item>
                <text:p text:style-name="P78">seleccionar un préstamo</text:p>
              </text:list-item>
              <text:list-item>
                <text:p text:style-name="P79">confirmar <text:span text:style-name="T15">selección</text:span></text:p>
              </text:list-item>
              <text:list-item>
                <text:p text:style-name="P77">recuperar listado de prestatario que coincida</text:p>
                <text:list>
                  <text:list-item>
                    <text:p text:style-name="P80">lista vacia</text:p>
                  </text:list-item>
                  <text:list-item>
                    <text:p text:style-name="P80">informar lista vacia</text:p>
                  </text:list-item>
                </text:list>
              </text:list-item>
              <text:list-item>
                <text:p text:style-name="P77">mostrar listado</text:p>
              </text:list-item>
            </text:list>
          </table:table-cell>
          <table:covered-table-cell/>
          <table:covered-table-cell/>
          <table:covered-table-cell/>
          <table:table-cell table:style-name="Table7.A7" table:number-columns-spanned="2" office:value-type="string">
            <text:p text:style-name="P81">Información para los pasos:</text:p>
            <text:p text:style-name="P82"><text:span text:style-name="T4"/></text:p>
          </table:table-cell>
          <table:covered-table-cell/>
        </table:table-row>
        <table:table-row>
          <table:table-cell table:style-name="Table7.A1" table:number-columns-spanned="6" office:value-type="string">
            <text:p text:style-name="P70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3"/>
      <text:p text:style-name="P84">Garante</text:p>
      <text:p text:style-name="P85"/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column table:style-name="Table8.E"/>
        <table:table-column table:style-name="Table8.F"/>
        <table:table-row>
          <table:table-cell table:style-name="Table8.A1" office:value-type="string">
            <text:p text:style-name="P86">Sistema: sistema de prestamos</text:p>
          </table:table-cell>
          <table:table-cell table:style-name="Table8.A1" table:number-columns-spanned="4" office:value-type="string">
            <text:p text:style-name="P86">Módulo: </text:p>
          </table:table-cell>
          <table:covered-table-cell/>
          <table:covered-table-cell/>
          <table:covered-table-cell/>
          <table:table-cell table:style-name="Table8.A1" office:value-type="string">
            <text:p text:style-name="P87"/>
          </table:table-cell>
        </table:table-row>
        <table:table-row>
          <table:table-cell table:style-name="Table8.A1" table:number-columns-spanned="3" office:value-type="string">
            <text:p text:style-name="P86">Nombre caso de uso: alta <text:span text:style-name="T19">garante</text:span></text:p>
          </table:table-cell>
          <table:covered-table-cell/>
          <table:covered-table-cell/>
          <table:table-cell table:style-name="Table8.A1" table:number-columns-spanned="3" office:value-type="string">
            <text:p text:style-name="P86">ID: </text:p>
          </table:table-cell>
          <table:covered-table-cell/>
          <table:covered-table-cell/>
        </table:table-row>
        <table:table-row>
          <table:table-cell table:style-name="Table8.A1" table:number-columns-spanned="2" office:value-type="string">
            <text:p text:style-name="P86">Actor: usuario</text:p>
          </table:table-cell>
          <table:covered-table-cell/>
          <table:table-cell table:style-name="Table8.A1" table:number-columns-spanned="4" office:value-type="string">
            <text:p text:style-name="P86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8.A1" table:number-columns-spanned="6" office:value-type="string">
            <text:p text:style-name="P86">Descripción:</text:p>
            <text:p text:style-name="P86">alta <text:span text:style-name="T19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1" table:number-columns-spanned="6" office:value-type="string">
            <text:p text:style-name="P86">Pre-condiciones:</text:p>
            <text:p text:style-name="P86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1" table:number-columns-spanned="6" office:value-type="string">
            <text:p text:style-name="P86">Post-condiciones: </text:p>
            <text:p text:style-name="P86">se da de alta un <text:span text:style-name="T19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1" table:number-columns-spanned="4" office:value-type="string">
            <text:p text:style-name="P86">Pasos realizados  (ruta principal):</text:p>
            <text:list text:style-name="L8">
              <text:list-item>
                <text:p text:style-name="P88">apartado <text:span text:style-name="T19">garante</text:span></text:p>
              </text:list-item>
              <text:list-item>
                <text:p text:style-name="P88">presionar alta <text:span text:style-name="T19">garante</text:span></text:p>
              </text:list-item>
              <text:list-item>
                <text:p text:style-name="P88">sistema muestra el formulario</text:p>
              </text:list-item>
              <text:list-item>
                <text:p text:style-name="P88">completar formulario</text:p>
              </text:list-item>
              <text:list-item>
                <text:p text:style-name="P88">confirmar formulario</text:p>
              </text:list-item>
              <text:list-item>
                <text:p text:style-name="P89">validar datos</text:p>
                <text:list>
                  <text:list-item>
                    <text:p text:style-name="P89">datos invalidos</text:p>
                  </text:list-item>
                  <text:list-item>
                    <text:p text:style-name="P89">informar error</text:p>
                  </text:list-item>
                  <text:list-item>
                    <text:p text:style-name="P89">volver al formulario</text:p>
                  </text:list-item>
                </text:list>
              </text:list-item>
              <text:list-item>
                <text:p text:style-name="P90">alta <text:span text:style-name="T19">garante</text:span></text:p>
              </text:list-item>
            </text:list>
          </table:table-cell>
          <table:covered-table-cell/>
          <table:covered-table-cell/>
          <table:covered-table-cell/>
          <table:table-cell table:style-name="Table8.E7" table:number-columns-spanned="2" office:value-type="string">
            <text:p text:style-name="P91">Información para los pasos:</text:p>
            <text:p text:style-name="P92"><text:span text:style-name="T20">4.</text:span><text:span text:style-name="T21">nombre</text:span><text:span text:style-name="T20">, </text:span><text:span text:style-name="T21">apellido</text:span><text:span text:style-name="T20">, </text:span><text:span text:style-name="T21">dni</text:span><text:span text:style-name="T20">, </text:span><text:span text:style-name="T21">direccion</text:span><text:span text:style-name="T20">, </text:span><text:span text:style-name="T21">telefono</text:span><text:span text:style-name="T20">, </text:span><text:span text:style-name="T21">email</text:span><text:span text:style-name="T20">, </text:span><text:span text:style-name="T22">relacion_con_prestatario, ingreso_anual, garantia_descripcion, garantia_valor</text:span></text:p>
          </table:table-cell>
          <table:covered-table-cell/>
        </table:table-row>
        <table:table-row>
          <table:table-cell table:style-name="Table8.A1" table:number-columns-spanned="6" office:value-type="string">
            <text:p text:style-name="P86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3"/>
      <text:p text:style-name="P94"><text:bookmark text:name="docs-internal-guid-cf44289e-7fff-f5e7-ae53-7aa904d060b0 Copy 1 Copy 2"/></text:p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E"/>
        <table:table-column table:style-name="Table10.F"/>
        <table:table-row>
          <table:table-cell table:style-name="Table10.A1" office:value-type="string">
            <text:p text:style-name="P95">Sistema: sistema de prestamos</text:p>
          </table:table-cell>
          <table:table-cell table:style-name="Table10.A1" table:number-columns-spanned="4" office:value-type="string">
            <text:p text:style-name="P95">Módulo: </text:p>
          </table:table-cell>
          <table:covered-table-cell/>
          <table:covered-table-cell/>
          <table:covered-table-cell/>
          <table:table-cell table:style-name="Table10.A1" office:value-type="string">
            <text:p text:style-name="P96"/>
          </table:table-cell>
        </table:table-row>
        <table:table-row>
          <table:table-cell table:style-name="Table10.A1" table:number-columns-spanned="3" office:value-type="string">
            <text:p text:style-name="P95">Nombre caso de uso: <text:span text:style-name="T5">baja</text:span> <text:span text:style-name="T23">garante</text:span></text:p>
          </table:table-cell>
          <table:covered-table-cell/>
          <table:covered-table-cell/>
          <table:table-cell table:style-name="Table10.A1" table:number-columns-spanned="3" office:value-type="string">
            <text:p text:style-name="P95">ID: </text:p>
          </table:table-cell>
          <table:covered-table-cell/>
          <table:covered-table-cell/>
        </table:table-row>
        <table:table-row>
          <table:table-cell table:style-name="Table10.A1" table:number-columns-spanned="2" office:value-type="string">
            <text:p text:style-name="P95">Actor: usuario</text:p>
          </table:table-cell>
          <table:covered-table-cell/>
          <table:table-cell table:style-name="Table10.A1" table:number-columns-spanned="4" office:value-type="string">
            <text:p text:style-name="P95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0.A1" table:number-columns-spanned="6" office:value-type="string">
            <text:p text:style-name="P95">Descripción:</text:p>
            <text:p text:style-name="P95"><text:span text:style-name="T6">baja</text:span> <text:span text:style-name="T23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1" table:number-columns-spanned="6" office:value-type="string">
            <text:p text:style-name="P95">Pre-condiciones:</text:p>
            <text:p text:style-name="P95">estar logueado como usuario</text:p>
            <text:p text:style-name="P24"><text:span text:style-name="T23">garante</text:span> existente <text:span text:style-name="T7">en la base de datos</text:span></text:p>
            <text:p text:style-name="P24"><text:span text:style-name="T8">n</text:span>o existen préstamos activos asociad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1" table:number-columns-spanned="6" office:value-type="string">
            <text:p text:style-name="P95">Post-condiciones: </text:p>
            <text:p text:style-name="P95">se da de <text:span text:style-name="T9">baja</text:span> un <text:span text:style-name="T23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7" table:number-columns-spanned="4" office:value-type="string">
            <text:p text:style-name="P95">Pasos realizados  (ruta principal):</text:p>
            <text:list text:style-name="L9">
              <text:list-item>
                <text:p text:style-name="P97">apartado <text:span text:style-name="T23">garante</text:span></text:p>
              </text:list-item>
              <text:list-item>
                <text:p text:style-name="P97">presionar <text:span text:style-name="T5">listar</text:span> <text:span text:style-name="T23">garante</text:span></text:p>
              </text:list-item>
              <text:list-item>
                <text:p text:style-name="P98">recuperar garantes</text:p>
                <text:list>
                  <text:list-item>
                    <text:p text:style-name="P99">lista vacia</text:p>
                  </text:list-item>
                  <text:list-item>
                    <text:p text:style-name="P99">informar lista vacia</text:p>
                  </text:list-item>
                </text:list>
              </text:list-item>
              <text:list-item>
                <text:p text:style-name="P97">muestra<text:span text:style-name="T24">r</text:span> <text:span text:style-name="T5">listado de </text:span><text:span text:style-name="T23">garante</text:span><text:span text:style-name="T5">s</text:span></text:p>
              </text:list-item>
              <text:list-item>
                <text:p text:style-name="P100">presionar botón baja de un <text:span text:style-name="T23">garante</text:span></text:p>
              </text:list-item>
              <text:list-item>
                <text:p text:style-name="P101">validar que no haya prestamos asociados</text:p>
                <text:list>
                  <text:list-item>
                    <text:p text:style-name="P101">existen prestamos asociados</text:p>
                  </text:list-item>
                  <text:list-item>
                    <text:p text:style-name="P101">informar error</text:p>
                  </text:list-item>
                </text:list>
              </text:list-item>
              <text:list-item>
                <text:p text:style-name="P97"><text:span text:style-name="T5">baja </text:span><text:span text:style-name="T23">garante</text:span></text:p>
              </text:list-item>
            </text:list>
          </table:table-cell>
          <table:covered-table-cell/>
          <table:covered-table-cell/>
          <table:covered-table-cell/>
          <table:table-cell table:style-name="Table10.A7" table:number-columns-spanned="2" office:value-type="string">
            <text:p text:style-name="P102">Información para los pasos:</text:p>
            <text:p text:style-name="P103"><text:span text:style-name="T4"/></text:p>
          </table:table-cell>
          <table:covered-table-cell/>
        </table:table-row>
        <table:table-row>
          <table:table-cell table:style-name="Table10.A1" table:number-columns-spanned="6" office:value-type="string">
            <text:p text:style-name="P95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4"/>
      <text:p text:style-name="P105"><text:bookmark text:name="docs-internal-guid-cf44289e-7fff-f5e7-ae53-7aa904d060b0 Copy 1 Copy 1 Copy 2"/></text:p>
      <table:table table:name="Table11" table:style-name="Table11">
        <table:table-column table:style-name="Table11.A"/>
        <table:table-column table:style-name="Table11.B"/>
        <table:table-column table:style-name="Table11.C" table:number-columns-repeated="2"/>
        <table:table-column table:style-name="Table11.E"/>
        <table:table-column table:style-name="Table11.F"/>
        <table:table-row>
          <table:table-cell table:style-name="Table11.A1" office:value-type="string">
            <text:p text:style-name="P95">Sistema: sistema de prestamos</text:p>
          </table:table-cell>
          <table:table-cell table:style-name="Table11.A1" table:number-columns-spanned="4" office:value-type="string">
            <text:p text:style-name="P95">Módulo: </text:p>
          </table:table-cell>
          <table:covered-table-cell/>
          <table:covered-table-cell/>
          <table:covered-table-cell/>
          <table:table-cell table:style-name="Table11.A1" office:value-type="string">
            <text:p text:style-name="P96"/>
          </table:table-cell>
        </table:table-row>
        <table:table-row>
          <table:table-cell table:style-name="Table11.A1" table:number-columns-spanned="3" office:value-type="string">
            <text:p text:style-name="P95">Nombre caso de uso: <text:span text:style-name="T10">modificación </text:span><text:span text:style-name="T23">garante</text:span></text:p>
          </table:table-cell>
          <table:covered-table-cell/>
          <table:covered-table-cell/>
          <table:table-cell table:style-name="Table11.A1" table:number-columns-spanned="3" office:value-type="string">
            <text:p text:style-name="P95">ID: </text:p>
          </table:table-cell>
          <table:covered-table-cell/>
          <table:covered-table-cell/>
        </table:table-row>
        <table:table-row>
          <table:table-cell table:style-name="Table11.A1" table:number-columns-spanned="2" office:value-type="string">
            <text:p text:style-name="P95">Actor: usuario</text:p>
          </table:table-cell>
          <table:covered-table-cell/>
          <table:table-cell table:style-name="Table11.A1" table:number-columns-spanned="4" office:value-type="string">
            <text:p text:style-name="P95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1.A1" table:number-columns-spanned="6" office:value-type="string">
            <text:p text:style-name="P95">Descripción:</text:p>
            <text:p text:style-name="P95"><text:span text:style-name="T10">modificacion</text:span> <text:span text:style-name="T23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1" table:number-columns-spanned="6" office:value-type="string">
            <text:p text:style-name="P95">Pre-condiciones:</text:p>
            <text:p text:style-name="P95">estar logueado como usuario</text:p>
            <text:p text:style-name="P40"><text:span text:style-name="T23">garante</text:span> existente <text:span text:style-name="T7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1" table:number-columns-spanned="6" office:value-type="string">
            <text:p text:style-name="P95">Post-condiciones: </text:p>
            <text:p text:style-name="P95">se <text:span text:style-name="T9">modifica</text:span> un <text:span text:style-name="T23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7" table:number-columns-spanned="4" office:value-type="string">
            <text:p text:style-name="P95">Pasos realizados  (ruta principal):</text:p>
            <text:list text:style-name="L10">
              <text:list-item>
                <text:p text:style-name="P106">apartado <text:span text:style-name="T23">garante</text:span></text:p>
              </text:list-item>
              <text:list-item>
                <text:p text:style-name="P106">presionar <text:span text:style-name="T5">listar</text:span> <text:span text:style-name="T23">garante</text:span></text:p>
              </text:list-item>
              <text:list-item>
                <text:p text:style-name="P107">recuperar garantes</text:p>
                <text:list>
                  <text:list-item>
                    <text:p text:style-name="P108">lista vacia</text:p>
                  </text:list-item>
                  <text:list-item>
                    <text:p text:style-name="P108">informar lista vacia</text:p>
                  </text:list-item>
                </text:list>
              </text:list-item>
              <text:list-item>
                <text:p text:style-name="P109"><text:span text:style-name="T25">muestra</text:span><text:span text:style-name="T26">r</text:span><text:span text:style-name="T25"> </text:span><text:span text:style-name="T27">listado de </text:span><text:span text:style-name="T28">garante</text:span><text:span text:style-name="T27">s</text:span></text:p>
              </text:list-item>
              <text:list-item>
                <text:p text:style-name="P110">presionar botón <text:span text:style-name="T10">modificar</text:span> de un <text:span text:style-name="T23">garante</text:span></text:p>
              </text:list-item>
              <text:list-item>
                <text:p text:style-name="P111">recuperar datos del <text:span text:style-name="T23">garante</text:span></text:p>
              </text:list-item>
              <text:list-item>
                <text:p text:style-name="P112">mostrar formulario de modificación <text:span text:style-name="T12">con los datos</text:span></text:p>
              </text:list-item>
              <text:list-item>
                <text:p text:style-name="P112"><text:span text:style-name="T12">modificar</text:span> formulario</text:p>
              </text:list-item>
              <text:list-item>
                <text:p text:style-name="P112">confirmar formulario</text:p>
              </text:list-item>
              <text:list-item>
                <text:p text:style-name="P113">validar datos</text:p>
                <text:list>
                  <text:list-item>
                    <text:p text:style-name="P113">datos invalidos</text:p>
                  </text:list-item>
                  <text:list-item>
                    <text:p text:style-name="P113">informar error</text:p>
                  </text:list-item>
                </text:list>
              </text:list-item>
              <text:list-item>
                <text:p text:style-name="P106"><text:span text:style-name="T10">modificar </text:span><text:span text:style-name="T23">garante</text:span></text:p>
              </text:list-item>
            </text:list>
          </table:table-cell>
          <table:covered-table-cell/>
          <table:covered-table-cell/>
          <table:covered-table-cell/>
          <table:table-cell table:style-name="Table11.A7" table:number-columns-spanned="2" office:value-type="string">
            <text:p text:style-name="P102">Información para los pasos:</text:p>
            <text:p text:style-name="P114"><text:span text:style-name="T4">8.nombre, apellido, dni, direccion, telefono, email, </text:span><text:span text:style-name="T29">relacion_con_prestatario, ingreso_anual, garantia_descripcion, garantia_valor</text:span></text:p>
          </table:table-cell>
          <table:covered-table-cell/>
        </table:table-row>
        <table:table-row>
          <table:table-cell table:style-name="Table11.A1" table:number-columns-spanned="6" office:value-type="string">
            <text:p text:style-name="P95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4"><text:line-break/></text:p>
      <text:p text:style-name="P115"><text:bookmark text:name="docs-internal-guid-cf44289e-7fff-f5e7-ae53-7aa904d060b0 Copy 1 Copy 1 Copy 1 Copy 4"/></text:p>
      <table:table table:name="Table9" table:style-name="Table9">
        <table:table-column table:style-name="Table9.A"/>
        <table:table-column table:style-name="Table9.B"/>
        <table:table-column table:style-name="Table9.C" table:number-columns-repeated="2"/>
        <table:table-column table:style-name="Table9.E"/>
        <table:table-column table:style-name="Table9.F"/>
        <table:table-row>
          <table:table-cell table:style-name="Table9.A1" office:value-type="string">
            <text:p text:style-name="P116">Sistema: sistema de prestamos</text:p>
          </table:table-cell>
          <table:table-cell table:style-name="Table9.A1" table:number-columns-spanned="4" office:value-type="string">
            <text:p text:style-name="P116">Módulo: </text:p>
          </table:table-cell>
          <table:covered-table-cell/>
          <table:covered-table-cell/>
          <table:covered-table-cell/>
          <table:table-cell table:style-name="Table9.A1" office:value-type="string">
            <text:p text:style-name="P117"/>
          </table:table-cell>
        </table:table-row>
        <table:table-row>
          <table:table-cell table:style-name="Table9.A1" table:number-columns-spanned="3" office:value-type="string">
            <text:p text:style-name="P116">Nombre caso de uso: <text:span text:style-name="T13">listar </text:span><text:span text:style-name="T30">garante</text:span><text:span text:style-name="T13"> por id</text:span></text:p>
          </table:table-cell>
          <table:covered-table-cell/>
          <table:covered-table-cell/>
          <table:table-cell table:style-name="Table9.A1" table:number-columns-spanned="3" office:value-type="string">
            <text:p text:style-name="P116">ID: </text:p>
          </table:table-cell>
          <table:covered-table-cell/>
          <table:covered-table-cell/>
        </table:table-row>
        <table:table-row>
          <table:table-cell table:style-name="Table9.A1" table:number-columns-spanned="2" office:value-type="string">
            <text:p text:style-name="P116">Actor: usuario</text:p>
          </table:table-cell>
          <table:covered-table-cell/>
          <table:table-cell table:style-name="Table9.A1" table:number-columns-spanned="4" office:value-type="string">
            <text:p text:style-name="P116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9.A1" table:number-columns-spanned="6" office:value-type="string">
            <text:p text:style-name="P116">Descripción:</text:p>
            <text:p text:style-name="P116"><text:span text:style-name="T13">listar </text:span><text:span text:style-name="T30">garante</text:span><text:span text:style-name="T13"> por id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1" table:number-columns-spanned="6" office:value-type="string">
            <text:p text:style-name="P116">Pre-condiciones:</text:p>
            <text:p text:style-name="P116">estar logueado como usuario</text:p>
            <text:p text:style-name="P40"><text:span text:style-name="T23">garante</text:span> existente <text:span text:style-name="T7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1" table:number-columns-spanned="6" office:value-type="string">
            <text:p text:style-name="P116">Post-condiciones: </text:p>
            <text:p text:style-name="P116">se <text:span text:style-name="T9">muestra lista de </text:span><text:span text:style-name="T30">garante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7" table:number-columns-spanned="4" office:value-type="string">
            <text:p text:style-name="P116">Pasos realizados  (ruta principal):</text:p>
            <text:list text:style-name="L11">
              <text:list-item>
                <text:p text:style-name="P118">apartado <text:span text:style-name="T30">garante</text:span></text:p>
              </text:list-item>
              <text:list-item>
                <text:p text:style-name="P118">presionar <text:span text:style-name="T5">listar</text:span> <text:span text:style-name="T30">garante</text:span> <text:span text:style-name="T13">por id</text:span></text:p>
              </text:list-item>
              <text:list-item>
                <text:p text:style-name="P119">mostrar formulario</text:p>
              </text:list-item>
              <text:list-item>
                <text:p text:style-name="P119">ingresar id</text:p>
              </text:list-item>
              <text:list-item>
                <text:p text:style-name="P120">confirmar formulario</text:p>
              </text:list-item>
              <text:list-item>
                <text:p text:style-name="P121">validar datos</text:p>
                <text:list>
                  <text:list-item>
                    <text:p text:style-name="P121">datos invalidos</text:p>
                  </text:list-item>
                  <text:list-item>
                    <text:p text:style-name="P121">informar error</text:p>
                  </text:list-item>
                </text:list>
              </text:list-item>
              <text:list-item>
                <text:p text:style-name="P119">recuperar listado de <text:span text:style-name="T30">garante</text:span> que coincida</text:p>
                <text:list>
                  <text:list-item>
                    <text:p text:style-name="P121">lista vacia</text:p>
                  </text:list-item>
                  <text:list-item>
                    <text:p text:style-name="P121">informar lista vacia</text:p>
                  </text:list-item>
                </text:list>
              </text:list-item>
              <text:list-item>
                <text:p text:style-name="P119">mostrar listado</text:p>
              </text:list-item>
            </text:list>
          </table:table-cell>
          <table:covered-table-cell/>
          <table:covered-table-cell/>
          <table:covered-table-cell/>
          <table:table-cell table:style-name="Table9.A7" table:number-columns-spanned="2" office:value-type="string">
            <text:p text:style-name="P122">Información para los pasos:</text:p>
            <text:p text:style-name="P123">4. id</text:p>
          </table:table-cell>
          <table:covered-table-cell/>
        </table:table-row>
        <table:table-row>
          <table:table-cell table:style-name="Table9.A1" table:number-columns-spanned="6" office:value-type="string">
            <text:p text:style-name="P116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24"/>
      <text:p text:style-name="P125"><text:bookmark text:name="docs-internal-guid-cf44289e-7fff-f5e7-ae53-7aa904d060b0 Copy 1 Copy 1 Copy 1 Copy 1 Copy 1"/></text:p>
      <table:table table:name="Table12" table:style-name="Table12">
        <table:table-column table:style-name="Table12.A"/>
        <table:table-column table:style-name="Table12.B"/>
        <table:table-column table:style-name="Table12.C" table:number-columns-repeated="2"/>
        <table:table-column table:style-name="Table12.E"/>
        <table:table-column table:style-name="Table12.F"/>
        <table:table-row>
          <table:table-cell table:style-name="Table12.A1" office:value-type="string">
            <text:p text:style-name="P126">Sistema: sistema de prestamos</text:p>
          </table:table-cell>
          <table:table-cell table:style-name="Table12.A1" table:number-columns-spanned="4" office:value-type="string">
            <text:p text:style-name="P126">Módulo: </text:p>
          </table:table-cell>
          <table:covered-table-cell/>
          <table:covered-table-cell/>
          <table:covered-table-cell/>
          <table:table-cell table:style-name="Table12.A1" office:value-type="string">
            <text:p text:style-name="P127"/>
          </table:table-cell>
        </table:table-row>
        <table:table-row>
          <table:table-cell table:style-name="Table12.A1" table:number-columns-spanned="3" office:value-type="string">
            <text:p text:style-name="P126">Nombre caso de uso: <text:span text:style-name="T13">listar </text:span><text:span text:style-name="T31">garante</text:span><text:span text:style-name="T13"> por </text:span><text:span text:style-name="T14">dni</text:span></text:p>
          </table:table-cell>
          <table:covered-table-cell/>
          <table:covered-table-cell/>
          <table:table-cell table:style-name="Table12.A1" table:number-columns-spanned="3" office:value-type="string">
            <text:p text:style-name="P126">ID: </text:p>
          </table:table-cell>
          <table:covered-table-cell/>
          <table:covered-table-cell/>
        </table:table-row>
        <table:table-row>
          <table:table-cell table:style-name="Table12.A1" table:number-columns-spanned="2" office:value-type="string">
            <text:p text:style-name="P126">Actor: usuario</text:p>
          </table:table-cell>
          <table:covered-table-cell/>
          <table:table-cell table:style-name="Table12.A1" table:number-columns-spanned="4" office:value-type="string">
            <text:p text:style-name="P126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2.A1" table:number-columns-spanned="6" office:value-type="string">
            <text:p text:style-name="P126">Descripción:</text:p>
            <text:p text:style-name="P126"><text:span text:style-name="T13">listar </text:span><text:span text:style-name="T31">garante</text:span><text:span text:style-name="T13"> por </text:span><text:span text:style-name="T14">dni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1" table:number-columns-spanned="6" office:value-type="string">
            <text:p text:style-name="P126">Pre-condiciones:</text:p>
            <text:p text:style-name="P126">estar logueado como usuario</text:p>
            <text:p text:style-name="P40"><text:span text:style-name="T23">garante</text:span> existente <text:span text:style-name="T7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1" table:number-columns-spanned="6" office:value-type="string">
            <text:p text:style-name="P126">Post-condiciones: </text:p>
            <text:p text:style-name="P126">se <text:span text:style-name="T9">muestra lista de</text:span> <text:span text:style-name="T31">garante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7" table:number-columns-spanned="4" office:value-type="string">
            <text:p text:style-name="P126">Pasos realizados  (ruta principal):</text:p>
            <text:list text:style-name="L12">
              <text:list-item>
                <text:p text:style-name="P128">apartado <text:s/><text:span text:style-name="T31">garante</text:span></text:p>
              </text:list-item>
              <text:list-item>
                <text:p text:style-name="P128">presionar <text:span text:style-name="T5">listar</text:span> <text:span text:style-name="T31">garante</text:span> <text:span text:style-name="T13">por </text:span><text:span text:style-name="T15">dni</text:span></text:p>
              </text:list-item>
              <text:list-item>
                <text:p text:style-name="P129">mostrar formulario</text:p>
              </text:list-item>
              <text:list-item>
                <text:p text:style-name="P129">ingresar <text:span text:style-name="T14">dni</text:span></text:p>
              </text:list-item>
              <text:list-item>
                <text:p text:style-name="P130">confirmar formulario</text:p>
              </text:list-item>
              <text:list-item>
                <text:p text:style-name="P131">validar datos</text:p>
                <text:list>
                  <text:list-item>
                    <text:p text:style-name="P131">datos invalidos</text:p>
                  </text:list-item>
                  <text:list-item>
                    <text:p text:style-name="P131">informar error</text:p>
                  </text:list-item>
                  <text:list-item>
                    <text:p text:style-name="P131">volver al formulario</text:p>
                  </text:list-item>
                </text:list>
              </text:list-item>
              <text:list-item>
                <text:p text:style-name="P129">recuperar listado de <text:span text:style-name="T31">garante</text:span> que coincida</text:p>
                <text:list>
                  <text:list-item>
                    <text:p text:style-name="P132">lista vacia</text:p>
                  </text:list-item>
                  <text:list-item>
                    <text:p text:style-name="P132">informar lista vacia</text:p>
                  </text:list-item>
                </text:list>
              </text:list-item>
              <text:list-item>
                <text:p text:style-name="P129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2.A7" table:number-columns-spanned="2" office:value-type="string">
            <text:p text:style-name="P133">Información para los pasos:</text:p>
            <text:p text:style-name="P134"><text:span text:style-name="T4">4. </text:span><text:span text:style-name="T16">dni</text:span></text:p>
          </table:table-cell>
          <table:covered-table-cell/>
        </table:table-row>
        <table:table-row>
          <table:table-cell table:style-name="Table12.A1" table:number-columns-spanned="6" office:value-type="string">
            <text:p text:style-name="P126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5"/>
      <text:p text:style-name="P125"><text:bookmark text:name="docs-internal-guid-cf44289e-7fff-f5e7-ae53-7aa904d060b0 Copy 1 Copy 1 Copy 1 Copy 2 Copy 2"/></text:p>
      <table:table table:name="Table13" table:style-name="Table13">
        <table:table-column table:style-name="Table13.A"/>
        <table:table-column table:style-name="Table13.B"/>
        <table:table-column table:style-name="Table13.C" table:number-columns-repeated="2"/>
        <table:table-column table:style-name="Table13.E"/>
        <table:table-column table:style-name="Table13.F"/>
        <table:table-row>
          <table:table-cell table:style-name="Table13.A1" office:value-type="string">
            <text:p text:style-name="P126">Sistema: sistema de prestamos</text:p>
          </table:table-cell>
          <table:table-cell table:style-name="Table13.A1" table:number-columns-spanned="4" office:value-type="string">
            <text:p text:style-name="P126">Módulo: </text:p>
          </table:table-cell>
          <table:covered-table-cell/>
          <table:covered-table-cell/>
          <table:covered-table-cell/>
          <table:table-cell table:style-name="Table13.A1" office:value-type="string">
            <text:p text:style-name="P127"/>
          </table:table-cell>
        </table:table-row>
        <table:table-row>
          <table:table-cell table:style-name="Table13.A1" table:number-columns-spanned="3" office:value-type="string">
            <text:p text:style-name="P126">Nombre caso de uso: <text:span text:style-name="T13">listar </text:span><text:span text:style-name="T31">garante</text:span><text:span text:style-name="T13"> por </text:span><text:span text:style-name="T9">apellido y nombre</text:span></text:p>
          </table:table-cell>
          <table:covered-table-cell/>
          <table:covered-table-cell/>
          <table:table-cell table:style-name="Table13.A1" table:number-columns-spanned="3" office:value-type="string">
            <text:p text:style-name="P126">ID: </text:p>
          </table:table-cell>
          <table:covered-table-cell/>
          <table:covered-table-cell/>
        </table:table-row>
        <table:table-row>
          <table:table-cell table:style-name="Table13.A1" table:number-columns-spanned="2" office:value-type="string">
            <text:p text:style-name="P126">Actor: usuario</text:p>
          </table:table-cell>
          <table:covered-table-cell/>
          <table:table-cell table:style-name="Table13.A1" table:number-columns-spanned="4" office:value-type="string">
            <text:p text:style-name="P126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3.A1" table:number-columns-spanned="6" office:value-type="string">
            <text:p text:style-name="P126">Descripción:</text:p>
            <text:p text:style-name="P126"><text:span text:style-name="T13">listar </text:span><text:span text:style-name="T31">garante</text:span><text:span text:style-name="T13"> por </text:span><text:span text:style-name="T9">apellido y nombr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3.A1" table:number-columns-spanned="6" office:value-type="string">
            <text:p text:style-name="P126">Pre-condiciones:</text:p>
            <text:p text:style-name="P126">estar logueado como usuario</text:p>
            <text:p text:style-name="P40"><text:span text:style-name="T23">garante</text:span> existente <text:span text:style-name="T7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3.A1" table:number-columns-spanned="6" office:value-type="string">
            <text:p text:style-name="P126">Post-condiciones: </text:p>
            <text:p text:style-name="P126">se <text:span text:style-name="T9">muestra lista de</text:span> <text:span text:style-name="T31">garante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3.A7" table:number-columns-spanned="4" office:value-type="string">
            <text:p text:style-name="P126">Pasos realizados  (ruta principal):</text:p>
            <text:list text:style-name="L13">
              <text:list-item>
                <text:p text:style-name="P136">apartado <text:s/><text:span text:style-name="T31">garante</text:span></text:p>
              </text:list-item>
              <text:list-item>
                <text:p text:style-name="P136">presionar <text:span text:style-name="T5">listar</text:span> <text:span text:style-name="T31">garante</text:span> <text:span text:style-name="T13">por </text:span><text:span text:style-name="T15">nombre y apellido</text:span></text:p>
              </text:list-item>
              <text:list-item>
                <text:p text:style-name="P137">mostrar formulario</text:p>
              </text:list-item>
              <text:list-item>
                <text:p text:style-name="P137">ingresar <text:span text:style-name="T9">nombre y apellido</text:span></text:p>
              </text:list-item>
              <text:list-item>
                <text:p text:style-name="P138">confirmar formulario</text:p>
              </text:list-item>
              <text:list-item>
                <text:p text:style-name="P139">validar datos</text:p>
                <text:list>
                  <text:list-item>
                    <text:p text:style-name="P139">datos invalidos</text:p>
                  </text:list-item>
                  <text:list-item>
                    <text:p text:style-name="P139">informar error</text:p>
                  </text:list-item>
                </text:list>
              </text:list-item>
              <text:list-item>
                <text:p text:style-name="P137">recuperar listado de <text:span text:style-name="T31">garante</text:span> que coincida</text:p>
                <text:list>
                  <text:list-item>
                    <text:p text:style-name="P139">lista vacia</text:p>
                  </text:list-item>
                  <text:list-item>
                    <text:p text:style-name="P139">informar lista vacia</text:p>
                  </text:list-item>
                </text:list>
              </text:list-item>
              <text:list-item>
                <text:p text:style-name="P137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3.A7" table:number-columns-spanned="2" office:value-type="string">
            <text:p text:style-name="P133">Información para los pasos:</text:p>
            <text:p text:style-name="P134"><text:span text:style-name="T4">4. </text:span><text:span text:style-name="T17">nombre,apellido</text:span></text:p>
          </table:table-cell>
          <table:covered-table-cell/>
        </table:table-row>
        <table:table-row>
          <table:table-cell table:style-name="Table13.A1" table:number-columns-spanned="6" office:value-type="string">
            <text:p text:style-name="P126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5"/>
      <text:p text:style-name="P125"><text:bookmark text:name="docs-internal-guid-cf44289e-7fff-f5e7-ae53-7aa904d060b0 Copy 1 Copy 1 Copy 1 Copy 2 Copy 1 Copy 1"/></text:p>
      <table:table table:name="Table14" table:style-name="Table14">
        <table:table-column table:style-name="Table14.A"/>
        <table:table-column table:style-name="Table14.B"/>
        <table:table-column table:style-name="Table14.C" table:number-columns-repeated="2"/>
        <table:table-column table:style-name="Table14.E"/>
        <table:table-column table:style-name="Table14.F"/>
        <table:table-row>
          <table:table-cell table:style-name="Table14.A1" office:value-type="string">
            <text:p text:style-name="P126">Sistema: sistema de prestamos</text:p>
          </table:table-cell>
          <table:table-cell table:style-name="Table14.A1" table:number-columns-spanned="4" office:value-type="string">
            <text:p text:style-name="P126">Módulo: </text:p>
          </table:table-cell>
          <table:covered-table-cell/>
          <table:covered-table-cell/>
          <table:covered-table-cell/>
          <table:table-cell table:style-name="Table14.A1" office:value-type="string">
            <text:p text:style-name="P127"/>
          </table:table-cell>
        </table:table-row>
        <table:table-row>
          <table:table-cell table:style-name="Table14.A1" table:number-columns-spanned="3" office:value-type="string">
            <text:p text:style-name="P126">Nombre caso de uso: <text:span text:style-name="T13">listar </text:span><text:span text:style-name="T31">garante</text:span><text:span text:style-name="T13"> por </text:span><text:span text:style-name="T15">préstamo</text:span></text:p>
          </table:table-cell>
          <table:covered-table-cell/>
          <table:covered-table-cell/>
          <table:table-cell table:style-name="Table14.A1" table:number-columns-spanned="3" office:value-type="string">
            <text:p text:style-name="P126">ID: </text:p>
          </table:table-cell>
          <table:covered-table-cell/>
          <table:covered-table-cell/>
        </table:table-row>
        <table:table-row>
          <table:table-cell table:style-name="Table14.A1" table:number-columns-spanned="2" office:value-type="string">
            <text:p text:style-name="P126">Actor: usuario</text:p>
          </table:table-cell>
          <table:covered-table-cell/>
          <table:table-cell table:style-name="Table14.A1" table:number-columns-spanned="4" office:value-type="string">
            <text:p text:style-name="P126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4.A1" table:number-columns-spanned="6" office:value-type="string">
            <text:p text:style-name="P126">Descripción:</text:p>
            <text:p text:style-name="P126"><text:span text:style-name="T13">listar </text:span><text:span text:style-name="T31">garante</text:span><text:span text:style-name="T13"> por </text:span><text:span text:style-name="T15">pré</text:span><text:span text:style-name="T18">s</text:span><text:span text:style-name="T15">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4.A1" table:number-columns-spanned="6" office:value-type="string">
            <text:p text:style-name="P126">Pre-condiciones:</text:p>
            <text:p text:style-name="P126">estar logueado como usuario</text:p>
            <text:p text:style-name="P72">préstamo existente en la base de datos</text:p>
            <text:p text:style-name="P40"><text:span text:style-name="T23">garante</text:span> existente <text:span text:style-name="T7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4.A1" table:number-columns-spanned="6" office:value-type="string">
            <text:p text:style-name="P126">Post-condiciones: </text:p>
            <text:p text:style-name="P126">se <text:span text:style-name="T9">muestra lista de</text:span> <text:span text:style-name="T31">garante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4.A7" table:number-columns-spanned="4" office:value-type="string">
            <text:p text:style-name="P126">Pasos realizados  (ruta principal):</text:p>
            <text:list text:style-name="L14">
              <text:list-item>
                <text:p text:style-name="P140">apartado <text:s/><text:span text:style-name="T31">garante</text:span></text:p>
              </text:list-item>
              <text:list-item>
                <text:p text:style-name="P140">presionar <text:span text:style-name="T5">listar</text:span> <text:span text:style-name="T31">garante</text:span> <text:span text:style-name="T13">por </text:span><text:span text:style-name="T15">préstamo</text:span></text:p>
              </text:list-item>
              <text:list-item>
                <text:p text:style-name="P141">recuperar listado de prestamos</text:p>
                <text:list>
                  <text:list-item>
                    <text:p text:style-name="P142">lista vacia</text:p>
                  </text:list-item>
                  <text:list-item>
                    <text:p text:style-name="P142">informar lista vacia</text:p>
                  </text:list-item>
                </text:list>
              </text:list-item>
              <text:list-item>
                <text:p text:style-name="P143">mostrar <text:span text:style-name="T15">listado de prestamos</text:span></text:p>
              </text:list-item>
              <text:list-item>
                <text:p text:style-name="P141">seleccionar un préstamo</text:p>
              </text:list-item>
              <text:list-item>
                <text:p text:style-name="P144">confirmar <text:span text:style-name="T15">selección</text:span></text:p>
              </text:list-item>
              <text:list-item>
                <text:p text:style-name="P143">recuperar listado de <text:span text:style-name="T31">garante</text:span> que coincida</text:p>
                <text:list>
                  <text:list-item>
                    <text:p text:style-name="P142">lista vacia</text:p>
                  </text:list-item>
                  <text:list-item>
                    <text:p text:style-name="P142">informar lista vacia</text:p>
                  </text:list-item>
                </text:list>
              </text:list-item>
              <text:list-item>
                <text:p text:style-name="P143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4.A7" table:number-columns-spanned="2" office:value-type="string">
            <text:p text:style-name="P133">Información para los pasos:</text:p>
            <text:p text:style-name="P134"><text:span text:style-name="T4"/></text:p>
          </table:table-cell>
          <table:covered-table-cell/>
        </table:table-row>
        <table:table-row>
          <table:table-cell table:style-name="Table14.A1" table:number-columns-spanned="6" office:value-type="string">
            <text:p text:style-name="P126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5"/>
      <text:p text:style-name="P145">Préstamo</text:p>
      <text:p text:style-name="P146"/>
      <table:table table:name="Table15" table:style-name="Table15">
        <table:table-column table:style-name="Table15.A"/>
        <table:table-column table:style-name="Table15.B"/>
        <table:table-column table:style-name="Table15.C" table:number-columns-repeated="2"/>
        <table:table-column table:style-name="Table15.E"/>
        <table:table-column table:style-name="Table15.F"/>
        <table:table-row>
          <table:table-cell table:style-name="Table15.A1" office:value-type="string">
            <text:p text:style-name="P147">Sistema: sistema de prestamos</text:p>
          </table:table-cell>
          <table:table-cell table:style-name="Table15.A1" table:number-columns-spanned="4" office:value-type="string">
            <text:p text:style-name="P147">Módulo: </text:p>
          </table:table-cell>
          <table:covered-table-cell/>
          <table:covered-table-cell/>
          <table:covered-table-cell/>
          <table:table-cell table:style-name="Table15.A1" office:value-type="string">
            <text:p text:style-name="P148"/>
          </table:table-cell>
        </table:table-row>
        <table:table-row>
          <table:table-cell table:style-name="Table15.A1" table:number-columns-spanned="3" office:value-type="string">
            <text:p text:style-name="P147">Nombre caso de uso: alta <text:span text:style-name="T32">préstamo</text:span></text:p>
          </table:table-cell>
          <table:covered-table-cell/>
          <table:covered-table-cell/>
          <table:table-cell table:style-name="Table15.A1" table:number-columns-spanned="3" office:value-type="string">
            <text:p text:style-name="P147">ID: </text:p>
          </table:table-cell>
          <table:covered-table-cell/>
          <table:covered-table-cell/>
        </table:table-row>
        <table:table-row>
          <table:table-cell table:style-name="Table15.A1" table:number-columns-spanned="2" office:value-type="string">
            <text:p text:style-name="P147">Actor: usuario</text:p>
          </table:table-cell>
          <table:covered-table-cell/>
          <table:table-cell table:style-name="Table15.A1" table:number-columns-spanned="4" office:value-type="string">
            <text:p text:style-name="P147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5.A1" table:number-columns-spanned="6" office:value-type="string">
            <text:p text:style-name="P147">Descripción:</text:p>
            <text:p text:style-name="P147">alta <text:span text:style-name="T32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5.A1" table:number-columns-spanned="6" office:value-type="string">
            <text:p text:style-name="P147">Pre-condiciones:</text:p>
            <text:p text:style-name="P147">estar logueado como usuario</text:p>
            <text:p text:style-name="P72">prestatario existente en la base de datos</text:p>
            <text:p text:style-name="P72">garante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5.A1" table:number-columns-spanned="6" office:value-type="string">
            <text:p text:style-name="P147">Post-condiciones: </text:p>
            <text:p text:style-name="P147">se da de alta un <text:span text:style-name="T32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5.A1" table:number-columns-spanned="4" office:value-type="string">
            <text:p text:style-name="P147">Pasos realizados  (ruta principal):</text:p>
            <text:list text:style-name="L15">
              <text:list-item>
                <text:p text:style-name="P149">apartado <text:span text:style-name="T32">préstamo</text:span></text:p>
              </text:list-item>
              <text:list-item>
                <text:p text:style-name="P149">presionar alta <text:span text:style-name="T32">préstamo</text:span></text:p>
              </text:list-item>
              <text:list-item>
                <text:p text:style-name="P150"><text:span text:style-name="T33">recuperar listado de </text:span><text:span text:style-name="T34">prestatarios</text:span></text:p>
                <text:list>
                  <text:list-item>
                    <text:p text:style-name="P151">lista vacia</text:p>
                  </text:list-item>
                  <text:list-item>
                    <text:p text:style-name="P151">informar lista vacia</text:p>
                  </text:list-item>
                </text:list>
              </text:list-item>
              <text:list-item>
                <text:p text:style-name="P152">recuperar listado de <text:span text:style-name="T32">garantes</text:span></text:p>
                <text:list>
                  <text:list-item>
                    <text:p text:style-name="P151">lista vacia</text:p>
                  </text:list-item>
                  <text:list-item>
                    <text:p text:style-name="P151">informar lista vacia</text:p>
                  </text:list-item>
                </text:list>
              </text:list-item>
              <text:list-item>
                <text:p text:style-name="P153">sistema muestra el formulario</text:p>
              </text:list-item>
              <text:list-item>
                <text:p text:style-name="P154">seleccionar un prestatario de la lista</text:p>
              </text:list-item>
              <text:list-item>
                <text:p text:style-name="P154">seleccionar un garante de la lista</text:p>
              </text:list-item>
              <text:list-item>
                <text:p text:style-name="P149">completar formulario</text:p>
              </text:list-item>
              <text:list-item>
                <text:p text:style-name="P149">confirmar formulario</text:p>
              </text:list-item>
              <text:list-item>
                <text:p text:style-name="P155">validar datos</text:p>
                <text:list>
                  <text:list-item>
                    <text:p text:style-name="P155">datos invalidos</text:p>
                  </text:list-item>
                  <text:list-item>
                    <text:p text:style-name="P155">informar error</text:p>
                  </text:list-item>
                  <text:list-item>
                    <text:p text:style-name="P155">volver al formulario</text:p>
                  </text:list-item>
                </text:list>
              </text:list-item>
              <text:list-item>
                <text:p text:style-name="P149">alta <text:span text:style-name="T32">prestamos</text:span></text:p>
              </text:list-item>
            </text:list>
          </table:table-cell>
          <table:covered-table-cell/>
          <table:covered-table-cell/>
          <table:covered-table-cell/>
          <table:table-cell table:style-name="Table15.E7" table:number-columns-spanned="2" office:value-type="string">
            <text:p text:style-name="P156">Información para los pasos:</text:p>
            <text:p text:style-name="P157"><text:span text:style-name="T35">10. </text:span><text:span text:style-name="T22">monto, moned</text:span><text:span text:style-name="T36">a, </text:span><text:span text:style-name="T22">tasa_interes, cuotas_totales, cuotas_restantes, monto_cuota, </text:span><text:span text:style-name="T37">monto</text:span><text:span text:style-name="T22">_restante, </text:span><text:span text:style-name="T36">prestatario, garante, </text:span><text:span text:style-name="T38">fecha</text:span></text:p>
          </table:table-cell>
          <table:covered-table-cell/>
        </table:table-row>
        <table:table-row>
          <table:table-cell table:style-name="Table15.A1" table:number-columns-spanned="6" office:value-type="string">
            <text:p text:style-name="P147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8"/>
      <text:p text:style-name="P159"><text:bookmark text:name="docs-internal-guid-cf44289e-7fff-f5e7-ae53-7aa904d060b0 Copy 1 Copy 2 Copy 1"/></text:p>
      <table:table table:name="Table16" table:style-name="Table16">
        <table:table-column table:style-name="Table16.A"/>
        <table:table-column table:style-name="Table16.B"/>
        <table:table-column table:style-name="Table16.C" table:number-columns-repeated="2"/>
        <table:table-column table:style-name="Table16.E"/>
        <table:table-column table:style-name="Table16.F"/>
        <table:table-row>
          <table:table-cell table:style-name="Table16.A1" office:value-type="string">
            <text:p text:style-name="P160">Sistema: sistema de prestamos</text:p>
          </table:table-cell>
          <table:table-cell table:style-name="Table16.A1" table:number-columns-spanned="4" office:value-type="string">
            <text:p text:style-name="P160">Módulo: </text:p>
          </table:table-cell>
          <table:covered-table-cell/>
          <table:covered-table-cell/>
          <table:covered-table-cell/>
          <table:table-cell table:style-name="Table16.A1" office:value-type="string">
            <text:p text:style-name="P161"/>
          </table:table-cell>
        </table:table-row>
        <table:table-row>
          <table:table-cell table:style-name="Table16.A1" table:number-columns-spanned="3" office:value-type="string">
            <text:p text:style-name="P160">Nombre caso de uso: <text:span text:style-name="T5">baja</text:span> <text:span text:style-name="T32">préstamo</text:span></text:p>
          </table:table-cell>
          <table:covered-table-cell/>
          <table:covered-table-cell/>
          <table:table-cell table:style-name="Table16.A1" table:number-columns-spanned="3" office:value-type="string">
            <text:p text:style-name="P160">ID: </text:p>
          </table:table-cell>
          <table:covered-table-cell/>
          <table:covered-table-cell/>
        </table:table-row>
        <table:table-row>
          <table:table-cell table:style-name="Table16.A1" table:number-columns-spanned="2" office:value-type="string">
            <text:p text:style-name="P160">Actor: usuario</text:p>
          </table:table-cell>
          <table:covered-table-cell/>
          <table:table-cell table:style-name="Table16.A1" table:number-columns-spanned="4" office:value-type="string">
            <text:p text:style-name="P160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6.A1" table:number-columns-spanned="6" office:value-type="string">
            <text:p text:style-name="P160">Descripción:</text:p>
            <text:p text:style-name="P160"><text:span text:style-name="T6">baja</text:span> <text:span text:style-name="T32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1" table:number-columns-spanned="6" office:value-type="string">
            <text:p text:style-name="P160">Pre-condiciones:</text:p>
            <text:p text:style-name="P160">estar logueado como usuario</text:p>
            <text:p text:style-name="P72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1" table:number-columns-spanned="6" office:value-type="string">
            <text:p text:style-name="P160">Post-condiciones: </text:p>
            <text:p text:style-name="P160">se da de <text:span text:style-name="T9">baja</text:span> un <text:span text:style-name="T32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7" table:number-columns-spanned="4" office:value-type="string">
            <text:p text:style-name="P160">Pasos realizados  (ruta principal):</text:p>
            <text:list text:style-name="L16">
              <text:list-item>
                <text:p text:style-name="P162">apartado <text:span text:style-name="T32">préstamo</text:span></text:p>
              </text:list-item>
              <text:list-item>
                <text:p text:style-name="P162">presionar <text:span text:style-name="T5">listar</text:span> <text:span text:style-name="T32">préstamo</text:span></text:p>
              </text:list-item>
              <text:list-item>
                <text:p text:style-name="P163">recuperar lista de prestamos</text:p>
                <text:list>
                  <text:list-item>
                    <text:p text:style-name="P163">lista vacia</text:p>
                  </text:list-item>
                  <text:list-item>
                    <text:p text:style-name="P163">informar lista vacia</text:p>
                  </text:list-item>
                </text:list>
              </text:list-item>
              <text:list-item>
                <text:p text:style-name="P162">muestra<text:span text:style-name="T39">r</text:span> <text:span text:style-name="T5">listado de </text:span><text:span text:style-name="T32">préstamo</text:span><text:span text:style-name="T5">s</text:span></text:p>
              </text:list-item>
              <text:list-item>
                <text:p text:style-name="P164">presionar botón baja de un <text:span text:style-name="T32">préstamo</text:span></text:p>
              </text:list-item>
              <text:list-item>
                <text:p text:style-name="P165">comprobar <text:span text:style-name="T40">monto</text:span> restante = 0</text:p>
                <text:list>
                  <text:list-item>
                    <text:p text:style-name="P165"><text:span text:style-name="T40">monto</text:span> restante &gt; 0</text:p>
                  </text:list-item>
                  <text:list-item>
                    <text:p text:style-name="P166">informar error</text:p>
                  </text:list-item>
                </text:list>
              </text:list-item>
              <text:list-item>
                <text:p text:style-name="P162"><text:span text:style-name="T5">baja </text:span><text:span text:style-name="T32">préstamo</text:span></text:p>
              </text:list-item>
            </text:list>
          </table:table-cell>
          <table:covered-table-cell/>
          <table:covered-table-cell/>
          <table:covered-table-cell/>
          <table:table-cell table:style-name="Table16.A7" table:number-columns-spanned="2" office:value-type="string">
            <text:p text:style-name="P167">Información para los pasos:</text:p>
            <text:p text:style-name="P168"><text:span text:style-name="T4"/></text:p>
          </table:table-cell>
          <table:covered-table-cell/>
        </table:table-row>
        <table:table-row>
          <table:table-cell table:style-name="Table16.A1" table:number-columns-spanned="6" office:value-type="string">
            <text:p text:style-name="P160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9"/>
      <text:p text:style-name="P170"><text:bookmark text:name="docs-internal-guid-cf44289e-7fff-f5e7-ae53-7aa904d060b0 Copy 1 Copy 1 Copy 2 Copy 1"/></text:p>
      <table:table table:name="Table17" table:style-name="Table17">
        <table:table-column table:style-name="Table17.A"/>
        <table:table-column table:style-name="Table17.B"/>
        <table:table-column table:style-name="Table17.C" table:number-columns-repeated="2"/>
        <table:table-column table:style-name="Table17.E"/>
        <table:table-column table:style-name="Table17.F"/>
        <table:table-row>
          <table:table-cell table:style-name="Table17.A1" office:value-type="string">
            <text:p text:style-name="P160">Sistema: sistema de prestamos</text:p>
          </table:table-cell>
          <table:table-cell table:style-name="Table17.A1" table:number-columns-spanned="4" office:value-type="string">
            <text:p text:style-name="P160">Módulo: </text:p>
          </table:table-cell>
          <table:covered-table-cell/>
          <table:covered-table-cell/>
          <table:covered-table-cell/>
          <table:table-cell table:style-name="Table17.A1" office:value-type="string">
            <text:p text:style-name="P161"/>
          </table:table-cell>
        </table:table-row>
        <table:table-row>
          <table:table-cell table:style-name="Table17.A1" table:number-columns-spanned="3" office:value-type="string">
            <text:p text:style-name="P160">Nombre caso de uso: <text:span text:style-name="T10">modificación </text:span><text:span text:style-name="T32">préstamo</text:span></text:p>
          </table:table-cell>
          <table:covered-table-cell/>
          <table:covered-table-cell/>
          <table:table-cell table:style-name="Table17.A1" table:number-columns-spanned="3" office:value-type="string">
            <text:p text:style-name="P160">ID: </text:p>
          </table:table-cell>
          <table:covered-table-cell/>
          <table:covered-table-cell/>
        </table:table-row>
        <table:table-row>
          <table:table-cell table:style-name="Table17.A1" table:number-columns-spanned="2" office:value-type="string">
            <text:p text:style-name="P160">Actor: usuario</text:p>
          </table:table-cell>
          <table:covered-table-cell/>
          <table:table-cell table:style-name="Table17.A1" table:number-columns-spanned="4" office:value-type="string">
            <text:p text:style-name="P160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7.A1" table:number-columns-spanned="6" office:value-type="string">
            <text:p text:style-name="P160">Descripción:</text:p>
            <text:p text:style-name="P160"><text:span text:style-name="T10">modificación</text:span> <text:span text:style-name="T32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7.A1" table:number-columns-spanned="6" office:value-type="string">
            <text:p text:style-name="P160">Pre-condiciones:</text:p>
            <text:p text:style-name="P160">estar logueado como usuario</text:p>
            <text:p text:style-name="P72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7.A1" table:number-columns-spanned="6" office:value-type="string">
            <text:p text:style-name="P160">Post-condiciones: </text:p>
            <text:p text:style-name="P160">se <text:span text:style-name="T9">modifica</text:span> un <text:span text:style-name="T32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7.A7" table:number-columns-spanned="4" office:value-type="string">
            <text:p text:style-name="P160">Pasos realizados  (ruta principal):</text:p>
            <text:list text:style-name="L17">
              <text:list-item>
                <text:p text:style-name="P171">apartado <text:span text:style-name="T32">préstamo</text:span></text:p>
              </text:list-item>
              <text:list-item>
                <text:p text:style-name="P171">presionar <text:span text:style-name="T5">listar</text:span> <text:span text:style-name="T32">préstamo</text:span></text:p>
              </text:list-item>
              <text:list-item>
                <text:p text:style-name="P172">recuperar lista de prestamos</text:p>
                <text:list>
                  <text:list-item>
                    <text:p text:style-name="P172">lista vacia</text:p>
                  </text:list-item>
                  <text:list-item>
                    <text:p text:style-name="P172">informar lista vacia</text:p>
                  </text:list-item>
                </text:list>
              </text:list-item>
              <text:list-item>
                <text:p text:style-name="P171">sistema muestra <text:span text:style-name="T5">listado de </text:span><text:span text:style-name="T32">préstamo</text:span><text:span text:style-name="T5">s</text:span></text:p>
              </text:list-item>
              <text:list-item>
                <text:p text:style-name="P173">presionar botón <text:span text:style-name="T10">modificar</text:span> de un <text:span text:style-name="T32">préstamo</text:span></text:p>
              </text:list-item>
              <text:list-item>
                <text:p text:style-name="P174">recuperar datos del <text:span text:style-name="T32">préstamo</text:span></text:p>
              </text:list-item>
              <text:list-item>
                <text:p text:style-name="P175">mostrar formulario de modificación <text:span text:style-name="T12">con los datos</text:span></text:p>
              </text:list-item>
              <text:list-item>
                <text:p text:style-name="P175"><text:span text:style-name="T12">modificar</text:span> formulario</text:p>
              </text:list-item>
              <text:list-item>
                <text:p text:style-name="P175">confirmar formulario</text:p>
              </text:list-item>
              <text:list-item>
                <text:p text:style-name="P176">validar datos</text:p>
                <text:list>
                  <text:list-item>
                    <text:p text:style-name="P176">datos invalidos</text:p>
                  </text:list-item>
                  <text:list-item>
                    <text:p text:style-name="P176">informar error</text:p>
                  </text:list-item>
                  <text:list-item>
                    <text:p text:style-name="P176">volver al formulario</text:p>
                  </text:list-item>
                </text:list>
              </text:list-item>
              <text:list-item>
                <text:p text:style-name="P171"><text:span text:style-name="T10">modificar </text:span><text:span text:style-name="T32">préstamo</text:span></text:p>
              </text:list-item>
            </text:list>
          </table:table-cell>
          <table:covered-table-cell/>
          <table:covered-table-cell/>
          <table:covered-table-cell/>
          <table:table-cell table:style-name="Table17.A7" table:number-columns-spanned="2" office:value-type="string">
            <text:p text:style-name="P167">Información para los pasos:</text:p>
            <text:p text:style-name="P177"><text:span text:style-name="T4">8. </text:span><text:span text:style-name="T29">monto, moned</text:span><text:span text:style-name="T41">a, </text:span><text:span text:style-name="T29">tasa_interes, cuotas_totales, cuotas_restantes, monto_cuota, </text:span><text:span text:style-name="T42">monto</text:span><text:span text:style-name="T29">_restante, </text:span><text:span text:style-name="T41">prestatario, garante, </text:span><text:span text:style-name="T43">fecha</text:span></text:p>
          </table:table-cell>
          <table:covered-table-cell/>
        </table:table-row>
        <table:table-row>
          <table:table-cell table:style-name="Table17.A1" table:number-columns-spanned="6" office:value-type="string">
            <text:p text:style-name="P160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9"><text:line-break/></text:p>
      <text:p text:style-name="P178"><text:bookmark text:name="docs-internal-guid-cf44289e-7fff-f5e7-ae53-7aa904d060b0 Copy 1 Copy 1 Copy 1 Copy 4 Copy 1"/></text:p>
      <table:table table:name="Table18" table:style-name="Table18">
        <table:table-column table:style-name="Table18.A"/>
        <table:table-column table:style-name="Table18.B"/>
        <table:table-column table:style-name="Table18.C" table:number-columns-repeated="2"/>
        <table:table-column table:style-name="Table18.E"/>
        <table:table-column table:style-name="Table18.F"/>
        <table:table-row>
          <table:table-cell table:style-name="Table18.A1" office:value-type="string">
            <text:p text:style-name="P179">Sistema: sistema de prestamos</text:p>
          </table:table-cell>
          <table:table-cell table:style-name="Table18.A1" table:number-columns-spanned="4" office:value-type="string">
            <text:p text:style-name="P179">Módulo: </text:p>
          </table:table-cell>
          <table:covered-table-cell/>
          <table:covered-table-cell/>
          <table:covered-table-cell/>
          <table:table-cell table:style-name="Table18.A1" office:value-type="string">
            <text:p text:style-name="P180"/>
          </table:table-cell>
        </table:table-row>
        <table:table-row>
          <table:table-cell table:style-name="Table18.A1" table:number-columns-spanned="3" office:value-type="string">
            <text:p text:style-name="P179">Nombre caso de uso: <text:span text:style-name="T13">listar </text:span><text:span text:style-name="T44">préstamo</text:span><text:span text:style-name="T13"> por id</text:span></text:p>
          </table:table-cell>
          <table:covered-table-cell/>
          <table:covered-table-cell/>
          <table:table-cell table:style-name="Table18.A1" table:number-columns-spanned="3" office:value-type="string">
            <text:p text:style-name="P179">ID: </text:p>
          </table:table-cell>
          <table:covered-table-cell/>
          <table:covered-table-cell/>
        </table:table-row>
        <table:table-row>
          <table:table-cell table:style-name="Table18.A1" table:number-columns-spanned="2" office:value-type="string">
            <text:p text:style-name="P179">Actor: usuario</text:p>
          </table:table-cell>
          <table:covered-table-cell/>
          <table:table-cell table:style-name="Table18.A1" table:number-columns-spanned="4" office:value-type="string">
            <text:p text:style-name="P179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8.A1" table:number-columns-spanned="6" office:value-type="string">
            <text:p text:style-name="P179">Descripción:</text:p>
            <text:p text:style-name="P179"><text:span text:style-name="T13">listar </text:span><text:span text:style-name="T44">préstamo</text:span><text:span text:style-name="T13"> por id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A1" table:number-columns-spanned="6" office:value-type="string">
            <text:p text:style-name="P179">Pre-condiciones:</text:p>
            <text:p text:style-name="P179">estar logueado como usuario</text:p>
            <text:p text:style-name="P181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A1" table:number-columns-spanned="6" office:value-type="string">
            <text:p text:style-name="P179">Post-condiciones: </text:p>
            <text:p text:style-name="P179">se <text:span text:style-name="T9">muestra lista de </text:span><text:span text:style-name="T44">préstamo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A7" table:number-columns-spanned="4" office:value-type="string">
            <text:p text:style-name="P179">Pasos realizados  (ruta principal):</text:p>
            <text:list text:style-name="L18">
              <text:list-item>
                <text:p text:style-name="P182">apartado <text:s/><text:span text:style-name="T44">préstamo</text:span></text:p>
              </text:list-item>
              <text:list-item>
                <text:p text:style-name="P182">presionar <text:span text:style-name="T5">listar</text:span> <text:span text:style-name="T44">préstamo</text:span> <text:span text:style-name="T13">por id</text:span></text:p>
              </text:list-item>
              <text:list-item>
                <text:p text:style-name="P183">mostrar formulario</text:p>
              </text:list-item>
              <text:list-item>
                <text:p text:style-name="P183">ingresar id</text:p>
              </text:list-item>
              <text:list-item>
                <text:p text:style-name="P184">confirmar formulario</text:p>
              </text:list-item>
              <text:list-item>
                <text:p text:style-name="P185">validar datos</text:p>
                <text:list>
                  <text:list-item>
                    <text:p text:style-name="P185">datos invalidos</text:p>
                  </text:list-item>
                  <text:list-item>
                    <text:p text:style-name="P185">informar error</text:p>
                  </text:list-item>
                  <text:list-item>
                    <text:p text:style-name="P185">volver al formulario</text:p>
                  </text:list-item>
                </text:list>
              </text:list-item>
              <text:list-item>
                <text:p text:style-name="P183">recuperar listado de <text:span text:style-name="T44">préstamo</text:span> que coincida</text:p>
                <text:list>
                  <text:list-item>
                    <text:p text:style-name="P186">lista vacia</text:p>
                  </text:list-item>
                  <text:list-item>
                    <text:p text:style-name="P186">informar lista vacia</text:p>
                  </text:list-item>
                </text:list>
              </text:list-item>
              <text:list-item>
                <text:p text:style-name="P183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8.A7" table:number-columns-spanned="2" office:value-type="string">
            <text:p text:style-name="P187">Información para los pasos:</text:p>
            <text:p text:style-name="P188">4. id</text:p>
          </table:table-cell>
          <table:covered-table-cell/>
        </table:table-row>
        <table:table-row>
          <table:table-cell table:style-name="Table18.A1" table:number-columns-spanned="6" office:value-type="string">
            <text:p text:style-name="P179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89"/>
      <text:p text:style-name="P178"><text:bookmark text:name="docs-internal-guid-cf44289e-7fff-f5e7-ae53-7aa904d060b0 Copy 1 Copy 1 Copy 1 Copy 4 Copy 1 Copy 1"/></text:p>
      <table:table table:name="Table19" table:style-name="Table19">
        <table:table-column table:style-name="Table19.A"/>
        <table:table-column table:style-name="Table19.B"/>
        <table:table-column table:style-name="Table19.C" table:number-columns-repeated="2"/>
        <table:table-column table:style-name="Table19.E"/>
        <table:table-column table:style-name="Table19.F"/>
        <table:table-row>
          <table:table-cell table:style-name="Table19.A1" office:value-type="string">
            <text:p text:style-name="P179">Sistema: sistema de prestamos</text:p>
          </table:table-cell>
          <table:table-cell table:style-name="Table19.A1" table:number-columns-spanned="4" office:value-type="string">
            <text:p text:style-name="P179">Módulo: </text:p>
          </table:table-cell>
          <table:covered-table-cell/>
          <table:covered-table-cell/>
          <table:covered-table-cell/>
          <table:table-cell table:style-name="Table19.A1" office:value-type="string">
            <text:p text:style-name="P180"/>
          </table:table-cell>
        </table:table-row>
        <table:table-row>
          <table:table-cell table:style-name="Table19.A1" table:number-columns-spanned="3" office:value-type="string">
            <text:p text:style-name="P179">Nombre caso de uso: <text:span text:style-name="T13">listar </text:span><text:span text:style-name="T44">préstamo</text:span><text:span text:style-name="T13"> por </text:span><text:span text:style-name="T44">prestatario</text:span></text:p>
          </table:table-cell>
          <table:covered-table-cell/>
          <table:covered-table-cell/>
          <table:table-cell table:style-name="Table19.A1" table:number-columns-spanned="3" office:value-type="string">
            <text:p text:style-name="P179">ID: </text:p>
          </table:table-cell>
          <table:covered-table-cell/>
          <table:covered-table-cell/>
        </table:table-row>
        <table:table-row>
          <table:table-cell table:style-name="Table19.A1" table:number-columns-spanned="2" office:value-type="string">
            <text:p text:style-name="P179">Actor: usuario</text:p>
          </table:table-cell>
          <table:covered-table-cell/>
          <table:table-cell table:style-name="Table19.A1" table:number-columns-spanned="4" office:value-type="string">
            <text:p text:style-name="P179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9.A1" table:number-columns-spanned="6" office:value-type="string">
            <text:p text:style-name="P179">Descripción:</text:p>
            <text:p text:style-name="P179"><text:span text:style-name="T13">listar </text:span><text:span text:style-name="T44">préstamo</text:span><text:span text:style-name="T13"> por </text:span><text:span text:style-name="T44">prestatari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9.A1" table:number-columns-spanned="6" office:value-type="string">
            <text:p text:style-name="P179">Pre-condiciones:</text:p>
            <text:p text:style-name="P179">estar logueado como usuario</text:p>
            <text:p text:style-name="P72">prestatario existente en la base de datos</text:p>
            <text:p text:style-name="P181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9.A1" table:number-columns-spanned="6" office:value-type="string">
            <text:p text:style-name="P179">Post-condiciones: </text:p>
            <text:p text:style-name="P179">se <text:span text:style-name="T9">muestra lista de </text:span><text:span text:style-name="T44">préstamo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9.A7" table:number-columns-spanned="4" office:value-type="string">
            <text:p text:style-name="P179">Pasos realizados  (ruta principal):</text:p>
            <text:list text:style-name="L19">
              <text:list-item>
                <text:p text:style-name="P190">apartado <text:s/><text:span text:style-name="T44">préstamo</text:span></text:p>
              </text:list-item>
              <text:list-item>
                <text:p text:style-name="P190">presionar <text:span text:style-name="T5">listar</text:span> <text:span text:style-name="T44">préstamo</text:span> <text:span text:style-name="T13">por </text:span><text:span text:style-name="T44">prestatario</text:span></text:p>
              </text:list-item>
              <text:list-item>
                <text:p text:style-name="P191">recuperar listado de <text:span text:style-name="T44">prestatarios</text:span></text:p>
                <text:list>
                  <text:list-item>
                    <text:p text:style-name="P192">lista vacia</text:p>
                  </text:list-item>
                  <text:list-item>
                    <text:p text:style-name="P192">informar lista vacia</text:p>
                  </text:list-item>
                </text:list>
              </text:list-item>
              <text:list-item>
                <text:p text:style-name="P193">mostrar <text:span text:style-name="T15">listado de </text:span><text:span text:style-name="T44">prestatarios</text:span></text:p>
              </text:list-item>
              <text:list-item>
                <text:p text:style-name="P194">seleccionar un prestatario</text:p>
              </text:list-item>
              <text:list-item>
                <text:p text:style-name="P195">confirmar <text:span text:style-name="T44">selección</text:span></text:p>
              </text:list-item>
              <text:list-item>
                <text:p text:style-name="P193">recuperar listado de <text:span text:style-name="T44">préstamo</text:span> que coincida</text:p>
                <text:list>
                  <text:list-item>
                    <text:p text:style-name="P192">lista vacia</text:p>
                  </text:list-item>
                  <text:list-item>
                    <text:p text:style-name="P192">informar lista vacia</text:p>
                  </text:list-item>
                </text:list>
              </text:list-item>
              <text:list-item>
                <text:p text:style-name="P193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9.A7" table:number-columns-spanned="2" office:value-type="string">
            <text:p text:style-name="P187">Información para los pasos:</text:p>
            <text:p text:style-name="P196">6. prestatario</text:p>
          </table:table-cell>
          <table:covered-table-cell/>
        </table:table-row>
        <table:table-row>
          <table:table-cell table:style-name="Table19.A1" table:number-columns-spanned="6" office:value-type="string">
            <text:p text:style-name="P179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89"/>
      <text:p text:style-name="P178"><text:bookmark text:name="docs-internal-guid-cf44289e-7fff-f5e7-ae53-7aa904d060b0 Copy 1 Copy 1 Copy 1 Copy 4 Copy 1 Copy 1 Copy 1"/></text:p>
      <table:table table:name="Table20" table:style-name="Table20">
        <table:table-column table:style-name="Table20.A"/>
        <table:table-column table:style-name="Table20.B"/>
        <table:table-column table:style-name="Table20.C" table:number-columns-repeated="2"/>
        <table:table-column table:style-name="Table20.E"/>
        <table:table-column table:style-name="Table20.F"/>
        <table:table-row>
          <table:table-cell table:style-name="Table20.A1" office:value-type="string">
            <text:p text:style-name="P179">Sistema: sistema de prestamos</text:p>
          </table:table-cell>
          <table:table-cell table:style-name="Table20.A1" table:number-columns-spanned="4" office:value-type="string">
            <text:p text:style-name="P179">Módulo: </text:p>
          </table:table-cell>
          <table:covered-table-cell/>
          <table:covered-table-cell/>
          <table:covered-table-cell/>
          <table:table-cell table:style-name="Table20.A1" office:value-type="string">
            <text:p text:style-name="P180"/>
          </table:table-cell>
        </table:table-row>
        <table:table-row>
          <table:table-cell table:style-name="Table20.A1" table:number-columns-spanned="3" office:value-type="string">
            <text:p text:style-name="P179">Nombre caso de uso: <text:span text:style-name="T13">listar </text:span><text:span text:style-name="T44">préstamo</text:span><text:span text:style-name="T13"> por garante</text:span></text:p>
          </table:table-cell>
          <table:covered-table-cell/>
          <table:covered-table-cell/>
          <table:table-cell table:style-name="Table20.A1" table:number-columns-spanned="3" office:value-type="string">
            <text:p text:style-name="P179">ID: </text:p>
          </table:table-cell>
          <table:covered-table-cell/>
          <table:covered-table-cell/>
        </table:table-row>
        <table:table-row>
          <table:table-cell table:style-name="Table20.A1" table:number-columns-spanned="2" office:value-type="string">
            <text:p text:style-name="P179">Actor: usuario</text:p>
          </table:table-cell>
          <table:covered-table-cell/>
          <table:table-cell table:style-name="Table20.A1" table:number-columns-spanned="4" office:value-type="string">
            <text:p text:style-name="P179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0.A1" table:number-columns-spanned="6" office:value-type="string">
            <text:p text:style-name="P179">Descripción:</text:p>
            <text:p text:style-name="P179"><text:span text:style-name="T13">listar </text:span><text:span text:style-name="T44">préstamo</text:span><text:span text:style-name="T13"> por 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0.A1" table:number-columns-spanned="6" office:value-type="string">
            <text:p text:style-name="P179">Pre-condiciones:</text:p>
            <text:p text:style-name="P179">estar logueado como usuario</text:p>
            <text:p text:style-name="P72">garante existente en la base de datos</text:p>
            <text:p text:style-name="P181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0.A1" table:number-columns-spanned="6" office:value-type="string">
            <text:p text:style-name="P179">Post-condiciones: </text:p>
            <text:p text:style-name="P179">se <text:span text:style-name="T9">muestra lista de </text:span><text:span text:style-name="T44">préstamo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0.A7" table:number-columns-spanned="4" office:value-type="string">
            <text:p text:style-name="P179">Pasos realizados  (ruta principal):</text:p>
            <text:list text:style-name="L20">
              <text:list-item>
                <text:p text:style-name="P197">apartado <text:s/><text:span text:style-name="T44">préstamo</text:span></text:p>
              </text:list-item>
              <text:list-item>
                <text:p text:style-name="P197">presionar <text:span text:style-name="T5">listar</text:span> <text:span text:style-name="T44">préstamo</text:span> <text:span text:style-name="T13">por garante</text:span></text:p>
              </text:list-item>
              <text:list-item>
                <text:p text:style-name="P198">recuperar listado de garante<text:span text:style-name="T44">s</text:span></text:p>
                <text:list>
                  <text:list-item>
                    <text:p text:style-name="P199">lista vacia</text:p>
                  </text:list-item>
                  <text:list-item>
                    <text:p text:style-name="P199">informar lista vacia</text:p>
                  </text:list-item>
                </text:list>
              </text:list-item>
              <text:list-item>
                <text:p text:style-name="P200">mostrar <text:span text:style-name="T15">listado de garante</text:span><text:span text:style-name="T44">s</text:span></text:p>
              </text:list-item>
              <text:list-item>
                <text:p text:style-name="P201">seleccionar un garante</text:p>
              </text:list-item>
              <text:list-item>
                <text:p text:style-name="P202">confirmar <text:span text:style-name="T44">selección</text:span></text:p>
              </text:list-item>
              <text:list-item>
                <text:p text:style-name="P200">recuperar listado de <text:span text:style-name="T44">préstamo</text:span> que coincida</text:p>
                <text:list>
                  <text:list-item>
                    <text:p text:style-name="P199">lista vacia</text:p>
                  </text:list-item>
                  <text:list-item>
                    <text:p text:style-name="P199">informar lista vacia</text:p>
                  </text:list-item>
                </text:list>
              </text:list-item>
              <text:list-item>
                <text:p text:style-name="P200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0.A7" table:number-columns-spanned="2" office:value-type="string">
            <text:p text:style-name="P187">Información para los pasos:</text:p>
            <text:p text:style-name="P196">6. garante</text:p>
          </table:table-cell>
          <table:covered-table-cell/>
        </table:table-row>
        <table:table-row>
          <table:table-cell table:style-name="Table20.A1" table:number-columns-spanned="6" office:value-type="string">
            <text:p text:style-name="P179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89"/>
      <text:p text:style-name="P178"><text:bookmark text:name="docs-internal-guid-cf44289e-7fff-f5e7-ae53-7aa904d060b0 Copy 1 Copy 1 Copy 1 Copy 4 Copy 1 Copy 2"/></text:p>
      <table:table table:name="Table21" table:style-name="Table21">
        <table:table-column table:style-name="Table21.A"/>
        <table:table-column table:style-name="Table21.B"/>
        <table:table-column table:style-name="Table21.C" table:number-columns-repeated="2"/>
        <table:table-column table:style-name="Table21.E"/>
        <table:table-column table:style-name="Table21.F"/>
        <table:table-row>
          <table:table-cell table:style-name="Table21.A1" office:value-type="string">
            <text:p text:style-name="P179">Sistema: sistema de prestamos</text:p>
          </table:table-cell>
          <table:table-cell table:style-name="Table21.A1" table:number-columns-spanned="4" office:value-type="string">
            <text:p text:style-name="P179">Módulo: </text:p>
          </table:table-cell>
          <table:covered-table-cell/>
          <table:covered-table-cell/>
          <table:covered-table-cell/>
          <table:table-cell table:style-name="Table21.A1" office:value-type="string">
            <text:p text:style-name="P180"/>
          </table:table-cell>
        </table:table-row>
        <table:table-row>
          <table:table-cell table:style-name="Table21.A1" table:number-columns-spanned="3" office:value-type="string">
            <text:p text:style-name="P203">Nombre caso de uso: <text:span text:style-name="T13">listar </text:span><text:span text:style-name="T44">préstamo</text:span><text:span text:style-name="T13"> por </text:span><text:span text:style-name="T45">mayor que monto</text:span></text:p>
          </table:table-cell>
          <table:covered-table-cell/>
          <table:covered-table-cell/>
          <table:table-cell table:style-name="Table21.A1" table:number-columns-spanned="3" office:value-type="string">
            <text:p text:style-name="P179">ID: </text:p>
          </table:table-cell>
          <table:covered-table-cell/>
          <table:covered-table-cell/>
        </table:table-row>
        <table:table-row>
          <table:table-cell table:style-name="Table21.A1" table:number-columns-spanned="2" office:value-type="string">
            <text:p text:style-name="P179">Actor: usuario</text:p>
          </table:table-cell>
          <table:covered-table-cell/>
          <table:table-cell table:style-name="Table21.A1" table:number-columns-spanned="4" office:value-type="string">
            <text:p text:style-name="P179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1.A1" table:number-columns-spanned="6" office:value-type="string">
            <text:p text:style-name="P179">Descripción:</text:p>
            <text:p text:style-name="P203"><text:span text:style-name="T13">listar </text:span><text:span text:style-name="T44">préstamo</text:span><text:span text:style-name="T13"> por </text:span><text:span text:style-name="T45">mayor que mo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1.A1" table:number-columns-spanned="6" office:value-type="string">
            <text:p text:style-name="P179">Pre-condiciones:</text:p>
            <text:p text:style-name="P179">estar logueado como usuario</text:p>
            <text:p text:style-name="P181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1.A1" table:number-columns-spanned="6" office:value-type="string">
            <text:p text:style-name="P179">Post-condiciones: </text:p>
            <text:p text:style-name="P179">se <text:span text:style-name="T9">muestra lista de </text:span><text:span text:style-name="T44">préstamo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1.A7" table:number-columns-spanned="4" office:value-type="string">
            <text:p text:style-name="P179">Pasos realizados  (ruta principal):</text:p>
            <text:list text:style-name="L21">
              <text:list-item>
                <text:p text:style-name="P204">apartado <text:s/><text:span text:style-name="T44">préstamo</text:span></text:p>
              </text:list-item>
              <text:list-item>
                <text:p text:style-name="P205">presionar <text:span text:style-name="T5">listar</text:span> <text:span text:style-name="T44">préstamo</text:span> <text:span text:style-name="T13">por </text:span><text:span text:style-name="T45">mayor que monto</text:span></text:p>
              </text:list-item>
              <text:list-item>
                <text:p text:style-name="P206">mostrar formulario</text:p>
              </text:list-item>
              <text:list-item>
                <text:p text:style-name="P207">ingresar<text:span text:style-name="T45"> monto</text:span></text:p>
              </text:list-item>
              <text:list-item>
                <text:p text:style-name="P208">confirmar formulario</text:p>
              </text:list-item>
              <text:list-item>
                <text:p text:style-name="P209">validar datos</text:p>
                <text:list>
                  <text:list-item>
                    <text:p text:style-name="P209">datos invalidos</text:p>
                  </text:list-item>
                  <text:list-item>
                    <text:p text:style-name="P209">informar error</text:p>
                  </text:list-item>
                  <text:list-item>
                    <text:p text:style-name="P209">volver al formulario</text:p>
                  </text:list-item>
                </text:list>
              </text:list-item>
              <text:list-item>
                <text:p text:style-name="P206">recuperar listado de <text:span text:style-name="T44">préstamo</text:span> que coincida</text:p>
                <text:list>
                  <text:list-item>
                    <text:p text:style-name="P210">lista vicia</text:p>
                  </text:list-item>
                  <text:list-item>
                    <text:p text:style-name="P210">informar lista vacia</text:p>
                  </text:list-item>
                </text:list>
              </text:list-item>
              <text:list-item>
                <text:p text:style-name="P206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1.A7" table:number-columns-spanned="2" office:value-type="string">
            <text:p text:style-name="P187">Información para los pasos:</text:p>
            <text:p text:style-name="P188">4. <text:span text:style-name="T45">monto</text:span></text:p>
          </table:table-cell>
          <table:covered-table-cell/>
        </table:table-row>
        <table:table-row>
          <table:table-cell table:style-name="Table21.A1" table:number-columns-spanned="6" office:value-type="string">
            <text:p text:style-name="P179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89"/>
      <text:p text:style-name="P211"><text:bookmark text:name="docs-internal-guid-cf44289e-7fff-f5e7-ae53-7aa904d060b0 Copy 1 Copy 1 Copy 1 Copy 4 Copy 1 Copy 2 Copy 1"/></text:p>
      <table:table table:name="Table22" table:style-name="Table22">
        <table:table-column table:style-name="Table22.A"/>
        <table:table-column table:style-name="Table22.B"/>
        <table:table-column table:style-name="Table22.C" table:number-columns-repeated="2"/>
        <table:table-column table:style-name="Table22.E"/>
        <table:table-column table:style-name="Table22.F"/>
        <table:table-row>
          <table:table-cell table:style-name="Table22.A1" office:value-type="string">
            <text:p text:style-name="P203">Sistema: sistema de prestamos</text:p>
          </table:table-cell>
          <table:table-cell table:style-name="Table22.A1" table:number-columns-spanned="4" office:value-type="string">
            <text:p text:style-name="P203">Módulo: </text:p>
          </table:table-cell>
          <table:covered-table-cell/>
          <table:covered-table-cell/>
          <table:covered-table-cell/>
          <table:table-cell table:style-name="Table22.A1" office:value-type="string">
            <text:p text:style-name="P212"/>
          </table:table-cell>
        </table:table-row>
        <table:table-row>
          <table:table-cell table:style-name="Table22.A1" table:number-columns-spanned="3" office:value-type="string">
            <text:p text:style-name="P203">Nombre caso de uso: <text:span text:style-name="T13">listar </text:span><text:span text:style-name="T44">préstamo</text:span><text:span text:style-name="T13"> por </text:span><text:span text:style-name="T45">menor que monto</text:span></text:p>
          </table:table-cell>
          <table:covered-table-cell/>
          <table:covered-table-cell/>
          <table:table-cell table:style-name="Table22.A1" table:number-columns-spanned="3" office:value-type="string">
            <text:p text:style-name="P203">ID: </text:p>
          </table:table-cell>
          <table:covered-table-cell/>
          <table:covered-table-cell/>
        </table:table-row>
        <table:table-row>
          <table:table-cell table:style-name="Table22.A1" table:number-columns-spanned="2" office:value-type="string">
            <text:p text:style-name="P203">Actor: usuario</text:p>
          </table:table-cell>
          <table:covered-table-cell/>
          <table:table-cell table:style-name="Table22.A1" table:number-columns-spanned="4" office:value-type="string">
            <text:p text:style-name="P203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2.A1" table:number-columns-spanned="6" office:value-type="string">
            <text:p text:style-name="P203">Descripción:</text:p>
            <text:p text:style-name="P203"><text:span text:style-name="T13">listar </text:span><text:span text:style-name="T44">préstamo</text:span><text:span text:style-name="T13"> por </text:span><text:span text:style-name="T45">menor que mo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2.A1" table:number-columns-spanned="6" office:value-type="string">
            <text:p text:style-name="P203">Pre-condiciones:</text:p>
            <text:p text:style-name="P203">estar logueado como usuario</text:p>
            <text:p text:style-name="P181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2.A1" table:number-columns-spanned="6" office:value-type="string">
            <text:p text:style-name="P203">Post-condiciones: </text:p>
            <text:p text:style-name="P203">se <text:span text:style-name="T9">muestra lista de </text:span><text:span text:style-name="T44">préstamo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2.A7" table:number-columns-spanned="4" office:value-type="string">
            <text:p text:style-name="P203">Pasos realizados  (ruta principal):</text:p>
            <text:list text:style-name="L22">
              <text:list-item>
                <text:p text:style-name="P213">apartado <text:s/><text:span text:style-name="T44">préstamo</text:span></text:p>
              </text:list-item>
              <text:list-item>
                <text:p text:style-name="P213">presionar <text:span text:style-name="T5">listar</text:span> <text:span text:style-name="T44">préstamo</text:span> <text:span text:style-name="T13">por </text:span><text:span text:style-name="T45">menor que monto</text:span></text:p>
              </text:list-item>
              <text:list-item>
                <text:p text:style-name="P214">mostrar formulario</text:p>
              </text:list-item>
              <text:list-item>
                <text:p text:style-name="P214">ingresar<text:span text:style-name="T45"> monto</text:span></text:p>
              </text:list-item>
              <text:list-item>
                <text:p text:style-name="P215">confirmar formulario</text:p>
              </text:list-item>
              <text:list-item>
                <text:p text:style-name="P216">validar datos</text:p>
                <text:list>
                  <text:list-item>
                    <text:p text:style-name="P216">datos invalidos</text:p>
                  </text:list-item>
                  <text:list-item>
                    <text:p text:style-name="P216">informar error</text:p>
                  </text:list-item>
                  <text:list-item>
                    <text:p text:style-name="P216">volver al formulario</text:p>
                  </text:list-item>
                </text:list>
              </text:list-item>
              <text:list-item>
                <text:p text:style-name="P214">recuperar listado de <text:span text:style-name="T44">préstamo</text:span> que coincida</text:p>
                <text:list>
                  <text:list-item>
                    <text:p text:style-name="P217">lista vacia</text:p>
                  </text:list-item>
                  <text:list-item>
                    <text:p text:style-name="P217">informar lista vacia</text:p>
                  </text:list-item>
                </text:list>
              </text:list-item>
              <text:list-item>
                <text:p text:style-name="P214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2.A7" table:number-columns-spanned="2" office:value-type="string">
            <text:p text:style-name="P218">Información para los pasos:</text:p>
            <text:p text:style-name="P219">4. <text:span text:style-name="T45">monto</text:span></text:p>
          </table:table-cell>
          <table:covered-table-cell/>
        </table:table-row>
        <table:table-row>
          <table:table-cell table:style-name="Table22.A1" table:number-columns-spanned="6" office:value-type="string">
            <text:p text:style-name="P203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20"/>
      <text:p text:style-name="P221"><text:bookmark text:name="docs-internal-guid-cf44289e-7fff-f5e7-ae53-7aa904d060b0 Copy 1 Copy 1 Copy 1 Copy 4 Copy 1 Copy 3"/></text:p>
      <table:table table:name="Table23" table:style-name="Table23">
        <table:table-column table:style-name="Table23.A"/>
        <table:table-column table:style-name="Table23.B"/>
        <table:table-column table:style-name="Table23.C" table:number-columns-repeated="2"/>
        <table:table-column table:style-name="Table23.E"/>
        <table:table-column table:style-name="Table23.F"/>
        <table:table-row>
          <table:table-cell table:style-name="Table23.A1" office:value-type="string">
            <text:p text:style-name="P222">Sistema: sistema de prestamos</text:p>
          </table:table-cell>
          <table:table-cell table:style-name="Table23.A1" table:number-columns-spanned="4" office:value-type="string">
            <text:p text:style-name="P222">Módulo: </text:p>
          </table:table-cell>
          <table:covered-table-cell/>
          <table:covered-table-cell/>
          <table:covered-table-cell/>
          <table:table-cell table:style-name="Table23.A1" office:value-type="string">
            <text:p text:style-name="P223"/>
          </table:table-cell>
        </table:table-row>
        <table:table-row>
          <table:table-cell table:style-name="Table23.A1" table:number-columns-spanned="3" office:value-type="string">
            <text:p text:style-name="P222">Nombre caso de uso: <text:span text:style-name="T13">listar </text:span><text:span text:style-name="T44">préstamo</text:span><text:span text:style-name="T13"> por </text:span><text:span text:style-name="T46">fecha de préstamo</text:span></text:p>
          </table:table-cell>
          <table:covered-table-cell/>
          <table:covered-table-cell/>
          <table:table-cell table:style-name="Table23.A1" table:number-columns-spanned="3" office:value-type="string">
            <text:p text:style-name="P222">ID: </text:p>
          </table:table-cell>
          <table:covered-table-cell/>
          <table:covered-table-cell/>
        </table:table-row>
        <table:table-row>
          <table:table-cell table:style-name="Table23.A1" table:number-columns-spanned="2" office:value-type="string">
            <text:p text:style-name="P222">Actor: usuario</text:p>
          </table:table-cell>
          <table:covered-table-cell/>
          <table:table-cell table:style-name="Table23.A1" table:number-columns-spanned="4" office:value-type="string">
            <text:p text:style-name="P222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3.A1" table:number-columns-spanned="6" office:value-type="string">
            <text:p text:style-name="P222">Descripción:</text:p>
            <text:p text:style-name="P222"><text:span text:style-name="T13">listar </text:span><text:span text:style-name="T44">préstamo</text:span><text:span text:style-name="T13"> por </text:span><text:span text:style-name="T46">fecha de 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3.A1" table:number-columns-spanned="6" office:value-type="string">
            <text:p text:style-name="P222">Pre-condiciones:</text:p>
            <text:p text:style-name="P222">estar logueado como usuario</text:p>
            <text:p text:style-name="P181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3.A1" table:number-columns-spanned="6" office:value-type="string">
            <text:p text:style-name="P222">Post-condiciones: </text:p>
            <text:p text:style-name="P222">se <text:span text:style-name="T9">muestra lista de </text:span><text:span text:style-name="T44">préstamo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3.A7" table:number-columns-spanned="4" office:value-type="string">
            <text:p text:style-name="P222">Pasos realizados  (ruta principal):</text:p>
            <text:list text:style-name="L23">
              <text:list-item>
                <text:p text:style-name="P224">apartado <text:s/><text:span text:style-name="T44">préstamo</text:span></text:p>
              </text:list-item>
              <text:list-item>
                <text:p text:style-name="P224">presionar <text:span text:style-name="T5">listar</text:span> <text:span text:style-name="T44">préstamo</text:span> <text:span text:style-name="T13">por </text:span><text:span text:style-name="T46">fecha de préstamo</text:span></text:p>
              </text:list-item>
              <text:list-item>
                <text:p text:style-name="P225">mostrar formulario</text:p>
              </text:list-item>
              <text:list-item>
                <text:p text:style-name="P225">ingresar <text:span text:style-name="T46">fecha de préstamo</text:span></text:p>
              </text:list-item>
              <text:list-item>
                <text:p text:style-name="P226">confirmar formulario</text:p>
              </text:list-item>
              <text:list-item>
                <text:p text:style-name="P227"><text:span text:style-name="T47">recuperar listado de </text:span><text:span text:style-name="T48">préstamo</text:span><text:span text:style-name="T47"> que coincida</text:span></text:p>
                <text:list>
                  <text:list-item>
                    <text:p text:style-name="P228">lista vacia</text:p>
                  </text:list-item>
                  <text:list-item>
                    <text:p text:style-name="P228">informar lista vacia</text:p>
                  </text:list-item>
                </text:list>
              </text:list-item>
              <text:list-item>
                <text:p text:style-name="P225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3.A7" table:number-columns-spanned="2" office:value-type="string">
            <text:p text:style-name="P229">Información para los pasos:</text:p>
            <text:p text:style-name="P230">4. <text:span text:style-name="T49">fecha de préstamo</text:span></text:p>
          </table:table-cell>
          <table:covered-table-cell/>
        </table:table-row>
        <table:table-row>
          <table:table-cell table:style-name="Table23.A1" table:number-columns-spanned="6" office:value-type="string">
            <text:p text:style-name="P222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1"/>
      <text:p text:style-name="P221"><text:bookmark text:name="docs-internal-guid-cf44289e-7fff-f5e7-ae53-7aa904d060b0 Copy 1 Copy 1 Copy 1 Copy 4 Copy 1 Copy 3 Copy 1"/></text:p>
      <table:table table:name="Table24" table:style-name="Table24">
        <table:table-column table:style-name="Table24.A"/>
        <table:table-column table:style-name="Table24.B"/>
        <table:table-column table:style-name="Table24.C" table:number-columns-repeated="2"/>
        <table:table-column table:style-name="Table24.E"/>
        <table:table-column table:style-name="Table24.F"/>
        <table:table-row>
          <table:table-cell table:style-name="Table24.A1" office:value-type="string">
            <text:p text:style-name="P222">Sistema: sistema de prestamos</text:p>
          </table:table-cell>
          <table:table-cell table:style-name="Table24.A1" table:number-columns-spanned="4" office:value-type="string">
            <text:p text:style-name="P222">Módulo: </text:p>
          </table:table-cell>
          <table:covered-table-cell/>
          <table:covered-table-cell/>
          <table:covered-table-cell/>
          <table:table-cell table:style-name="Table24.A1" office:value-type="string">
            <text:p text:style-name="P223"/>
          </table:table-cell>
        </table:table-row>
        <table:table-row>
          <table:table-cell table:style-name="Table24.A1" table:number-columns-spanned="3" office:value-type="string">
            <text:p text:style-name="P222">Nombre caso de uso: <text:span text:style-name="T13">listar </text:span><text:span text:style-name="T44">préstamo</text:span><text:span text:style-name="T13"> por </text:span><text:span text:style-name="T50">tasa de </text:span><text:span text:style-name="T46">interés</text:span></text:p>
          </table:table-cell>
          <table:covered-table-cell/>
          <table:covered-table-cell/>
          <table:table-cell table:style-name="Table24.A1" table:number-columns-spanned="3" office:value-type="string">
            <text:p text:style-name="P222">ID: </text:p>
          </table:table-cell>
          <table:covered-table-cell/>
          <table:covered-table-cell/>
        </table:table-row>
        <table:table-row>
          <table:table-cell table:style-name="Table24.A1" table:number-columns-spanned="2" office:value-type="string">
            <text:p text:style-name="P222">Actor: usuario</text:p>
          </table:table-cell>
          <table:covered-table-cell/>
          <table:table-cell table:style-name="Table24.A1" table:number-columns-spanned="4" office:value-type="string">
            <text:p text:style-name="P222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4.A1" table:number-columns-spanned="6" office:value-type="string">
            <text:p text:style-name="P222">Descripción:</text:p>
            <text:p text:style-name="P222"><text:span text:style-name="T13">listar </text:span><text:span text:style-name="T44">préstamo</text:span><text:span text:style-name="T13"> por </text:span><text:span text:style-name="T46">interé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6" office:value-type="string">
            <text:p text:style-name="P222">Pre-condiciones:</text:p>
            <text:p text:style-name="P222">estar logueado como usuario</text:p>
            <text:p text:style-name="P181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6" office:value-type="string">
            <text:p text:style-name="P222">Post-condiciones: </text:p>
            <text:p text:style-name="P222">se <text:span text:style-name="T9">muestra lista de </text:span><text:span text:style-name="T44">préstamo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4.A7" table:number-columns-spanned="4" office:value-type="string">
            <text:p text:style-name="P222">Pasos realizados  (ruta principal):</text:p>
            <text:list text:style-name="L24">
              <text:list-item>
                <text:p text:style-name="P232">apartado <text:s/><text:span text:style-name="T44">préstamo</text:span></text:p>
              </text:list-item>
              <text:list-item>
                <text:p text:style-name="P232">presionar <text:span text:style-name="T5">listar</text:span> <text:span text:style-name="T44">préstamo</text:span> <text:span text:style-name="T13">por </text:span><text:span text:style-name="T46">interés</text:span></text:p>
              </text:list-item>
              <text:list-item>
                <text:p text:style-name="P233">mostrar formulario</text:p>
              </text:list-item>
              <text:list-item>
                <text:p text:style-name="P233">ingresar <text:span text:style-name="T46">interés</text:span></text:p>
              </text:list-item>
              <text:list-item>
                <text:p text:style-name="P234">confirmar formulario</text:p>
              </text:list-item>
              <text:list-item>
                <text:p text:style-name="P235">validar datos</text:p>
                <text:list>
                  <text:list-item>
                    <text:p text:style-name="P235">datos invalidos</text:p>
                  </text:list-item>
                  <text:list-item>
                    <text:p text:style-name="P235">informar error</text:p>
                  </text:list-item>
                  <text:list-item>
                    <text:p text:style-name="P235">volver al formulario</text:p>
                  </text:list-item>
                </text:list>
              </text:list-item>
              <text:list-item>
                <text:p text:style-name="P233">recuperar listado de <text:span text:style-name="T44">préstamo</text:span> que coincida</text:p>
                <text:list>
                  <text:list-item>
                    <text:p text:style-name="P236">lista vacia</text:p>
                  </text:list-item>
                  <text:list-item>
                    <text:p text:style-name="P236">informar lista vacia</text:p>
                  </text:list-item>
                </text:list>
              </text:list-item>
              <text:list-item>
                <text:p text:style-name="P233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4.A7" table:number-columns-spanned="2" office:value-type="string">
            <text:p text:style-name="P229">Información para los pasos:</text:p>
            <text:p text:style-name="P230">4. <text:span text:style-name="T50">tasa de </text:span><text:span text:style-name="T49">interés</text:span></text:p>
          </table:table-cell>
          <table:covered-table-cell/>
        </table:table-row>
        <table:table-row>
          <table:table-cell table:style-name="Table24.A1" table:number-columns-spanned="6" office:value-type="string">
            <text:p text:style-name="P222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1"/>
      <text:p text:style-name="P237"><text:bookmark text:name="docs-internal-guid-cf44289e-7fff-f5e7-ae53-7aa904d060b0 Copy 1 Copy 1 Copy 1 Copy 4 Copy 1 Copy 3 Copy 1 Copy 1"/></text:p>
      <table:table table:name="Table25" table:style-name="Table25">
        <table:table-column table:style-name="Table25.A"/>
        <table:table-column table:style-name="Table25.B"/>
        <table:table-column table:style-name="Table25.C" table:number-columns-repeated="2"/>
        <table:table-column table:style-name="Table25.E"/>
        <table:table-column table:style-name="Table25.F"/>
        <table:table-row>
          <table:table-cell table:style-name="Table25.A1" office:value-type="string">
            <text:p text:style-name="P238">Sistema: sistema de prestamos</text:p>
          </table:table-cell>
          <table:table-cell table:style-name="Table25.A1" table:number-columns-spanned="4" office:value-type="string">
            <text:p text:style-name="P238">Módulo: </text:p>
          </table:table-cell>
          <table:covered-table-cell/>
          <table:covered-table-cell/>
          <table:covered-table-cell/>
          <table:table-cell table:style-name="Table25.A1" office:value-type="string">
            <text:p text:style-name="P239"/>
          </table:table-cell>
        </table:table-row>
        <table:table-row>
          <table:table-cell table:style-name="Table25.A1" table:number-columns-spanned="3" office:value-type="string">
            <text:p text:style-name="P238">Nombre caso de uso: <text:span text:style-name="T13">listar </text:span><text:span text:style-name="T44">préstamo</text:span><text:span text:style-name="T13"> por</text:span><text:span text:style-name="T51"> cuotas totales</text:span></text:p>
          </table:table-cell>
          <table:covered-table-cell/>
          <table:covered-table-cell/>
          <table:table-cell table:style-name="Table25.A1" table:number-columns-spanned="3" office:value-type="string">
            <text:p text:style-name="P238">ID: </text:p>
          </table:table-cell>
          <table:covered-table-cell/>
          <table:covered-table-cell/>
        </table:table-row>
        <table:table-row>
          <table:table-cell table:style-name="Table25.A1" table:number-columns-spanned="2" office:value-type="string">
            <text:p text:style-name="P238">Actor: usuario</text:p>
          </table:table-cell>
          <table:covered-table-cell/>
          <table:table-cell table:style-name="Table25.A1" table:number-columns-spanned="4" office:value-type="string">
            <text:p text:style-name="P238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5.A1" table:number-columns-spanned="6" office:value-type="string">
            <text:p text:style-name="P238">Descripción:</text:p>
            <text:p text:style-name="P238"><text:span text:style-name="T13">listar </text:span><text:span text:style-name="T44">préstamo</text:span><text:span text:style-name="T13"> por </text:span><text:span text:style-name="T51">cuotas total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5.A1" table:number-columns-spanned="6" office:value-type="string">
            <text:p text:style-name="P238">Pre-condiciones:</text:p>
            <text:p text:style-name="P238">estar logueado como usuario</text:p>
            <text:p text:style-name="P181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5.A1" table:number-columns-spanned="6" office:value-type="string">
            <text:p text:style-name="P238">Post-condiciones: </text:p>
            <text:p text:style-name="P238">se <text:span text:style-name="T9">muestra lista de </text:span><text:span text:style-name="T44">préstamo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5.A7" table:number-columns-spanned="4" office:value-type="string">
            <text:p text:style-name="P238">Pasos realizados  (ruta principal):</text:p>
            <text:list text:style-name="L25">
              <text:list-item>
                <text:p text:style-name="P240">apartado <text:s/><text:span text:style-name="T44">préstamo</text:span></text:p>
              </text:list-item>
              <text:list-item>
                <text:p text:style-name="P240">presionar <text:span text:style-name="T5">listar</text:span> <text:span text:style-name="T44">préstamo</text:span> <text:span text:style-name="T13">por </text:span><text:span text:style-name="T51">cuotas totales</text:span></text:p>
              </text:list-item>
              <text:list-item>
                <text:p text:style-name="P241">mostrar formulario</text:p>
              </text:list-item>
              <text:list-item>
                <text:p text:style-name="P241">ingresar <text:span text:style-name="T51">cuotas totales</text:span></text:p>
              </text:list-item>
              <text:list-item>
                <text:p text:style-name="P242">confirmar formulario</text:p>
              </text:list-item>
              <text:list-item>
                <text:p text:style-name="P243">validar datos</text:p>
                <text:list>
                  <text:list-item>
                    <text:p text:style-name="P243">datos invalidos</text:p>
                  </text:list-item>
                  <text:list-item>
                    <text:p text:style-name="P243">informar error</text:p>
                  </text:list-item>
                  <text:list-item>
                    <text:p text:style-name="P243">volver al formulario</text:p>
                  </text:list-item>
                </text:list>
              </text:list-item>
              <text:list-item>
                <text:p text:style-name="P241">recuperar listado de <text:span text:style-name="T44">préstamo</text:span> que coincida</text:p>
                <text:list>
                  <text:list-item>
                    <text:p text:style-name="P244">lista vacia</text:p>
                  </text:list-item>
                  <text:list-item>
                    <text:p text:style-name="P244">informar lista vacia</text:p>
                  </text:list-item>
                </text:list>
              </text:list-item>
              <text:list-item>
                <text:p text:style-name="P241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5.A7" table:number-columns-spanned="2" office:value-type="string">
            <text:p text:style-name="P245">Información para los pasos:</text:p>
            <text:p text:style-name="P246">4. <text:span text:style-name="T52">cuotas totales</text:span></text:p>
          </table:table-cell>
          <table:covered-table-cell/>
        </table:table-row>
        <table:table-row>
          <table:table-cell table:style-name="Table25.A1" table:number-columns-spanned="6" office:value-type="string">
            <text:p text:style-name="P238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47"/>
      <text:p text:style-name="P237"><text:bookmark text:name="docs-internal-guid-cf44289e-7fff-f5e7-ae53-7aa904d060b0 Copy 1 Copy 1 Copy 1 Copy 4 Copy 1 Copy 3 Copy 1 Copy 1 Copy 1 Copy 1"/></text:p>
      <table:table table:name="Table27" table:style-name="Table27">
        <table:table-column table:style-name="Table27.A"/>
        <table:table-column table:style-name="Table27.B"/>
        <table:table-column table:style-name="Table27.C" table:number-columns-repeated="2"/>
        <table:table-column table:style-name="Table27.E"/>
        <table:table-column table:style-name="Table27.F"/>
        <table:table-row>
          <table:table-cell table:style-name="Table27.A1" office:value-type="string">
            <text:p text:style-name="P238">Sistema: sistema de prestamos</text:p>
          </table:table-cell>
          <table:table-cell table:style-name="Table27.A1" table:number-columns-spanned="4" office:value-type="string">
            <text:p text:style-name="P238">Módulo: </text:p>
          </table:table-cell>
          <table:covered-table-cell/>
          <table:covered-table-cell/>
          <table:covered-table-cell/>
          <table:table-cell table:style-name="Table27.A1" office:value-type="string">
            <text:p text:style-name="P239"/>
          </table:table-cell>
        </table:table-row>
        <table:table-row>
          <table:table-cell table:style-name="Table27.A1" table:number-columns-spanned="3" office:value-type="string">
            <text:p text:style-name="P238">Nombre caso de uso: <text:span text:style-name="T13">listar </text:span><text:span text:style-name="T44">préstamo</text:span><text:span text:style-name="T13"> por</text:span><text:span text:style-name="T51"> cuotas </text:span><text:span text:style-name="T50">restantes</text:span></text:p>
          </table:table-cell>
          <table:covered-table-cell/>
          <table:covered-table-cell/>
          <table:table-cell table:style-name="Table27.A1" table:number-columns-spanned="3" office:value-type="string">
            <text:p text:style-name="P238">ID: </text:p>
          </table:table-cell>
          <table:covered-table-cell/>
          <table:covered-table-cell/>
        </table:table-row>
        <table:table-row>
          <table:table-cell table:style-name="Table27.A1" table:number-columns-spanned="2" office:value-type="string">
            <text:p text:style-name="P238">Actor: usuario</text:p>
          </table:table-cell>
          <table:covered-table-cell/>
          <table:table-cell table:style-name="Table27.A1" table:number-columns-spanned="4" office:value-type="string">
            <text:p text:style-name="P238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7.A1" table:number-columns-spanned="6" office:value-type="string">
            <text:p text:style-name="P238">Descripción:</text:p>
            <text:p text:style-name="P238"><text:span text:style-name="T13">listar </text:span><text:span text:style-name="T44">préstamo</text:span><text:span text:style-name="T13"> por </text:span><text:span text:style-name="T51">cuotas falt</text:span><text:span text:style-name="T7">a</text:span><text:span text:style-name="T51">nt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7.A1" table:number-columns-spanned="6" office:value-type="string">
            <text:p text:style-name="P238">Pre-condiciones:</text:p>
            <text:p text:style-name="P238">estar logueado como usuario</text:p>
            <text:p text:style-name="P181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7.A1" table:number-columns-spanned="6" office:value-type="string">
            <text:p text:style-name="P238">Post-condiciones: </text:p>
            <text:p text:style-name="P238">se <text:span text:style-name="T9">muestra lista de </text:span><text:span text:style-name="T44">préstamo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7.A7" table:number-columns-spanned="4" office:value-type="string">
            <text:p text:style-name="P238">Pasos realizados  (ruta principal):</text:p>
            <text:list text:style-name="L26">
              <text:list-item>
                <text:p text:style-name="P248">apartado <text:s/><text:span text:style-name="T44">préstamo</text:span></text:p>
              </text:list-item>
              <text:list-item>
                <text:p text:style-name="P248">presionar <text:span text:style-name="T5">listar</text:span> <text:span text:style-name="T44">préstamo</text:span> <text:span text:style-name="T13">por </text:span><text:span text:style-name="T51">cuotas faltantes</text:span></text:p>
              </text:list-item>
              <text:list-item>
                <text:p text:style-name="P249">mostrar formulario</text:p>
              </text:list-item>
              <text:list-item>
                <text:p text:style-name="P249">ingresar <text:span text:style-name="T51">cuotas faltantes</text:span></text:p>
              </text:list-item>
              <text:list-item>
                <text:p text:style-name="P250">confirmar formulario</text:p>
              </text:list-item>
              <text:list-item>
                <text:p text:style-name="P251">validar datos</text:p>
                <text:list>
                  <text:list-item>
                    <text:p text:style-name="P251">datos invalidos</text:p>
                  </text:list-item>
                  <text:list-item>
                    <text:p text:style-name="P251">informar error</text:p>
                  </text:list-item>
                  <text:list-item>
                    <text:p text:style-name="P251">volver al formulario</text:p>
                  </text:list-item>
                </text:list>
              </text:list-item>
              <text:list-item>
                <text:p text:style-name="P249">recuperar listado de <text:span text:style-name="T44">préstamo</text:span> que coincida</text:p>
                <text:list>
                  <text:list-item>
                    <text:p text:style-name="P252">lista vacia</text:p>
                  </text:list-item>
                  <text:list-item>
                    <text:p text:style-name="P252">informar lista vacia</text:p>
                  </text:list-item>
                </text:list>
              </text:list-item>
              <text:list-item>
                <text:p text:style-name="P249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7.A7" table:number-columns-spanned="2" office:value-type="string">
            <text:p text:style-name="P245">Información para los pasos:</text:p>
            <text:p text:style-name="P246">4. <text:span text:style-name="T52">cuotas </text:span><text:span text:style-name="T53">restantes</text:span></text:p>
          </table:table-cell>
          <table:covered-table-cell/>
        </table:table-row>
        <table:table-row>
          <table:table-cell table:style-name="Table27.A1" table:number-columns-spanned="6" office:value-type="string">
            <text:p text:style-name="P238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4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4T14:43:36.628017420</meta:creation-date>
    <dc:date>2025-10-27T15:59:08.815125749</dc:date>
    <meta:editing-duration>PT2H32M57S</meta:editing-duration>
    <meta:editing-cycles>46</meta:editing-cycles>
    <meta:generator>LibreOffice/25.2.3.2$Linux_X86_64 LibreOffice_project/520$Build-2</meta:generator>
    <meta:document-statistic meta:table-count="26" meta:image-count="0" meta:object-count="0" meta:page-count="26" meta:paragraph-count="778" meta:word-count="2796" meta:character-count="19232" meta:non-whitespace-character-count="16734"/>
  </office:meta>
</office:document-meta>
</file>